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0240000002BCF7A34006E75D07C.png" manifest:media-type="image/png"/>
  <manifest:file-entry manifest:full-path="Pictures/10000201000000310000002BF18A3B63E86D0797.png" manifest:media-type="image/png"/>
  <manifest:file-entry manifest:full-path="Pictures/10000201000000210000002B230ED1F797AD436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Consolas" svg:font-family="Consolas" style:font-adornments="Standard" style:font-family-generic="modern" style:font-pitch="fixed"/>
    <style:font-face style:name="Courier New" svg:font-family="'Courier New'"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Ink Free" svg:font-family="'Ink Free'" style:font-adornments="Normale"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Table19" style:family="table">
      <style:table-properties style:width="19.001cm" table:align="margins"/>
    </style:style>
    <style:style style:name="Table19.A" style:family="table-column">
      <style:table-column-properties style:column-width="13.391cm" style:rel-column-width="46188*"/>
    </style:style>
    <style:style style:name="Table19.B" style:family="table-column">
      <style:table-column-properties style:column-width="5.609cm" style:rel-column-width="19347*"/>
    </style:style>
    <style:style style:name="Table19.A1" style:family="table-cell">
      <style:table-cell-properties style:writing-mode="page"/>
    </style:style>
    <style:style style:name="Table49" style:family="table">
      <style:table-properties style:width="5.309cm" fo:break-before="auto" fo:break-after="auto" table:align="right" fo:keep-with-next="auto" style:may-break-between-rows="true" table:border-model="collapsing"/>
    </style:style>
    <style:style style:name="Table49.A" style:family="table-column">
      <style:table-column-properties style:column-width="0.699cm"/>
    </style:style>
    <style:style style:name="Table49.B" style:family="table-column">
      <style:table-column-properties style:column-width="4.611cm"/>
    </style:style>
    <style:style style:name="Table49.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49.B1" style:family="table-cell">
      <style:table-cell-properties fo:background-color="transparent" fo:padding="0cm" fo:border="0.05pt solid #cccccc" style:writing-mode="page">
        <style:background-image/>
      </style:table-cell-properties>
    </style:style>
    <style:style style:name="Table49.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49.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49.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49.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49.12" style:family="table-row">
      <style:table-row-properties fo:keep-together="auto"/>
    </style:style>
    <style:style style:name="Table1" style:family="table">
      <style:table-properties style:width="19.001cm" table:align="margins" style:may-break-between-rows="false"/>
    </style:style>
    <style:style style:name="Table1.A" style:family="table-column">
      <style:table-column-properties style:column-width="9.5cm" style:rel-column-width="32767*"/>
    </style:style>
    <style:style style:name="Table1.B" style:family="table-column">
      <style:table-column-properties style:column-width="9.5cm" style:rel-column-width="32768*"/>
    </style:style>
    <style:style style:name="Table1.A1" style:family="table-cell">
      <style:table-cell-properties fo:padding="0.199cm" fo:border="0.05pt solid #cccccc" style:writing-mode="page"/>
    </style:style>
    <style:style style:name="Table1.A2" style:family="table-cell">
      <style:table-cell-properties fo:padding="0.199cm" fo:border-left="0.05pt solid #cccccc" fo:border-right="none" fo:border-top="none" fo:border-bottom="0.05pt solid #cccccc" style:writing-mode="page"/>
    </style:style>
    <style:style style:name="Table1.B2" style:family="table-cell">
      <style:table-cell-properties fo:padding="0.199cm" fo:border-left="0.05pt solid #cccccc" fo:border-right="0.05pt solid #cccccc" fo:border-top="none" fo:border-bottom="0.05pt solid #cccccc" style:writing-mode="page"/>
    </style:style>
    <style:style style:name="Table50" style:family="table">
      <style:table-properties style:width="19.001cm" table:align="margins"/>
    </style:style>
    <style:style style:name="Table50.A" style:family="table-column">
      <style:table-column-properties style:column-width="13.391cm" style:rel-column-width="46188*"/>
    </style:style>
    <style:style style:name="Table50.B" style:family="table-column">
      <style:table-column-properties style:column-width="5.609cm" style:rel-column-width="19347*"/>
    </style:style>
    <style:style style:name="Table50.A1" style:family="table-cell">
      <style:table-cell-properties style:writing-mode="page"/>
    </style:style>
    <style:style style:name="Table51" style:family="table">
      <style:table-properties style:width="5.309cm" fo:break-before="auto" fo:break-after="auto" table:align="right" fo:keep-with-next="auto" style:may-break-between-rows="true" table:border-model="collapsing"/>
    </style:style>
    <style:style style:name="Table51.A" style:family="table-column">
      <style:table-column-properties style:column-width="0.699cm"/>
    </style:style>
    <style:style style:name="Table51.B" style:family="table-column">
      <style:table-column-properties style:column-width="4.611cm"/>
    </style:style>
    <style:style style:name="Table51.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51.B1" style:family="table-cell">
      <style:table-cell-properties fo:background-color="transparent" fo:padding="0cm" fo:border="0.05pt solid #cccccc" style:writing-mode="page">
        <style:background-image/>
      </style:table-cell-properties>
    </style:style>
    <style:style style:name="Table51.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51.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51.3" style:family="table-row">
      <style:table-row-properties fo:keep-together="auto"/>
    </style:style>
    <style:style style:name="Table51.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51.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24" style:family="table">
      <style:table-properties style:width="19.001cm" table:align="margins" style:may-break-between-rows="false"/>
    </style:style>
    <style:style style:name="Table24.A" style:family="table-column">
      <style:table-column-properties style:column-width="19.001cm" style:rel-column-width="65535*"/>
    </style:style>
    <style:style style:name="Table24.A1" style:family="table-cell">
      <style:table-cell-properties style:writing-mode="page"/>
    </style:style>
    <style:style style:name="Table25" style:family="table">
      <style:table-properties style:width="19.001cm" table:align="margins"/>
    </style:style>
    <style:style style:name="Table25.A" style:family="table-column">
      <style:table-column-properties style:column-width="13.391cm" style:rel-column-width="46188*"/>
    </style:style>
    <style:style style:name="Table25.B" style:family="table-column">
      <style:table-column-properties style:column-width="5.609cm" style:rel-column-width="19347*"/>
    </style:style>
    <style:style style:name="Table25.A1" style:family="table-cell">
      <style:table-cell-properties style:writing-mode="page"/>
    </style:style>
    <style:style style:name="Table52" style:family="table">
      <style:table-properties style:width="5.309cm" fo:break-before="auto" fo:break-after="auto" table:align="right" fo:keep-with-next="auto" style:may-break-between-rows="true" table:border-model="collapsing"/>
    </style:style>
    <style:style style:name="Table52.A" style:family="table-column">
      <style:table-column-properties style:column-width="0.66cm"/>
    </style:style>
    <style:style style:name="Table52.B" style:family="table-column">
      <style:table-column-properties style:column-width="4.65cm"/>
    </style:style>
    <style:style style:name="Table52.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52.B1" style:family="table-cell">
      <style:table-cell-properties fo:background-color="transparent" fo:padding="0cm" fo:border="0.05pt solid #cccccc" style:writing-mode="page">
        <style:background-image/>
      </style:table-cell-properties>
    </style:style>
    <style:style style:name="Table52.2" style:family="table-row">
      <style:table-row-properties fo:keep-together="auto"/>
    </style:style>
    <style:style style:name="Table52.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52.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52.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52.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34" style:family="table">
      <style:table-properties style:width="19.001cm" table:align="margins" style:may-break-between-rows="false"/>
    </style:style>
    <style:style style:name="Table34.A" style:family="table-column">
      <style:table-column-properties style:column-width="10.001cm" style:rel-column-width="34495*"/>
    </style:style>
    <style:style style:name="Table34.B" style:family="table-column">
      <style:table-column-properties style:column-width="8.999cm" style:rel-column-width="31040*"/>
    </style:style>
    <style:style style:name="Table34.A1" style:family="table-cell">
      <style:table-cell-properties style:writing-mode="page"/>
    </style:style>
    <style:style style:name="Table36" style:family="table">
      <style:table-properties style:width="5.001cm" fo:margin-top="0cm" fo:margin-bottom="0.3cm" fo:break-before="auto" fo:break-after="auto" table:align="right" fo:keep-with-next="auto" style:may-break-between-rows="false" table:border-model="collapsing"/>
    </style:style>
    <style:style style:name="Table36.A" style:family="table-column">
      <style:table-column-properties style:column-width="2.499cm"/>
    </style:style>
    <style:style style:name="Table36.B" style:family="table-column">
      <style:table-column-properties style:column-width="2.501cm"/>
    </style:style>
    <style:style style:name="Table36.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36.B1" style:family="table-cell">
      <style:table-cell-properties fo:background-color="transparent" fo:padding="0cm" fo:border="0.05pt solid #cccccc" style:writing-mode="page">
        <style:background-image/>
      </style:table-cell-properties>
    </style:style>
    <style:style style:name="Table36.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36.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36.3" style:family="table-row">
      <style:table-row-properties fo:keep-together="auto"/>
    </style:style>
    <style:style style:name="Table36.A3"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le36.B3"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le53" style:family="table">
      <style:table-properties style:width="19.001cm" table:align="margins"/>
    </style:style>
    <style:style style:name="Table53.A" style:family="table-column">
      <style:table-column-properties style:column-width="13.391cm" style:rel-column-width="46188*"/>
    </style:style>
    <style:style style:name="Table53.B" style:family="table-column">
      <style:table-column-properties style:column-width="5.609cm" style:rel-column-width="19347*"/>
    </style:style>
    <style:style style:name="Table53.A1" style:family="table-cell">
      <style:table-cell-properties style:writing-mode="page"/>
    </style:style>
    <style:style style:name="Table54" style:family="table">
      <style:table-properties style:width="5.309cm" fo:break-before="auto" fo:break-after="auto" table:align="right" fo:keep-with-next="auto" style:may-break-between-rows="true" table:border-model="collapsing"/>
    </style:style>
    <style:style style:name="Table54.A" style:family="table-column">
      <style:table-column-properties style:column-width="0.699cm"/>
    </style:style>
    <style:style style:name="Table54.B" style:family="table-column">
      <style:table-column-properties style:column-width="4.611cm"/>
    </style:style>
    <style:style style:name="Table54.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54.B1" style:family="table-cell">
      <style:table-cell-properties fo:background-color="transparent" fo:padding="0cm" fo:border="0.05pt solid #cccccc" style:writing-mode="page">
        <style:background-image/>
      </style:table-cell-properties>
    </style:style>
    <style:style style:name="Table54.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54.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54.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54.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54.6" style:family="table-row">
      <style:table-row-properties fo:keep-together="auto"/>
    </style:style>
    <style:style style:name="Table54.A11"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le54.B11"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le28" style:family="table">
      <style:table-properties style:width="19.001cm" fo:break-before="page" table:align="margins" style:may-break-between-rows="false"/>
    </style:style>
    <style:style style:name="Table28.A" style:family="table-column">
      <style:table-column-properties style:column-width="19.001cm" style:rel-column-width="65535*"/>
    </style:style>
    <style:style style:name="Table28.A1" style:family="table-cell">
      <style:table-cell-properties fo:padding="0cm" fo:border="none" style:writing-mode="page"/>
    </style:style>
    <style:style style:name="Table60" style:family="table">
      <style:table-properties style:width="19.001cm" table:align="margins"/>
    </style:style>
    <style:style style:name="Table60.A" style:family="table-column">
      <style:table-column-properties style:column-width="13.391cm" style:rel-column-width="46188*"/>
    </style:style>
    <style:style style:name="Table60.B" style:family="table-column">
      <style:table-column-properties style:column-width="5.609cm" style:rel-column-width="19347*"/>
    </style:style>
    <style:style style:name="Table60.A1" style:family="table-cell">
      <style:table-cell-properties fo:padding="0cm" fo:border="none" style:writing-mode="page"/>
    </style:style>
    <style:style style:name="Table61" style:family="table">
      <style:table-properties style:width="5.309cm" fo:break-before="auto" fo:break-after="auto" table:align="right" fo:keep-with-next="auto" style:may-break-between-rows="true" table:border-model="collapsing"/>
    </style:style>
    <style:style style:name="Table61.A" style:family="table-column">
      <style:table-column-properties style:column-width="0.549cm"/>
    </style:style>
    <style:style style:name="Table61.B" style:family="table-column">
      <style:table-column-properties style:column-width="4.761cm"/>
    </style:style>
    <style:style style:name="Table61.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61.B1" style:family="table-cell">
      <style:table-cell-properties fo:background-color="transparent" fo:padding="0cm" fo:border="0.05pt solid #cccccc" style:writing-mode="page">
        <style:background-image/>
      </style:table-cell-properties>
    </style:style>
    <style:style style:name="Table61.2" style:family="table-row">
      <style:table-row-properties fo:keep-together="auto"/>
    </style:style>
    <style:style style:name="Table61.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61.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61.A3"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le61.B3"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le55" style:family="table">
      <style:table-properties style:width="19.001cm" fo:break-before="auto" fo:break-after="auto" table:align="margins" fo:keep-with-next="auto" style:may-break-between-rows="true" table:border-model="collapsing"/>
    </style:style>
    <style:style style:name="Table55.A" style:family="table-column">
      <style:table-column-properties style:column-width="2.686cm" style:rel-column-width="9265*"/>
    </style:style>
    <style:style style:name="Table55.B" style:family="table-column">
      <style:table-column-properties style:column-width="4.313cm" style:rel-column-width="14874*"/>
    </style:style>
    <style:style style:name="Table55.C" style:family="table-column">
      <style:table-column-properties style:column-width="2cm" style:rel-column-width="6899*"/>
    </style:style>
    <style:style style:name="Table55.H" style:family="table-column">
      <style:table-column-properties style:column-width="2cm" style:rel-column-width="6901*"/>
    </style:style>
    <style:style style:name="Table55.1" style:family="table-row">
      <style:table-row-properties fo:keep-together="auto"/>
    </style:style>
    <style:style style:name="Table55.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55.C1" style:family="table-cell">
      <style:table-cell-properties fo:background-color="transparent" fo:padding="0cm" fo:border="0.05pt solid #cccccc" style:writing-mode="page">
        <style:background-image/>
      </style:table-cell-properties>
    </style:style>
    <style:style style:name="Table55.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55.C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20" style:family="table">
      <style:table-properties style:width="19.001cm" table:align="margins"/>
    </style:style>
    <style:style style:name="Table20.A" style:family="table-column">
      <style:table-column-properties style:column-width="13.391cm" style:rel-column-width="46188*"/>
    </style:style>
    <style:style style:name="Table20.B" style:family="table-column">
      <style:table-column-properties style:column-width="5.609cm" style:rel-column-width="19347*"/>
    </style:style>
    <style:style style:name="Table20.A1" style:family="table-cell">
      <style:table-cell-properties style:writing-mode="page"/>
    </style:style>
    <style:style style:name="Table21" style:family="table">
      <style:table-properties style:width="5.309cm" fo:break-before="auto" fo:break-after="auto" table:align="right" fo:keep-with-next="auto" style:may-break-between-rows="true" table:border-model="collapsing"/>
    </style:style>
    <style:style style:name="Table21.A" style:family="table-column">
      <style:table-column-properties style:column-width="0.699cm"/>
    </style:style>
    <style:style style:name="Table21.B" style:family="table-column">
      <style:table-column-properties style:column-width="4.611cm"/>
    </style:style>
    <style:style style:name="Table21.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21.B1" style:family="table-cell">
      <style:table-cell-properties fo:background-color="transparent" fo:padding="0cm" fo:border="0.05pt solid #cccccc" style:writing-mode="page">
        <style:background-image/>
      </style:table-cell-properties>
    </style:style>
    <style:style style:name="Table21.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21.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21.3" style:family="table-row">
      <style:table-row-properties fo:keep-together="auto"/>
    </style:style>
    <style:style style:name="Table21.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21.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26" style:family="table">
      <style:table-properties style:width="19.001cm" table:align="margins" style:may-break-between-rows="false"/>
    </style:style>
    <style:style style:name="Table26.A" style:family="table-column">
      <style:table-column-properties style:column-width="13.391cm" style:rel-column-width="46188*"/>
    </style:style>
    <style:style style:name="Table26.B" style:family="table-column">
      <style:table-column-properties style:column-width="5.609cm" style:rel-column-width="19347*"/>
    </style:style>
    <style:style style:name="Table26.A1" style:family="table-cell">
      <style:table-cell-properties fo:padding="0cm" fo:border="none" style:writing-mode="page"/>
    </style:style>
    <style:style style:name="Table27" style:family="table">
      <style:table-properties style:width="5.611cm" fo:break-before="auto" fo:break-after="auto" table:align="margins" fo:keep-with-next="auto" style:may-break-between-rows="true" table:border-model="collapsing"/>
    </style:style>
    <style:style style:name="Table27.A" style:family="table-column">
      <style:table-column-properties style:column-width="0.699cm" style:rel-column-width="8160*"/>
    </style:style>
    <style:style style:name="Table27.B" style:family="table-column">
      <style:table-column-properties style:column-width="4.912cm" style:rel-column-width="57375*"/>
    </style:style>
    <style:style style:name="Table27.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27.B1" style:family="table-cell">
      <style:table-cell-properties fo:background-color="transparent" fo:padding="0cm" fo:border="0.05pt solid #cccccc" style:writing-mode="page">
        <style:background-image/>
      </style:table-cell-properties>
    </style:style>
    <style:style style:name="Table27.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27.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27.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27.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27.10" style:family="table-row">
      <style:table-row-properties fo:keep-together="auto"/>
    </style:style>
    <style:style style:name="Table27.A19"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le27.B19"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le14" style:family="table">
      <style:table-properties style:width="3.995cm" fo:break-before="auto" fo:break-after="auto" table:align="left" fo:keep-with-next="auto" style:may-break-between-rows="true" table:border-model="collapsing"/>
    </style:style>
    <style:style style:name="Table14.A" style:family="table-column">
      <style:table-column-properties style:column-width="2.699cm"/>
    </style:style>
    <style:style style:name="Table14.B" style:family="table-column">
      <style:table-column-properties style:column-width="1.296cm"/>
    </style:style>
    <style:style style:name="Table14.1" style:family="table-row">
      <style:table-row-properties fo:keep-together="auto"/>
    </style:style>
    <style:style style:name="Table14.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14.B1" style:family="table-cell">
      <style:table-cell-properties fo:background-color="transparent" fo:padding="0cm" fo:border="0.05pt solid #cccccc" style:writing-mode="page">
        <style:background-image/>
      </style:table-cell-properties>
    </style:style>
    <style:style style:name="Table14.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14.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14.A3"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le14.B3"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le22" style:family="table">
      <style:table-properties style:width="19.001cm" table:align="margins"/>
    </style:style>
    <style:style style:name="Table22.A" style:family="table-column">
      <style:table-column-properties style:column-width="13.39cm" style:rel-column-width="46182*"/>
    </style:style>
    <style:style style:name="Table22.B" style:family="table-column">
      <style:table-column-properties style:column-width="5.611cm" style:rel-column-width="19353*"/>
    </style:style>
    <style:style style:name="Table22.A1" style:family="table-cell">
      <style:table-cell-properties fo:padding="0cm" fo:border="none" style:writing-mode="page"/>
    </style:style>
    <style:style style:name="Table23" style:family="table">
      <style:table-properties style:width="5.309cm" fo:break-before="auto" fo:break-after="auto" table:align="right" fo:keep-with-next="auto" style:may-break-between-rows="true" table:border-model="collapsing"/>
    </style:style>
    <style:style style:name="Table23.A" style:family="table-column">
      <style:table-column-properties style:column-width="0.699cm"/>
    </style:style>
    <style:style style:name="Table23.B" style:family="table-column">
      <style:table-column-properties style:column-width="4.611cm"/>
    </style:style>
    <style:style style:name="Table23.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23.B1" style:family="table-cell">
      <style:table-cell-properties fo:background-color="transparent" fo:padding="0cm" fo:border="0.05pt solid #cccccc" style:writing-mode="page">
        <style:background-image/>
      </style:table-cell-properties>
    </style:style>
    <style:style style:name="Table23.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23.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23.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23.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23.6" style:family="table-row">
      <style:table-row-properties fo:keep-together="auto"/>
    </style:style>
    <style:style style:name="Tabella11" style:family="table">
      <style:table-properties style:width="19.001cm" fo:break-before="auto" fo:break-after="auto" table:align="margins" fo:keep-with-next="auto" style:may-break-between-rows="true" table:border-model="collapsing"/>
    </style:style>
    <style:style style:name="Tabella11.A" style:family="table-column">
      <style:table-column-properties style:column-width="3.762cm" style:rel-column-width="12976*"/>
    </style:style>
    <style:style style:name="Tabella11.B" style:family="table-column">
      <style:table-column-properties style:column-width="3.237cm" style:rel-column-width="11163*"/>
    </style:style>
    <style:style style:name="Tabella11.C" style:family="table-column">
      <style:table-column-properties style:column-width="2cm" style:rel-column-width="6899*"/>
    </style:style>
    <style:style style:name="Tabella11.H" style:family="table-column">
      <style:table-column-properties style:column-width="2cm" style:rel-column-width="6901*"/>
    </style:style>
    <style:style style:name="Tabella11.1" style:family="table-row">
      <style:table-row-properties fo:keep-together="auto"/>
    </style:style>
    <style:style style:name="Tabella11.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ella11.C1" style:family="table-cell">
      <style:table-cell-properties fo:background-color="transparent" fo:padding="0cm" fo:border="0.05pt solid #cccccc" style:writing-mode="page">
        <style:background-image/>
      </style:table-cell-properties>
    </style:style>
    <style:style style:name="Tabella11.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ella11.C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32" style:family="table">
      <style:table-properties style:width="19.001cm" table:align="margins" style:may-break-between-rows="false"/>
    </style:style>
    <style:style style:name="Table32.A" style:family="table-column">
      <style:table-column-properties style:column-width="6.701cm" style:rel-column-width="23112*"/>
    </style:style>
    <style:style style:name="Table32.B" style:family="table-column">
      <style:table-column-properties style:column-width="6.699cm" style:rel-column-width="23106*"/>
    </style:style>
    <style:style style:name="Table32.C" style:family="table-column">
      <style:table-column-properties style:column-width="5.6cm" style:rel-column-width="19317*"/>
    </style:style>
    <style:style style:name="Table32.A1" style:family="table-cell">
      <style:table-cell-properties fo:padding="0cm" fo:border="none" style:writing-mode="page"/>
    </style:style>
    <style:style style:name="Table35" style:family="table">
      <style:table-properties style:width="5.001cm" fo:margin-top="0cm" fo:margin-bottom="0.199cm" fo:break-before="auto" fo:break-after="auto" table:align="right" fo:keep-with-next="auto" style:may-break-between-rows="false" table:border-model="collapsing"/>
    </style:style>
    <style:style style:name="Table35.A" style:family="table-column">
      <style:table-column-properties style:column-width="2.499cm"/>
    </style:style>
    <style:style style:name="Table35.B" style:family="table-column">
      <style:table-column-properties style:column-width="2.501cm"/>
    </style:style>
    <style:style style:name="Table35.1" style:family="table-row">
      <style:table-row-properties fo:keep-together="auto"/>
    </style:style>
    <style:style style:name="Table35.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35.B1" style:family="table-cell">
      <style:table-cell-properties fo:background-color="transparent" fo:padding="0cm" fo:border="0.05pt solid #cccccc" style:writing-mode="page">
        <style:background-image/>
      </style:table-cell-properties>
    </style:style>
    <style:style style:name="Table35.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35.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35.A3"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le35.B3"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le11" style:family="table">
      <style:table-properties style:width="19.001cm" table:align="margins" style:may-break-between-rows="false"/>
    </style:style>
    <style:style style:name="Table11.A" style:family="table-column">
      <style:table-column-properties style:column-width="13.388cm" style:rel-column-width="46176*"/>
    </style:style>
    <style:style style:name="Table11.B" style:family="table-column">
      <style:table-column-properties style:column-width="5.613cm" style:rel-column-width="19359*"/>
    </style:style>
    <style:style style:name="Table11.A1" style:family="table-cell">
      <style:table-cell-properties fo:padding="0cm" fo:border="none" style:writing-mode="page"/>
    </style:style>
    <style:style style:name="Table12" style:family="table">
      <style:table-properties style:width="5.309cm" fo:margin-left="0.3cm" fo:break-before="auto" fo:break-after="auto" table:align="left" fo:keep-with-next="auto" style:may-break-between-rows="true" table:border-model="collapsing"/>
    </style:style>
    <style:style style:name="Table12.A" style:family="table-column">
      <style:table-column-properties style:column-width="0.699cm"/>
    </style:style>
    <style:style style:name="Table12.B" style:family="table-column">
      <style:table-column-properties style:column-width="4.611cm"/>
    </style:style>
    <style:style style:name="Table12.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12.B1" style:family="table-cell">
      <style:table-cell-properties fo:background-color="transparent" fo:padding="0cm" fo:border="0.05pt solid #cccccc" style:writing-mode="page">
        <style:background-image/>
      </style:table-cell-properties>
    </style:style>
    <style:style style:name="Table12.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12.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12.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12.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12.7" style:family="table-row">
      <style:table-row-properties fo:keep-together="auto"/>
    </style:style>
    <style:style style:name="Table12.A9"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le12.B9"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le8" style:family="table">
      <style:table-properties style:width="19.001cm" table:align="margins" style:may-break-between-rows="true"/>
    </style:style>
    <style:style style:name="Table8.A" style:family="table-column">
      <style:table-column-properties style:column-width="13.388cm" style:rel-column-width="46176*"/>
    </style:style>
    <style:style style:name="Table8.B" style:family="table-column">
      <style:table-column-properties style:column-width="5.613cm" style:rel-column-width="19359*"/>
    </style:style>
    <style:style style:name="Table8.A1" style:family="table-cell">
      <style:table-cell-properties fo:padding="0cm" fo:border="none" style:writing-mode="page"/>
    </style:style>
    <style:style style:name="Table15" style:family="table">
      <style:table-properties style:width="5.309cm" fo:margin-left="0.3cm" fo:break-before="auto" fo:break-after="auto" table:align="left" fo:keep-with-next="auto" style:may-break-between-rows="true" table:border-model="collapsing"/>
    </style:style>
    <style:style style:name="Table15.A" style:family="table-column">
      <style:table-column-properties style:column-width="0.699cm"/>
    </style:style>
    <style:style style:name="Table15.B" style:family="table-column">
      <style:table-column-properties style:column-width="4.611cm"/>
    </style:style>
    <style:style style:name="Table15.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15.B1" style:family="table-cell">
      <style:table-cell-properties fo:background-color="transparent" fo:padding="0cm" fo:border="0.05pt solid #cccccc" style:writing-mode="page">
        <style:background-image/>
      </style:table-cell-properties>
    </style:style>
    <style:style style:name="Table15.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15.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15.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15.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15.10" style:family="table-row">
      <style:table-row-properties fo:keep-together="auto"/>
    </style:style>
    <style:style style:name="Table6" style:family="table">
      <style:table-properties style:width="19.001cm" table:align="margins" style:may-break-between-rows="false"/>
    </style:style>
    <style:style style:name="Table6.A" style:family="table-column">
      <style:table-column-properties style:column-width="9.5cm" style:rel-column-width="32767*"/>
    </style:style>
    <style:style style:name="Table6.B" style:family="table-column">
      <style:table-column-properties style:column-width="9.5cm" style:rel-column-width="32768*"/>
    </style:style>
    <style:style style:name="Table6.A1" style:family="table-cell">
      <style:table-cell-properties fo:padding-left="0cm" fo:padding-right="0.3cm" fo:padding-top="0cm" fo:padding-bottom="0cm" fo:border="none" style:writing-mode="page"/>
    </style:style>
    <style:style style:name="Table16" style:family="table">
      <style:table-properties style:width="19.001cm" table:align="margins" style:may-break-between-rows="false"/>
    </style:style>
    <style:style style:name="Table16.A" style:family="table-column">
      <style:table-column-properties style:column-width="19.001cm" style:rel-column-width="65535*"/>
    </style:style>
    <style:style style:name="Table16.A1" style:family="table-cell">
      <style:table-cell-properties fo:padding="0cm" fo:border="none" style:writing-mode="page"/>
    </style:style>
    <style:style style:name="Table17" style:family="table">
      <style:table-properties style:width="19.001cm" fo:break-before="auto" fo:break-after="auto" table:align="margins" fo:keep-with-next="auto" style:may-break-between-rows="false" table:border-model="collapsing"/>
    </style:style>
    <style:style style:name="Table17.A" style:family="table-column">
      <style:table-column-properties style:column-width="0.7cm" style:rel-column-width="2415*"/>
    </style:style>
    <style:style style:name="Table17.B" style:family="table-column">
      <style:table-column-properties style:column-width="18.3cm" style:rel-column-width="63120*"/>
    </style:style>
    <style:style style:name="Table17.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17.B1" style:family="table-cell">
      <style:table-cell-properties fo:background-color="transparent" fo:padding="0cm" fo:border="0.05pt solid #cccccc" style:writing-mode="page">
        <style:background-image/>
      </style:table-cell-properties>
    </style:style>
    <style:style style:name="Table17.2" style:family="table-row">
      <style:table-row-properties fo:keep-together="auto"/>
    </style:style>
    <style:style style:name="Table17.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17.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5" style:family="table">
      <style:table-properties style:width="19.001cm" fo:break-before="page" table:align="margins" style:may-break-between-rows="false"/>
    </style:style>
    <style:style style:name="Table5.A" style:family="table-column">
      <style:table-column-properties style:column-width="19.001cm" style:rel-column-width="65535*"/>
    </style:style>
    <style:style style:name="Table5.A1" style:family="table-cell">
      <style:table-cell-properties fo:padding-left="0cm" fo:padding-right="0.3cm" fo:padding-top="0cm" fo:padding-bottom="0cm" fo:border="none" style:writing-mode="page"/>
    </style:style>
    <style:style style:name="Table3" style:family="table">
      <style:table-properties style:width="18.701cm" table:align="margins" style:may-break-between-rows="false"/>
    </style:style>
    <style:style style:name="Table3.A" style:family="table-column">
      <style:table-column-properties style:column-width="12.303cm" style:rel-column-width="43115*"/>
    </style:style>
    <style:style style:name="Table3.B" style:family="table-column">
      <style:table-column-properties style:column-width="6.398cm" style:rel-column-width="22420*"/>
    </style:style>
    <style:style style:name="Table3.A1" style:family="table-cell">
      <style:table-cell-properties fo:padding="0cm" fo:border="none" style:writing-mode="page"/>
    </style:style>
    <style:style style:name="Table18" style:family="table">
      <style:table-properties style:width="6.1cm" fo:break-before="auto" fo:break-after="auto" table:align="right" fo:keep-with-next="auto" style:may-break-between-rows="true" table:border-model="collapsing"/>
    </style:style>
    <style:style style:name="Table18.A" style:family="table-column">
      <style:table-column-properties style:column-width="0.758cm"/>
    </style:style>
    <style:style style:name="Table18.B" style:family="table-column">
      <style:table-column-properties style:column-width="5.341cm"/>
    </style:style>
    <style:style style:name="Table18.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18.B1" style:family="table-cell">
      <style:table-cell-properties fo:background-color="transparent" fo:padding="0cm" fo:border="0.05pt solid #cccccc" style:writing-mode="page">
        <style:background-image/>
      </style:table-cell-properties>
    </style:style>
    <style:style style:name="Table18.2" style:family="table-row">
      <style:table-row-properties fo:keep-together="auto"/>
    </style:style>
    <style:style style:name="Table18.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18.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18.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18.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18.A9"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le18.B9"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le56" style:family="table">
      <style:table-properties style:width="18.701cm" fo:break-before="auto" fo:break-after="auto" table:align="margins" fo:keep-with-next="auto" style:may-break-between-rows="true" table:border-model="collapsing"/>
    </style:style>
    <style:style style:name="Table56.A" style:family="table-column">
      <style:table-column-properties style:column-width="3.667cm" style:rel-column-width="12851*"/>
    </style:style>
    <style:style style:name="Table56.B" style:family="table-column">
      <style:table-column-properties style:column-width="3.032cm" style:rel-column-width="10625*"/>
    </style:style>
    <style:style style:name="Table56.C" style:family="table-column">
      <style:table-column-properties style:column-width="2cm" style:rel-column-width="7009*"/>
    </style:style>
    <style:style style:name="Table56.H" style:family="table-column">
      <style:table-column-properties style:column-width="2.002cm" style:rel-column-width="7014*"/>
    </style:style>
    <style:style style:name="Table56.1" style:family="table-row">
      <style:table-row-properties fo:keep-together="auto"/>
    </style:style>
    <style:style style:name="Table56.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56.C1" style:family="table-cell">
      <style:table-cell-properties fo:background-color="transparent" fo:padding="0cm" fo:border="0.05pt solid #cccccc" style:writing-mode="page">
        <style:background-image/>
      </style:table-cell-properties>
    </style:style>
    <style:style style:name="Table56.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56.C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56.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56.C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guildfloor" style:family="table">
      <style:table-properties style:width="19.001cm" table:align="margins"/>
    </style:style>
    <style:style style:name="guildfloor.A" style:family="table-column">
      <style:table-column-properties style:column-width="19.001cm" style:rel-column-width="65535*"/>
    </style:style>
    <style:style style:name="guildfloor.A1" style:family="table-cell">
      <style:table-cell-properties fo:padding="0cm" fo:border="none" style:writing-mode="page"/>
    </style:style>
    <style:style style:name="Table2" style:family="table">
      <style:table-properties style:width="19.001cm" table:align="margins" style:may-break-between-rows="false"/>
    </style:style>
    <style:style style:name="Table2.A" style:family="table-column">
      <style:table-column-properties style:column-width="9.402cm" style:rel-column-width="32426*"/>
    </style:style>
    <style:style style:name="Table2.B" style:family="table-column">
      <style:table-column-properties style:column-width="0.199cm" style:rel-column-width="687*"/>
    </style:style>
    <style:style style:name="Table2.C" style:family="table-column">
      <style:table-column-properties style:column-width="9.4cm" style:rel-column-width="32422*"/>
    </style:style>
    <style:style style:name="Table2.A1" style:family="table-cell">
      <style:table-cell-properties fo:padding="0cm" fo:border="none" style:writing-mode="page"/>
    </style:style>
    <style:style style:name="Table48" style:family="table">
      <style:table-properties style:width="5.001cm" fo:break-before="auto" fo:break-after="auto" table:align="left" fo:keep-with-next="auto" style:may-break-between-rows="true" table:border-model="collapsing"/>
    </style:style>
    <style:style style:name="Table48.A" style:family="table-column">
      <style:table-column-properties style:column-width="2.499cm"/>
    </style:style>
    <style:style style:name="Table48.B" style:family="table-column">
      <style:table-column-properties style:column-width="2.501cm"/>
    </style:style>
    <style:style style:name="Table48.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48.B1" style:family="table-cell">
      <style:table-cell-properties fo:background-color="transparent" fo:padding="0cm" fo:border="0.05pt solid #cccccc" style:writing-mode="page">
        <style:background-image/>
      </style:table-cell-properties>
    </style:style>
    <style:style style:name="Table48.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48.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48.3" style:family="table-row">
      <style:table-row-properties fo:keep-together="auto"/>
    </style:style>
    <style:style style:name="Table48.A3"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le48.B3"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le7" style:family="table">
      <style:table-properties style:width="19.001cm" table:align="margins" style:may-break-between-rows="false"/>
    </style:style>
    <style:style style:name="Table7.A" style:family="table-column">
      <style:table-column-properties style:column-width="7.488cm" style:rel-column-width="25825*"/>
    </style:style>
    <style:style style:name="Table7.B" style:family="table-column">
      <style:table-column-properties style:column-width="11.513cm" style:rel-column-width="39710*"/>
    </style:style>
    <style:style style:name="Table7.A1" style:family="table-cell">
      <style:table-cell-properties fo:padding="0cm" fo:border="none" style:writing-mode="page"/>
    </style:style>
    <style:style style:name="Table7.2" style:family="table-row">
      <style:table-row-properties style:min-row-height="14.975cm"/>
    </style:style>
    <style:style style:name="Table47" style:family="table">
      <style:table-properties style:width="5.001cm" fo:break-before="auto" fo:break-after="auto" table:align="right" fo:keep-with-next="auto" style:may-break-between-rows="true" table:border-model="collapsing"/>
    </style:style>
    <style:style style:name="Table47.A" style:family="table-column">
      <style:table-column-properties style:column-width="2.499cm"/>
    </style:style>
    <style:style style:name="Table47.B" style:family="table-column">
      <style:table-column-properties style:column-width="2.501cm"/>
    </style:style>
    <style:style style:name="Table47.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47.B1" style:family="table-cell">
      <style:table-cell-properties fo:background-color="transparent" fo:padding="0cm" fo:border="0.05pt solid #cccccc" style:writing-mode="page">
        <style:background-image/>
      </style:table-cell-properties>
    </style:style>
    <style:style style:name="Table47.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47.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47.3" style:family="table-row">
      <style:table-row-properties fo:keep-together="auto"/>
    </style:style>
    <style:style style:name="Table47.A3"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le47.B3"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le30" style:family="table">
      <style:table-properties style:width="19.001cm" table:align="margins"/>
    </style:style>
    <style:style style:name="Table30.A" style:family="table-column">
      <style:table-column-properties style:column-width="13.391cm" style:rel-column-width="46188*"/>
    </style:style>
    <style:style style:name="Table30.B" style:family="table-column">
      <style:table-column-properties style:column-width="5.609cm" style:rel-column-width="19347*"/>
    </style:style>
    <style:style style:name="Table30.A1" style:family="table-cell">
      <style:table-cell-properties fo:padding="0cm" fo:border="none" style:writing-mode="page"/>
    </style:style>
    <style:style style:name="Table31" style:family="table">
      <style:table-properties style:width="5.309cm" fo:break-before="auto" fo:break-after="auto" table:align="right" fo:keep-with-next="auto" style:may-break-between-rows="true" table:border-model="collapsing"/>
    </style:style>
    <style:style style:name="Table31.A" style:family="table-column">
      <style:table-column-properties style:column-width="0.699cm"/>
    </style:style>
    <style:style style:name="Table31.B" style:family="table-column">
      <style:table-column-properties style:column-width="4.611cm"/>
    </style:style>
    <style:style style:name="Table31.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31.B1" style:family="table-cell">
      <style:table-cell-properties fo:background-color="transparent" fo:padding="0cm" fo:border="0.05pt solid #cccccc" style:writing-mode="page">
        <style:background-image/>
      </style:table-cell-properties>
    </style:style>
    <style:style style:name="Table31.2" style:family="table-row">
      <style:table-row-properties fo:keep-together="auto"/>
    </style:style>
    <style:style style:name="Table31.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31.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31.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31.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31.A19"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le31.B19"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le57" style:family="table">
      <style:table-properties style:width="19.001cm" fo:break-before="auto" fo:break-after="auto" table:align="margins" fo:keep-with-next="auto" style:may-break-between-rows="true" table:border-model="collapsing"/>
    </style:style>
    <style:style style:name="Table57.A" style:family="table-column">
      <style:table-column-properties style:column-width="3.762cm" style:rel-column-width="12976*"/>
    </style:style>
    <style:style style:name="Table57.B" style:family="table-column">
      <style:table-column-properties style:column-width="3.237cm" style:rel-column-width="11163*"/>
    </style:style>
    <style:style style:name="Table57.C" style:family="table-column">
      <style:table-column-properties style:column-width="2cm" style:rel-column-width="6899*"/>
    </style:style>
    <style:style style:name="Table57.H" style:family="table-column">
      <style:table-column-properties style:column-width="2cm" style:rel-column-width="6901*"/>
    </style:style>
    <style:style style:name="Table57.1" style:family="table-row">
      <style:table-row-properties fo:keep-together="auto"/>
    </style:style>
    <style:style style:name="Table57.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57.C1" style:family="table-cell">
      <style:table-cell-properties fo:background-color="transparent" fo:padding="0cm" fo:border="0.05pt solid #cccccc" style:writing-mode="page">
        <style:background-image/>
      </style:table-cell-properties>
    </style:style>
    <style:style style:name="Table57.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57.C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57.A3"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le57.B3"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le41" style:family="table">
      <style:table-properties style:width="19.001cm" table:align="margins" style:may-break-between-rows="false"/>
    </style:style>
    <style:style style:name="Table41.A" style:family="table-column">
      <style:table-column-properties style:column-width="14cm" style:rel-column-width="48287*"/>
    </style:style>
    <style:style style:name="Table41.B" style:family="table-column">
      <style:table-column-properties style:column-width="5.001cm" style:rel-column-width="17248*"/>
    </style:style>
    <style:style style:name="Table41.A1" style:family="table-cell">
      <style:table-cell-properties style:writing-mode="page"/>
    </style:style>
    <style:style style:name="Table42" style:family="table">
      <style:table-properties style:width="5.002cm" fo:break-before="auto" fo:break-after="auto" table:align="margins" fo:keep-with-next="auto" style:may-break-between-rows="true" table:border-model="collapsing"/>
    </style:style>
    <style:style style:name="Table42.A" style:family="table-column">
      <style:table-column-properties style:column-width="2.501cm" style:rel-column-width="32767*"/>
    </style:style>
    <style:style style:name="Table42.B" style:family="table-column">
      <style:table-column-properties style:column-width="2.501cm" style:rel-column-width="32768*"/>
    </style:style>
    <style:style style:name="Table42.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42.B1" style:family="table-cell">
      <style:table-cell-properties fo:background-color="transparent" fo:padding="0cm" fo:border="0.05pt solid #cccccc" style:writing-mode="page">
        <style:background-image/>
      </style:table-cell-properties>
    </style:style>
    <style:style style:name="Table42.2" style:family="table-row">
      <style:table-row-properties fo:keep-together="auto"/>
    </style:style>
    <style:style style:name="Table42.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42.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42.A3"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le42.B3"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ella1" style:family="table">
      <style:table-properties style:width="19.001cm" fo:break-before="auto" fo:break-after="auto" table:align="margins" fo:keep-with-next="auto" style:may-break-between-rows="false" table:border-model="collapsing"/>
    </style:style>
    <style:style style:name="Tabella1.A" style:family="table-column">
      <style:table-column-properties style:column-width="4.75cm" style:rel-column-width="16384*"/>
    </style:style>
    <style:style style:name="Tabella1.B" style:family="table-column">
      <style:table-column-properties style:column-width="4.75cm" style:rel-column-width="16383*"/>
    </style:style>
    <style:style style:name="Tabella1.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ella1.D1" style:family="table-cell">
      <style:table-cell-properties fo:background-color="transparent" fo:padding="0cm" fo:border="0.05pt solid #cccccc" style:writing-mode="page">
        <style:background-image/>
      </style:table-cell-properties>
    </style:style>
    <style:style style:name="Tabella1.2" style:family="table-row">
      <style:table-row-properties fo:keep-together="auto"/>
    </style:style>
    <style:style style:name="Tabella1.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ella1.D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ella1.A3"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ella1.D3"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ella2" style:family="table">
      <style:table-properties style:width="19.001cm" fo:break-before="auto" fo:break-after="auto" table:align="margins" fo:keep-with-next="auto" style:may-break-between-rows="true" table:border-model="collapsing"/>
    </style:style>
    <style:style style:name="Tabella2.A" style:family="table-column">
      <style:table-column-properties style:column-width="3cm" style:rel-column-width="10348*"/>
    </style:style>
    <style:style style:name="Tabella2.D" style:family="table-column">
      <style:table-column-properties style:column-width="9.999cm" style:rel-column-width="34491*"/>
    </style:style>
    <style:style style:name="Tabella2.1" style:family="table-row">
      <style:table-row-properties fo:keep-together="auto"/>
    </style:style>
    <style:style style:name="Tabella2.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ella2.C1" style:family="table-cell">
      <style:table-cell-properties fo:background-color="transparent" fo:padding="0cm" fo:border="0.05pt solid #cccccc" style:writing-mode="page">
        <style:background-image/>
      </style:table-cell-properties>
    </style:style>
    <style:style style:name="Tabella2.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ella2.C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ella2.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ella2.C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ella2.A5"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ella2.C5"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ella3" style:family="table">
      <style:table-properties style:width="19.001cm" fo:break-before="auto" fo:break-after="auto" table:align="margins" fo:keep-with-next="auto" style:may-break-between-rows="false" table:border-model="collapsing"/>
    </style:style>
    <style:style style:name="Tabella3.A" style:family="table-column">
      <style:table-column-properties style:column-width="3cm" style:rel-column-width="10348*"/>
    </style:style>
    <style:style style:name="Tabella3.D" style:family="table-column">
      <style:table-column-properties style:column-width="9.999cm" style:rel-column-width="34491*"/>
    </style:style>
    <style:style style:name="Tabella3.1" style:family="table-row">
      <style:table-row-properties fo:keep-together="auto"/>
    </style:style>
    <style:style style:name="Tabella3.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ella3.C1" style:family="table-cell">
      <style:table-cell-properties fo:background-color="transparent" fo:padding="0cm" fo:border="0.05pt solid #cccccc" style:writing-mode="page">
        <style:background-image/>
      </style:table-cell-properties>
    </style:style>
    <style:style style:name="Tabella3.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ella3.C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ella3.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ella3.C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ella3.A5"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ella3.C5"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le43" style:family="table">
      <style:table-properties style:width="19.001cm" table:align="margins" style:may-break-between-rows="false"/>
    </style:style>
    <style:style style:name="Table43.A" style:family="table-column">
      <style:table-column-properties style:column-width="14cm" style:rel-column-width="48287*"/>
    </style:style>
    <style:style style:name="Table43.B" style:family="table-column">
      <style:table-column-properties style:column-width="5.001cm" style:rel-column-width="17248*"/>
    </style:style>
    <style:style style:name="Table43.A1" style:family="table-cell">
      <style:table-cell-properties style:writing-mode="page"/>
    </style:style>
    <style:style style:name="Table44" style:family="table">
      <style:table-properties style:width="5.002cm" fo:break-before="auto" fo:break-after="auto" table:align="margins" fo:keep-with-next="auto" style:may-break-between-rows="true" table:border-model="collapsing"/>
    </style:style>
    <style:style style:name="Table44.A" style:family="table-column">
      <style:table-column-properties style:column-width="2.501cm" style:rel-column-width="32767*"/>
    </style:style>
    <style:style style:name="Table44.B" style:family="table-column">
      <style:table-column-properties style:column-width="2.501cm" style:rel-column-width="32768*"/>
    </style:style>
    <style:style style:name="Table44.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44.B1" style:family="table-cell">
      <style:table-cell-properties fo:background-color="transparent" fo:padding="0cm" fo:border="0.05pt solid #cccccc" style:writing-mode="page">
        <style:background-image/>
      </style:table-cell-properties>
    </style:style>
    <style:style style:name="Table44.2" style:family="table-row">
      <style:table-row-properties fo:keep-together="auto"/>
    </style:style>
    <style:style style:name="Table44.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44.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44.A3"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le44.B3"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ella6" style:family="table">
      <style:table-properties style:width="19.001cm" fo:break-before="auto" fo:break-after="auto" table:align="margins" fo:keep-with-next="auto" style:may-break-between-rows="true" table:border-model="collapsing"/>
    </style:style>
    <style:style style:name="Tabella6.A" style:family="table-column">
      <style:table-column-properties style:column-width="4.748cm" style:rel-column-width="16377*"/>
    </style:style>
    <style:style style:name="Tabella6.C" style:family="table-column">
      <style:table-column-properties style:column-width="4.752cm" style:rel-column-width="16389*"/>
    </style:style>
    <style:style style:name="Tabella6.D" style:family="table-column">
      <style:table-column-properties style:column-width="4.752cm" style:rel-column-width="16392*"/>
    </style:style>
    <style:style style:name="Tabella6.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ella6.C1" style:family="table-cell">
      <style:table-cell-properties fo:background-color="transparent" fo:padding="0cm" fo:border="0.05pt solid #cccccc" style:writing-mode="page">
        <style:background-image/>
      </style:table-cell-properties>
    </style:style>
    <style:style style:name="Tabella6.2" style:family="table-row">
      <style:table-row-properties fo:keep-together="auto"/>
    </style:style>
    <style:style style:name="Tabella6.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ella6.C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ella6.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ella6.C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ella5" style:family="table">
      <style:table-properties style:width="19.001cm" fo:break-before="auto" fo:break-after="auto" table:align="margins" fo:keep-with-next="auto" style:may-break-between-rows="false" table:border-model="collapsing"/>
    </style:style>
    <style:style style:name="Tabella5.A" style:family="table-column">
      <style:table-column-properties style:column-width="3cm" style:rel-column-width="10348*"/>
    </style:style>
    <style:style style:name="Tabella5.D" style:family="table-column">
      <style:table-column-properties style:column-width="9.999cm" style:rel-column-width="34491*"/>
    </style:style>
    <style:style style:name="Tabella5.1" style:family="table-row">
      <style:table-row-properties fo:keep-together="auto"/>
    </style:style>
    <style:style style:name="Tabella5.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ella5.C1" style:family="table-cell">
      <style:table-cell-properties fo:background-color="transparent" fo:padding="0cm" fo:border="0.05pt solid #cccccc" style:writing-mode="page">
        <style:background-image/>
      </style:table-cell-properties>
    </style:style>
    <style:style style:name="Tabella5.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ella5.C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ella5.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ella5.C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ella4" style:family="table">
      <style:table-properties style:width="19.001cm" fo:break-before="auto" fo:break-after="auto" table:align="margins" fo:keep-with-next="auto" style:may-break-between-rows="true" table:border-model="collapsing"/>
    </style:style>
    <style:style style:name="Tabella4.A" style:family="table-column">
      <style:table-column-properties style:column-width="2.997cm" style:rel-column-width="10336*"/>
    </style:style>
    <style:style style:name="Tabella4.B" style:family="table-column">
      <style:table-column-properties style:column-width="3cm" style:rel-column-width="10348*"/>
    </style:style>
    <style:style style:name="Tabella4.D" style:family="table-column">
      <style:table-column-properties style:column-width="10.003cm" style:rel-column-width="34503*"/>
    </style:style>
    <style:style style:name="Tabella4.1" style:family="table-row">
      <style:table-row-properties fo:keep-together="auto"/>
    </style:style>
    <style:style style:name="Tabella4.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ella4.C1" style:family="table-cell">
      <style:table-cell-properties fo:background-color="transparent" fo:padding="0cm" fo:border="0.05pt solid #cccccc" style:writing-mode="page">
        <style:background-image/>
      </style:table-cell-properties>
    </style:style>
    <style:style style:name="Tabella4.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ella4.C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ella4.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ella4.C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ella4.A5"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ella4.C5"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le45" style:family="table">
      <style:table-properties style:width="19.001cm" table:align="margins" style:may-break-between-rows="false"/>
    </style:style>
    <style:style style:name="Table45.A" style:family="table-column">
      <style:table-column-properties style:column-width="14cm" style:rel-column-width="48287*"/>
    </style:style>
    <style:style style:name="Table45.B" style:family="table-column">
      <style:table-column-properties style:column-width="5.001cm" style:rel-column-width="17248*"/>
    </style:style>
    <style:style style:name="Table45.A1" style:family="table-cell">
      <style:table-cell-properties style:writing-mode="page"/>
    </style:style>
    <style:style style:name="Table46" style:family="table">
      <style:table-properties style:width="5.002cm" fo:break-before="auto" fo:break-after="auto" table:align="margins" fo:keep-with-next="auto" style:may-break-between-rows="true" table:border-model="collapsing"/>
    </style:style>
    <style:style style:name="Table46.A" style:family="table-column">
      <style:table-column-properties style:column-width="2.501cm" style:rel-column-width="32767*"/>
    </style:style>
    <style:style style:name="Table46.B" style:family="table-column">
      <style:table-column-properties style:column-width="2.501cm" style:rel-column-width="32768*"/>
    </style:style>
    <style:style style:name="Table46.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46.B1" style:family="table-cell">
      <style:table-cell-properties fo:background-color="transparent" fo:padding="0cm" fo:border="0.05pt solid #cccccc" style:writing-mode="page">
        <style:background-image/>
      </style:table-cell-properties>
    </style:style>
    <style:style style:name="Table46.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46.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46.3" style:family="table-row">
      <style:table-row-properties fo:keep-together="auto"/>
    </style:style>
    <style:style style:name="Table46.A3"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le46.B3"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ella8" style:family="table">
      <style:table-properties style:width="19.001cm" fo:break-before="auto" fo:break-after="auto" table:align="margins" fo:keep-with-next="auto" style:may-break-between-rows="true" table:border-model="collapsing"/>
    </style:style>
    <style:style style:name="Tabella8.A" style:family="table-column">
      <style:table-column-properties style:column-width="4.745cm" style:rel-column-width="16365*"/>
    </style:style>
    <style:style style:name="Tabella8.B" style:family="table-column">
      <style:table-column-properties style:column-width="4.748cm" style:rel-column-width="16377*"/>
    </style:style>
    <style:style style:name="Tabella8.C" style:family="table-column">
      <style:table-column-properties style:column-width="4.752cm" style:rel-column-width="16389*"/>
    </style:style>
    <style:style style:name="Tabella8.D" style:family="table-column">
      <style:table-column-properties style:column-width="4.755cm" style:rel-column-width="16404*"/>
    </style:style>
    <style:style style:name="Tabella8.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ella8.C1" style:family="table-cell">
      <style:table-cell-properties fo:background-color="transparent" fo:padding="0cm" fo:border="0.05pt solid #cccccc" style:writing-mode="page">
        <style:background-image/>
      </style:table-cell-properties>
    </style:style>
    <style:style style:name="Tabella8.2" style:family="table-row">
      <style:table-row-properties fo:keep-together="auto"/>
    </style:style>
    <style:style style:name="Tabella8.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ella8.C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ella8.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ella8.C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ella7" style:family="table">
      <style:table-properties style:width="19.001cm" fo:break-before="auto" fo:break-after="auto" table:align="margins" fo:keep-with-next="auto" style:may-break-between-rows="true" table:border-model="collapsing"/>
    </style:style>
    <style:style style:name="Tabella7.A" style:family="table-column">
      <style:table-column-properties style:column-width="3cm" style:rel-column-width="10348*"/>
    </style:style>
    <style:style style:name="Tabella7.D" style:family="table-column">
      <style:table-column-properties style:column-width="9.999cm" style:rel-column-width="34491*"/>
    </style:style>
    <style:style style:name="Tabella7.1" style:family="table-row">
      <style:table-row-properties fo:keep-together="auto"/>
    </style:style>
    <style:style style:name="Tabella7.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ella7.C1" style:family="table-cell">
      <style:table-cell-properties fo:background-color="transparent" fo:padding="0cm" fo:border="0.05pt solid #cccccc" style:writing-mode="page">
        <style:background-image/>
      </style:table-cell-properties>
    </style:style>
    <style:style style:name="Tabella7.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ella7.C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ella7.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ella7.C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ella10" style:family="table">
      <style:table-properties style:width="19.001cm" fo:break-before="auto" fo:break-after="auto" table:align="margins" fo:keep-with-next="auto" style:may-break-between-rows="true" table:border-model="collapsing"/>
    </style:style>
    <style:style style:name="Tabella10.A" style:family="table-column">
      <style:table-column-properties style:column-width="2.999cm" style:rel-column-width="10342*"/>
    </style:style>
    <style:style style:name="Tabella10.B" style:family="table-column">
      <style:table-column-properties style:column-width="3cm" style:rel-column-width="10348*"/>
    </style:style>
    <style:style style:name="Tabella10.D" style:family="table-column">
      <style:table-column-properties style:column-width="10.001cm" style:rel-column-width="34497*"/>
    </style:style>
    <style:style style:name="Tabella10.1" style:family="table-row">
      <style:table-row-properties fo:keep-together="auto"/>
    </style:style>
    <style:style style:name="Tabella10.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ella10.C1" style:family="table-cell">
      <style:table-cell-properties fo:background-color="transparent" fo:padding="0cm" fo:border="0.05pt solid #cccccc" style:writing-mode="page">
        <style:background-image/>
      </style:table-cell-properties>
    </style:style>
    <style:style style:name="Tabella10.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ella10.C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ella10.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ella10.C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ella10.A5"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ella10.C5"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le9" style:family="table">
      <style:table-properties style:width="19.001cm" table:align="margins" style:may-break-between-rows="true"/>
    </style:style>
    <style:style style:name="Table9.A" style:family="table-column">
      <style:table-column-properties style:column-width="13.601cm" style:rel-column-width="46912*"/>
    </style:style>
    <style:style style:name="Table9.B" style:family="table-column">
      <style:table-column-properties style:column-width="5.399cm" style:rel-column-width="18623*"/>
    </style:style>
    <style:style style:name="Table9.A1" style:family="table-cell">
      <style:table-cell-properties fo:padding="0cm" fo:border="none" style:writing-mode="page"/>
    </style:style>
    <style:style style:name="Table33" style:family="table">
      <style:table-properties style:width="19.001cm" table:align="margins" style:may-break-between-rows="false"/>
    </style:style>
    <style:style style:name="Table33.A" style:family="table-column">
      <style:table-column-properties style:column-width="13cm" style:rel-column-width="44837*"/>
    </style:style>
    <style:style style:name="Table33.B" style:family="table-column">
      <style:table-column-properties style:column-width="6.001cm" style:rel-column-width="20698*"/>
    </style:style>
    <style:style style:name="Table33.1" style:family="table-row">
      <style:table-row-properties style:min-row-height="14.288cm"/>
    </style:style>
    <style:style style:name="Table33.A1" style:family="table-cell">
      <style:table-cell-properties fo:padding="0cm" fo:border="none" style:writing-mode="page"/>
    </style:style>
    <style:style style:name="Table10" style:family="table">
      <style:table-properties style:width="5.401cm" fo:break-before="auto" fo:break-after="auto" table:align="margins" fo:keep-with-next="auto" style:may-break-between-rows="false" table:border-model="collapsing"/>
    </style:style>
    <style:style style:name="Table10.A" style:family="table-column">
      <style:table-column-properties style:column-width="0.699cm" style:rel-column-width="8478*"/>
    </style:style>
    <style:style style:name="Table10.B" style:family="table-column">
      <style:table-column-properties style:column-width="4.703cm" style:rel-column-width="57057*"/>
    </style:style>
    <style:style style:name="Table10.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10.B1" style:family="table-cell">
      <style:table-cell-properties fo:background-color="transparent" fo:padding="0cm" fo:border="0.05pt solid #cccccc" style:writing-mode="page">
        <style:background-image/>
      </style:table-cell-properties>
    </style:style>
    <style:style style:name="Table10.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10.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10.3" style:family="table-row">
      <style:table-row-properties fo:keep-together="auto"/>
    </style:style>
    <style:style style:name="Table10.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10.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59" style:family="table">
      <style:table-properties style:width="19.001cm" fo:break-before="auto" fo:break-after="auto" table:align="margins" fo:keep-with-next="auto" style:may-break-between-rows="false" table:border-model="collapsing"/>
    </style:style>
    <style:style style:name="Table59.A" style:family="table-column">
      <style:table-column-properties style:column-width="3.366cm" style:rel-column-width="11607*"/>
    </style:style>
    <style:style style:name="Table59.B" style:family="table-column">
      <style:table-column-properties style:column-width="3.634cm" style:rel-column-width="12532*"/>
    </style:style>
    <style:style style:name="Table59.C" style:family="table-column">
      <style:table-column-properties style:column-width="2cm" style:rel-column-width="6899*"/>
    </style:style>
    <style:style style:name="Table59.H" style:family="table-column">
      <style:table-column-properties style:column-width="2cm" style:rel-column-width="6901*"/>
    </style:style>
    <style:style style:name="Table59.1" style:family="table-row">
      <style:table-row-properties fo:keep-together="auto"/>
    </style:style>
    <style:style style:name="Table59.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59.C1" style:family="table-cell">
      <style:table-cell-properties fo:background-color="transparent" fo:padding="0cm" fo:border="0.05pt solid #cccccc" style:writing-mode="page">
        <style:background-image/>
      </style:table-cell-properties>
    </style:style>
    <style:style style:name="Table59.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59.C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59.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59.C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59.A9"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le59.C9"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le39" style:family="table">
      <style:table-properties style:width="19.001cm" table:align="margins" style:may-break-between-rows="false"/>
    </style:style>
    <style:style style:name="Table39.A" style:family="table-column">
      <style:table-column-properties style:column-width="14cm" style:rel-column-width="48287*"/>
    </style:style>
    <style:style style:name="Table39.B" style:family="table-column">
      <style:table-column-properties style:column-width="5.001cm" style:rel-column-width="17248*"/>
    </style:style>
    <style:style style:name="Table39.A1" style:family="table-cell">
      <style:table-cell-properties style:writing-mode="page"/>
    </style:style>
    <style:style style:name="Table40" style:family="table">
      <style:table-properties style:width="5.002cm" fo:break-before="auto" fo:break-after="auto" table:align="margins" fo:keep-with-next="auto" style:may-break-between-rows="false" table:border-model="collapsing"/>
    </style:style>
    <style:style style:name="Table40.A" style:family="table-column">
      <style:table-column-properties style:column-width="2.501cm" style:rel-column-width="32767*"/>
    </style:style>
    <style:style style:name="Table40.B" style:family="table-column">
      <style:table-column-properties style:column-width="2.501cm" style:rel-column-width="32768*"/>
    </style:style>
    <style:style style:name="Table40.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40.B1" style:family="table-cell">
      <style:table-cell-properties fo:background-color="transparent" fo:padding="0cm" fo:border="0.05pt solid #cccccc" style:writing-mode="page">
        <style:background-image/>
      </style:table-cell-properties>
    </style:style>
    <style:style style:name="Table40.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40.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40.3" style:family="table-row">
      <style:table-row-properties fo:keep-together="auto"/>
    </style:style>
    <style:style style:name="Table40.A3"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le40.B3"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le4" style:family="table">
      <style:table-properties style:width="19.001cm" table:align="margins" style:may-break-between-rows="false"/>
    </style:style>
    <style:style style:name="Table4.A" style:family="table-column">
      <style:table-column-properties style:column-width="12cm" style:rel-column-width="41388*"/>
    </style:style>
    <style:style style:name="Table4.B" style:family="table-column">
      <style:table-column-properties style:column-width="7.001cm" style:rel-column-width="24147*"/>
    </style:style>
    <style:style style:name="Table4.A1" style:family="table-cell">
      <style:table-cell-properties fo:padding-left="0cm" fo:padding-right="0.3cm" fo:padding-top="0cm" fo:padding-bottom="0cm" fo:border="none" style:writing-mode="page"/>
    </style:style>
    <style:style style:name="Table13" style:family="table">
      <style:table-properties style:width="19.001cm" table:align="margins" style:may-break-between-rows="false"/>
    </style:style>
    <style:style style:name="Table13.A" style:family="table-column">
      <style:table-column-properties style:column-width="19.001cm" style:rel-column-width="65535*"/>
    </style:style>
    <style:style style:name="Table13.A1" style:family="table-cell">
      <style:table-cell-properties fo:padding="0cm" fo:border="none" style:writing-mode="page"/>
    </style:style>
    <style:style style:name="Table38" style:family="table">
      <style:table-properties style:width="19.001cm" table:align="margins"/>
    </style:style>
    <style:style style:name="Table38.A" style:family="table-column">
      <style:table-column-properties style:column-width="13.391cm" style:rel-column-width="46188*"/>
    </style:style>
    <style:style style:name="Table38.B" style:family="table-column">
      <style:table-column-properties style:column-width="5.609cm" style:rel-column-width="19347*"/>
    </style:style>
    <style:style style:name="Table38.A1" style:family="table-cell">
      <style:table-cell-properties style:writing-mode="page"/>
    </style:style>
    <style:style style:name="Table62" style:family="table">
      <style:table-properties style:width="5.309cm" fo:break-before="auto" fo:break-after="auto" table:align="right" fo:keep-with-next="auto" style:may-break-between-rows="true" table:border-model="collapsing"/>
    </style:style>
    <style:style style:name="Table62.A" style:family="table-column">
      <style:table-column-properties style:column-width="0.699cm"/>
    </style:style>
    <style:style style:name="Table62.B" style:family="table-column">
      <style:table-column-properties style:column-width="4.611cm"/>
    </style:style>
    <style:style style:name="Table62.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62.B1" style:family="table-cell">
      <style:table-cell-properties fo:background-color="transparent" fo:padding="0cm" fo:border="0.05pt solid #cccccc" style:writing-mode="page">
        <style:background-image/>
      </style:table-cell-properties>
    </style:style>
    <style:style style:name="Table62.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62.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62.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62.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62.4" style:family="table-row">
      <style:table-row-properties fo:keep-together="auto"/>
    </style:style>
    <style:style style:name="Table58" style:family="table">
      <style:table-properties style:width="19.001cm" fo:break-before="auto" fo:break-after="auto" table:align="margins" fo:keep-with-next="auto" style:may-break-between-rows="true" table:border-model="collapsing"/>
    </style:style>
    <style:style style:name="Table58.A" style:family="table-column">
      <style:table-column-properties style:column-width="2.99cm" style:rel-column-width="10312*"/>
    </style:style>
    <style:style style:name="Table58.B" style:family="table-column">
      <style:table-column-properties style:column-width="4.009cm" style:rel-column-width="13828*"/>
    </style:style>
    <style:style style:name="Table58.C" style:family="table-column">
      <style:table-column-properties style:column-width="2cm" style:rel-column-width="6899*"/>
    </style:style>
    <style:style style:name="Table58.H" style:family="table-column">
      <style:table-column-properties style:column-width="2cm" style:rel-column-width="6900*"/>
    </style:style>
    <style:style style:name="Table58.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58.C1" style:family="table-cell">
      <style:table-cell-properties fo:background-color="transparent" fo:padding="0cm" fo:border="0.05pt solid #cccccc" style:writing-mode="page">
        <style:background-image/>
      </style:table-cell-properties>
    </style:style>
    <style:style style:name="Table58.2" style:family="table-row">
      <style:table-row-properties fo:keep-together="auto"/>
    </style:style>
    <style:style style:name="Table58.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58.C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58.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58.C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P1" style:family="paragraph" style:parent-style-name="Table_20_Contents">
      <style:text-properties fo:color="#464453" fo:font-size="11pt" style:font-size-asian="11pt" style:font-size-complex="11pt"/>
    </style:style>
    <style:style style:name="P2" style:family="paragraph" style:parent-style-name="Table_20_Contents">
      <style:paragraph-properties fo:text-align="end" style:justify-single-word="false"/>
      <style:text-properties fo:color="#464453" fo:font-size="10pt" style:font-size-asian="10pt" style:font-size-complex="10pt"/>
    </style:style>
    <style:style style:name="P3" style:family="paragraph" style:parent-style-name="Table_20_Contents">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officeooo:paragraph-rsid="00177e80"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officeooo:paragraph-rsid="002571c5"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Table_20_Contents">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officeooo:rsid="00191d52" officeooo:paragraph-rsid="00191d52"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able_20_Contents">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officeooo:rsid="002571c5" officeooo:paragraph-rsid="002571c5"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able_20_Contents">
      <style:paragraph-properties fo:text-align="center" style:justify-single-word="false"/>
      <style:text-properties fo:color="#464453"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9" style:family="paragraph" style:parent-style-name="Table_20_Contents">
      <style:paragraph-properties fo:text-align="center" style:justify-single-word="false"/>
      <style:text-properties fo:color="#464453" style:text-outline="false" style:text-line-through-style="none" style:text-line-through-type="none" style:font-name="Liberation Serif" fo:font-size="12pt" fo:font-style="normal" fo:text-shadow="none" style:text-underline-style="none" fo:font-weight="bold" officeooo:paragraph-rsid="002571c5" style:font-size-asian="12pt" style:font-style-asian="normal" style:font-weight-asian="bold" style:font-size-complex="12pt" style:font-style-complex="normal" style:font-weight-complex="bold" style:text-overline-style="none" style:text-overline-color="font-color"/>
    </style:style>
    <style:style style:name="P10" style:family="paragraph" style:parent-style-name="Table_20_Contents">
      <style:paragraph-properties fo:text-align="center" style:justify-single-word="false"/>
      <style:text-properties fo:color="#464453" style:text-outline="false" style:text-line-through-style="none" style:text-line-through-type="none" style:font-name="Liberation Serif" fo:font-size="12pt" fo:font-style="normal" fo:text-shadow="none" style:text-underline-style="none" fo:font-weight="bold" officeooo:rsid="00163fb3" officeooo:paragraph-rsid="00177e80" style:font-size-asian="12pt" style:font-style-asian="normal" style:font-weight-asian="bold" style:font-size-complex="12pt" style:font-style-complex="normal" style:font-weight-complex="bold" style:text-overline-style="none" style:text-overline-color="font-color"/>
    </style:style>
    <style:style style:name="P11" style:family="paragraph" style:parent-style-name="Table_20_Contents">
      <style:paragraph-properties fo:text-align="center" style:justify-single-word="false"/>
    </style:style>
    <style:style style:name="P1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able_20_Contents">
      <style:paragraph-properties fo:text-align="start" style:justify-single-word="false"/>
      <style:text-properties fo:color="#0026ff"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able_20_Contents">
      <style:paragraph-properties fo:text-align="start" style:justify-single-word="false"/>
      <style:text-properties fo:color="#b5db98"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fo:color="#001478"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able_20_Contents">
      <style:paragraph-properties fo:text-align="start" style:justify-single-word="false"/>
      <style:text-properties fo:color="#0099ff"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able_20_Contents">
      <style:paragraph-properties fo:text-align="start" style:justify-single-word="false"/>
      <style:text-properties fo:color="#464646"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able_20_Contents">
      <style:paragraph-properties fo:text-align="start" style:justify-single-word="false"/>
      <style:text-properties fo:color="#ffffff"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able_20_Contents">
      <style:paragraph-properties fo:text-align="start" style:justify-single-word="false"/>
      <style:text-properties fo:color="#868686"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able_20_Contents">
      <style:paragraph-properties fo:text-align="start" style:justify-single-word="false"/>
      <style:text-properties fo:color="#d4d4d4"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able_20_Contents">
      <style:paragraph-properties fo:text-align="start" style:justify-single-word="false"/>
      <style:text-properties fo:color="#8539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able_20_Contents">
      <style:paragraph-properties fo:text-align="start" style:justify-single-word="false"/>
      <style:text-properties fo:color="#5d0085"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Standard">
      <style:text-properties fo:language="en" fo:country="US"/>
    </style:style>
    <style:style style:name="P24" style:family="paragraph" style:parent-style-name="Standard">
      <style:paragraph-properties fo:text-align="center" style:justify-single-word="false"/>
      <style:text-properties fo:language="en" fo:country="US"/>
    </style:style>
    <style:style style:name="P25" style:family="paragraph" style:parent-style-name="Standard">
      <style:paragraph-properties fo:text-align="justify" style:justify-single-word="false" fo:hyphenation-ladder-count="no-limit"/>
      <style:text-properties fo:language="en" fo:country="US" fo:hyphenate="true" fo:hyphenation-remain-char-count="2" fo:hyphenation-push-char-count="2"/>
    </style:style>
    <style:style style:name="P26" style:family="paragraph" style:parent-style-name="Standard">
      <style:text-properties officeooo:rsid="002346d1" officeooo:paragraph-rsid="002346d1"/>
    </style:style>
    <style:style style:name="P27" style:family="paragraph" style:parent-style-name="Standard">
      <style:text-properties officeooo:rsid="002346d1" officeooo:paragraph-rsid="00404a34"/>
    </style:style>
    <style:style style:name="P28" style:family="paragraph" style:parent-style-name="Standard">
      <style:text-properties fo:font-style="normal" officeooo:rsid="0023705b" officeooo:paragraph-rsid="0023705b" style:font-style-asian="normal" style:font-style-complex="normal"/>
    </style:style>
    <style:style style:name="P29" style:family="paragraph" style:parent-style-name="Standard">
      <style:text-properties officeooo:rsid="0024c286" officeooo:paragraph-rsid="0024c286"/>
    </style:style>
    <style:style style:name="P30" style:family="paragraph" style:parent-style-name="Standard">
      <style:text-properties officeooo:paragraph-rsid="0026a526"/>
    </style:style>
    <style:style style:name="P31" style:family="paragraph" style:parent-style-name="Standard">
      <style:text-properties officeooo:paragraph-rsid="0027d0c8"/>
    </style:style>
    <style:style style:name="P32" style:family="paragraph" style:parent-style-name="Text_20_body">
      <style:text-properties fo:language="en" fo:country="US"/>
    </style:style>
    <style:style style:name="P33" style:family="paragraph" style:parent-style-name="Text_20_body">
      <style:paragraph-properties fo:text-align="justify" style:justify-single-word="false" fo:hyphenation-ladder-count="no-limit"/>
      <style:text-properties fo:language="en" fo:country="US" fo:hyphenate="true" fo:hyphenation-remain-char-count="2" fo:hyphenation-push-char-count="2"/>
    </style:style>
    <style:style style:name="P34" style:family="paragraph" style:parent-style-name="Text_20_body">
      <style:text-properties fo:language="en" fo:country="US" officeooo:paragraph-rsid="000dc6a3"/>
    </style:style>
    <style:style style:name="P35" style:family="paragraph" style:parent-style-name="Text_20_body">
      <style:text-properties officeooo:paragraph-rsid="000dc6a3"/>
    </style:style>
    <style:style style:name="P36" style:family="paragraph" style:parent-style-name="Text_20_body">
      <style:text-properties officeooo:paragraph-rsid="0026a526"/>
    </style:style>
    <style:style style:name="P37" style:family="paragraph" style:parent-style-name="Text_20_body">
      <style:text-properties officeooo:paragraph-rsid="0037faff"/>
    </style:style>
    <style:style style:name="P38" style:family="paragraph" style:parent-style-name="Text_20_body">
      <style:text-properties officeooo:paragraph-rsid="00399484"/>
    </style:style>
    <style:style style:name="P39" style:family="paragraph" style:parent-style-name="Picture">
      <style:text-properties fo:language="en" fo:country="US"/>
    </style:style>
    <style:style style:name="P40" style:family="paragraph" style:parent-style-name="Picture">
      <style:paragraph-properties fo:text-align="center" style:justify-single-word="false"/>
    </style:style>
    <style:style style:name="P41" style:family="paragraph" style:parent-style-name="Picture">
      <style:paragraph-properties fo:text-align="center" style:justify-single-word="false"/>
      <style:text-properties officeooo:paragraph-rsid="003b8497"/>
    </style:style>
    <style:style style:name="P42" style:family="paragraph" style:parent-style-name="Table_20_Heading">
      <style:paragraph-properties fo:text-align="center" style:justify-single-word="false"/>
      <style:text-properties fo:color="#464453"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43" style:family="paragraph" style:parent-style-name="Table_20_Heading">
      <style:paragraph-properties fo:text-align="center" style:justify-single-word="false"/>
      <style:text-properties fo:color="#464453" style:text-outline="false" style:text-line-through-style="none" style:text-line-through-type="none" style:font-name="Liberation Serif" fo:font-size="12pt" fo:font-style="normal" fo:text-shadow="none" style:text-underline-style="none" fo:font-weight="bold" officeooo:paragraph-rsid="002571c5" style:font-size-asian="12pt" style:font-style-asian="normal" style:font-weight-asian="bold" style:font-size-complex="12pt" style:font-style-complex="normal" style:font-weight-complex="bold" style:text-overline-style="none" style:text-overline-color="font-color"/>
    </style:style>
    <style:style style:name="P44" style:family="paragraph" style:parent-style-name="Standard" style:list-style-name="L1">
      <style:text-properties fo:language="en" fo:country="US"/>
    </style:style>
    <style:style style:name="P45" style:family="paragraph" style:parent-style-name="Standard" style:list-style-name="L6">
      <style:text-properties fo:language="en" fo:country="US"/>
    </style:style>
    <style:style style:name="P46" style:family="paragraph" style:parent-style-name="Standard" style:list-style-name="L2"/>
    <style:style style:name="P47" style:family="paragraph" style:parent-style-name="Standard" style:list-style-name="L3"/>
    <style:style style:name="P48" style:family="paragraph" style:parent-style-name="Standard" style:list-style-name="L4"/>
    <style:style style:name="P49" style:family="paragraph" style:parent-style-name="Standard" style:list-style-name="L5"/>
    <style:style style:name="P50" style:family="paragraph" style:parent-style-name="Standard" style:list-style-name="L7"/>
    <style:style style:name="P51" style:family="paragraph" style:parent-style-name="Standard" style:list-style-name="L8"/>
    <style:style style:name="P52" style:family="paragraph" style:parent-style-name="Heading_20_4">
      <style:text-properties officeooo:paragraph-rsid="000dc6a3"/>
    </style:style>
    <style:style style:name="P53" style:family="paragraph" style:parent-style-name="Heading_20_4">
      <style:text-properties officeooo:paragraph-rsid="0026a526"/>
    </style:style>
    <style:style style:name="P54" style:family="paragraph" style:parent-style-name="Heading_20_4">
      <style:text-properties fo:language="en" fo:country="US"/>
    </style:style>
    <style:style style:name="P55" style:family="paragraph" style:parent-style-name="Heading_20_4">
      <style:paragraph-properties fo:break-before="page"/>
    </style:style>
    <style:style style:name="P56" style:family="paragraph" style:parent-style-name="Heading_20_4">
      <style:paragraph-properties fo:break-before="page"/>
      <style:text-properties fo:language="en" fo:country="US" officeooo:paragraph-rsid="0020360d"/>
    </style:style>
    <style:style style:name="P57" style:family="paragraph" style:parent-style-name="Heading_20_3">
      <style:paragraph-properties fo:break-before="page"/>
    </style:style>
    <style:style style:name="P58" style:family="paragraph" style:parent-style-name="Heading_20_3">
      <style:paragraph-properties fo:break-before="page"/>
      <style:text-properties fo:language="en" fo:country="US"/>
    </style:style>
    <style:style style:name="P59" style:family="paragraph" style:parent-style-name="Heading_20_3">
      <style:paragraph-properties fo:break-before="page"/>
      <style:text-properties fo:language="en" fo:country="US" officeooo:paragraph-rsid="000dc6a3"/>
    </style:style>
    <style:style style:name="P60" style:family="paragraph" style:parent-style-name="Heading_20_1">
      <style:paragraph-properties fo:break-before="page"/>
      <style:text-properties fo:language="en" fo:country="US"/>
    </style:style>
    <style:style style:name="P61" style:family="paragraph" style:parent-style-name="Heading_20_2">
      <style:paragraph-properties fo:break-before="page"/>
      <style:text-properties fo:language="en" fo:country="US"/>
    </style:style>
    <style:style style:name="P62" style:family="paragraph" style:parent-style-name="Heading_20_2" style:list-style-name="">
      <style:paragraph-properties fo:text-align="justify" style:justify-single-word="false" fo:hyphenation-ladder-count="no-limit" fo:break-before="page"/>
      <style:text-properties fo:language="en" fo:country="US" fo:hyphenate="true" fo:hyphenation-remain-char-count="2" fo:hyphenation-push-char-count="2"/>
    </style:style>
    <style:style style:name="P63" style:family="paragraph" style:parent-style-name="Table_20_Contents" style:list-style-name="L9">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4" style:family="paragraph" style:parent-style-name="Table_20_Contents" style:list-style-name="L10">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5" style:family="paragraph" style:parent-style-name="Table_20_Contents" style:list-style-name="L11">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6" style:family="paragraph" style:parent-style-name="Table_20_Contents" style:list-style-name="L12">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7" style:family="paragraph" style:parent-style-name="Table_20_Contents" style:list-style-name="L13">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8" style:family="paragraph" style:parent-style-name="Table_20_Contents" style:list-style-name="L14">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9" style:family="paragraph" style:parent-style-name="Table_20_Contents" style:list-style-name="L15">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0" style:family="paragraph" style:parent-style-name="Table_20_Contents" style:list-style-name="L16">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1" style:family="paragraph" style:parent-style-name="Table_20_Contents" style:list-style-name="L17">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2" style:family="paragraph" style:parent-style-name="Table_20_Contents" style:list-style-name="L18">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3" style:family="paragraph" style:parent-style-name="Table_20_Contents" style:list-style-name="L19">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4" style:family="paragraph" style:parent-style-name="Table_20_Contents" style:list-style-name="L20">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5" style:family="paragraph" style:parent-style-name="Table_20_Contents" style:list-style-name="L21">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6" style:family="paragraph" style:parent-style-name="Table_20_Contents" style:list-style-name="L22">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7" style:family="paragraph" style:parent-style-name="Table_20_Contents" style:list-style-name="L23">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8" style:family="paragraph" style:parent-style-name="Table_20_Contents" style:list-style-name="L24">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9" style:family="paragraph" style:parent-style-name="Table_20_Contents" style:list-style-name="L25">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80" style:family="paragraph" style:parent-style-name="Table_20_Contents" style:list-style-name="L26">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81" style:family="paragraph" style:parent-style-name="Text_20_body">
      <style:paragraph-properties fo:break-before="page"/>
    </style:style>
    <style:style style:name="T1" style:family="text">
      <style:text-properties text:display="none"/>
    </style:style>
    <style:style style:name="T2" style:family="text">
      <style:text-properties fo:color="#648cff"/>
    </style:style>
    <style:style style:name="T3" style:family="text">
      <style:text-properties fo:color="#ffd796"/>
    </style:style>
    <style:style style:name="T4" style:family="text">
      <style:text-properties fo:color="#ffb496"/>
    </style:style>
    <style:style style:name="T5" style:family="text">
      <style:text-properties fo:color="#c8ff96"/>
    </style:style>
    <style:style style:name="T6" style:family="text">
      <style:text-properties fo:color="#ffee99"/>
    </style:style>
    <style:style style:name="T7" style:family="text">
      <style:text-properties officeooo:rsid="002ff1d1"/>
    </style:style>
    <style:style style:name="T8" style:family="text">
      <style:text-properties officeooo:rsid="002feed0"/>
    </style:style>
    <style:style style:name="T9" style:family="text">
      <style:text-properties officeooo:rsid="00177e80"/>
    </style:style>
    <style:style style:name="T10" style:family="text">
      <style:text-properties officeooo:rsid="000c0ead"/>
    </style:style>
    <style:style style:name="T11" style:family="text">
      <style:text-properties officeooo:rsid="0021326f"/>
    </style:style>
    <style:style style:name="T12" style:family="text">
      <style:text-properties officeooo:rsid="002300a5"/>
    </style:style>
    <style:style style:name="T13" style:family="text">
      <style:text-properties officeooo:rsid="0023705b"/>
    </style:style>
    <style:style style:name="T14" style:family="text">
      <style:text-properties officeooo:rsid="002571c5"/>
    </style:style>
    <style:style style:name="T15" style:family="text">
      <style:text-properties officeooo:rsid="001312b8"/>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right" style:horizontal-rel="paragraph" fo:padding-left="0.3cm" fo:padding-right="0cm" fo:padding-top="0cm" fo:padding-bottom="0cm" fo:border="none" style:shadow="none" draw:shadow-opacity="100%"/>
    </style:style>
    <style:style style:name="fr3"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left="0cm" fo:padding-right="0.3cm" fo:padding-top="0cm" fo:padding-bottom="0cm" fo:border="none"/>
    </style:style>
    <style:style style:name="fr4" style:family="graphic" style:parent-style-name="Frame">
      <style:graphic-properties fo:margin-left="0cm" fo:margin-right="0cm" fo:margin-top="0.199cm" fo:margin-bottom="0cm" style:wrap="dynamic" style:number-wrapped-paragraphs="no-limit" style:vertical-pos="top" style:vertical-rel="baseline" style:horizontal-pos="center" style:horizontal-rel="paragraph" fo:padding="0cm" fo:border="none"/>
    </style:style>
    <style:style style:name="fr5" style:family="graphic" style:parent-style-name="Frame">
      <style:graphic-properties fo:margin-left="0.3cm" fo:margin-right="0cm" fo:margin-top="0cm" fo:margin-bottom="0cm" style:wrap="dynamic" style:number-wrapped-paragraphs="no-limit" style:vertical-pos="top" style:vertical-rel="baseline" style:horizontal-pos="center" style:horizontal-rel="paragraph" fo:padding="0cm" fo:border="none"/>
    </style:style>
    <style:style style:name="fr6" style:family="graphic" style:parent-style-name="Frame">
      <style:graphic-properties fo:margin-left="0.3cm" fo:margin-right="0cm" fo:margin-top="0cm" fo:margin-bottom="0cm" style:vertical-pos="top" style:vertical-rel="baseline" style:horizontal-pos="right" style:horizontal-rel="paragraph-content" fo:padding="0cm" fo:border="none"/>
    </style:style>
    <style:style style:name="fr7"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0cm" fo:border="none" style:shadow="none" draw:shadow-opacity="100%" loext:rel-width-rel="paragraph"/>
    </style:style>
    <style:style style:name="fr8"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left="0cm" fo:padding-right="0cm" fo:padding-top="0cm" fo:padding-bottom="0.3cm" fo:border="none"/>
    </style:style>
    <style:style style:name="fr9"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10"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0.06pt solid #eeeeee" loext:rel-width-rel="paragraph"/>
    </style:style>
    <style:style style:name="fr11" style:family="graphic" style:parent-style-name="Frame">
      <style:graphic-properties fo:margin-left="0cm" fo:margin-right="0cm" fo:margin-top="0cm" fo:margin-bottom="0cm" style:wrap="dynamic" style:number-wrapped-paragraphs="no-limit" style:vertical-pos="top" style:vertical-rel="paragraph" style:horizontal-pos="right" style:horizontal-rel="paragraph" fo:padding-left="0.3cm" fo:padding-right="0cm" fo:padding-top="0cm" fo:padding-bottom="0cm" fo:border="none">
        <style:columns fo:column-count="1" fo:column-gap="0cm"/>
      </style:graphic-properties>
    </style:style>
    <style:style style:name="fr12" style:family="graphic" style:parent-style-name="Frame">
      <style:graphic-properties fo:margin-left="0cm" fo:margin-right="0cm" fo:margin-top="0cm" fo:margin-bottom="0cm" style:wrap="dynamic" style:number-wrapped-paragraphs="no-limit" style:vertical-pos="from-top" style:horizontal-pos="center" style:horizontal-rel="paragraph" fo:padding-left="0.3cm" fo:padding-right="0cm" fo:padding-top="0cm" fo:padding-bottom="0cm" fo:border="none"/>
    </style:style>
    <style:style style:name="fr13"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left="0cm" fo:padding-right="0cm" fo:padding-top="0.3cm" fo:padding-bottom="0cm" fo:border="none"/>
    </style:style>
    <style:style style:name="fr14"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0.06pt solid #cccccc"/>
    </style:style>
    <style:style style:name="fr15" style:family="graphic" style:parent-style-name="Frame">
      <style:graphic-properties fo:margin-left="0.3cm" fo:margin-right="0cm" fo:margin-top="0cm" fo:margin-bottom="0cm" style:wrap="dynamic" style:number-wrapped-paragraphs="no-limit" style:vertical-pos="from-top" style:vertical-rel="paragraph" style:horizontal-pos="from-left" style:horizontal-rel="paragraph" fo:padding="0cm" fo:border="none"/>
    </style:style>
    <style:style style:name="fr1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flow-with-text="false" loext:rel-width-rel="paragraph"/>
    </style:style>
    <style:style style:name="fr17"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flow-with-text="false" loext:rel-width-rel="paragraph"/>
    </style:style>
    <style:style style:name="fr18"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flow-with-text="false"/>
    </style:style>
    <style:style style:name="fr1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0"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22"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flow-with-text="false"/>
    </style:style>
    <style:style style:name="fr24" style:family="graphic" style:parent-style-name="Graphics">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flow-with-text="false" loext:rel-width-rel="paragraph"/>
    </style:style>
    <style:style style:name="fr2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Picture"/>
      </text:sequence-decls>
      <text:h text:style-name="P60" text:outline-level="1">Maps of level 6 - Cal</text:h>
      <text:p text:style-name="P32">The city of Cal is built on a plateau, has a circular shape and is surrounded by walls. The east citadel (not shown on the map) <text:s/>allows to enter the city from the east entrance and the two secret doors (1 &amp; 5). The city is divided into four quadrants: the castle to the north-east, the port to the south-east, the market to the north-west, and the boroughs to the south-west. The sewers run underground.</text:p>
      <table:table table:name="Table19" table:style-name="Table19">
        <table:table-column table:style-name="Table19.A"/>
        <table:table-column table:style-name="Table19.B"/>
        <table:table-row>
          <table:table-cell table:style-name="Table19.A1" office:value-type="string">
            <text:p text:style-name="Table_20_Contents"><draw:frame draw:style-name="fr1" draw:name="Frame1" text:anchor-type="as-char" svg:width="13.391cm" draw:z-index="5"><draw:text-box fo:min-height="14.769cm"><text:p text:style-name="Picture"><draw:frame draw:style-name="fr16" draw:name="Image1" text:anchor-type="as-char" svg:width="13.391cm" style:rel-width="100%" svg:height="14.769cm" style:rel-height="scale" draw:z-index="6"><draw:image xlink:href="../../Resources/Levels/Radme/Cal/Blueprints/Global.png" xlink:type="simple" xlink:show="embed" xlink:actuate="onLoad" loext:mime-type="image/png"/></draw:frame><text:span text:style-name="T1"><text:line-break/></text:span>Picture <text:sequence text:ref-name="refPicture0" text:name="Picture" text:formula="ooow:Picture+1" style:num-format="1">1</text:sequence>: City map</text:p></draw:text-box></draw:frame></text:p>
          </table:table-cell>
          <table:table-cell table:style-name="Table19.A1" office:value-type="string">
            <table:table table:name="Table49" table:style-name="Table49">
              <table:table-column table:style-name="Table49.A"/>
              <table:table-column table:style-name="Table49.B"/>
              <table:table-row>
                <table:table-cell table:style-name="Table49.A1" office:value-type="string">
                  <text:p text:style-name="P42">ID</text:p>
                </table:table-cell>
                <table:table-cell table:style-name="Table49.B1" office:value-type="string">
                  <text:p text:style-name="P42">Description</text:p>
                </table:table-cell>
              </table:table-row>
              <table:table-row>
                <table:table-cell table:style-name="Table49.A2" office:value-type="string">
                  <text:p text:style-name="P3">1</text:p>
                </table:table-cell>
                <table:table-cell table:style-name="Table49.B2" office:value-type="string">
                  <text:p text:style-name="P3">Secret entrance</text:p>
                </table:table-cell>
              </table:table-row>
              <table:table-row>
                <table:table-cell table:style-name="Table49.A3" office:value-type="string">
                  <text:p text:style-name="P3">2</text:p>
                </table:table-cell>
                <table:table-cell table:style-name="Table49.B3" office:value-type="string">
                  <text:p text:style-name="P3">Tavern</text:p>
                </table:table-cell>
              </table:table-row>
              <table:table-row>
                <table:table-cell table:style-name="Table49.A2" office:value-type="string">
                  <text:p text:style-name="P3">3</text:p>
                </table:table-cell>
                <table:table-cell table:style-name="Table49.B2" office:value-type="string">
                  <text:p text:style-name="P3">Resistance base</text:p>
                </table:table-cell>
              </table:table-row>
              <table:table-row>
                <table:table-cell table:style-name="Table49.A3" office:value-type="string">
                  <text:p text:style-name="P3">4</text:p>
                </table:table-cell>
                <table:table-cell table:style-name="Table49.B3" office:value-type="string">
                  <text:p text:style-name="P3">Guild of alchemists</text:p>
                </table:table-cell>
              </table:table-row>
              <table:table-row>
                <table:table-cell table:style-name="Table49.A2" office:value-type="string">
                  <text:p text:style-name="P3">5</text:p>
                </table:table-cell>
                <table:table-cell table:style-name="Table49.B2" office:value-type="string">
                  <text:p text:style-name="P3">Secret entrance</text:p>
                </table:table-cell>
              </table:table-row>
              <table:table-row>
                <table:table-cell table:style-name="Table49.A3" office:value-type="string">
                  <text:p text:style-name="P3">6</text:p>
                </table:table-cell>
                <table:table-cell table:style-name="Table49.B3" office:value-type="string">
                  <text:p text:style-name="P3">Barracks</text:p>
                </table:table-cell>
              </table:table-row>
              <table:table-row>
                <table:table-cell table:style-name="Table49.A2" office:value-type="string">
                  <text:p text:style-name="P3">7</text:p>
                </table:table-cell>
                <table:table-cell table:style-name="Table49.B2" office:value-type="string">
                  <text:p text:style-name="P3">Port</text:p>
                </table:table-cell>
              </table:table-row>
              <table:table-row>
                <table:table-cell table:style-name="Table49.A3" office:value-type="string">
                  <text:p text:style-name="P3">8</text:p>
                </table:table-cell>
                <table:table-cell table:style-name="Table49.B3" office:value-type="string">
                  <text:p text:style-name="P3">Market</text:p>
                </table:table-cell>
              </table:table-row>
              <table:table-row>
                <table:table-cell table:style-name="Table49.A2" office:value-type="string">
                  <text:p text:style-name="P3">9</text:p>
                </table:table-cell>
                <table:table-cell table:style-name="Table49.B2" office:value-type="string">
                  <text:p text:style-name="P3">Sewers entrance</text:p>
                </table:table-cell>
              </table:table-row>
              <table:table-row>
                <table:table-cell table:style-name="Table49.A3" office:value-type="string">
                  <text:p text:style-name="P3">10</text:p>
                </table:table-cell>
                <table:table-cell table:style-name="Table49.B3" office:value-type="string">
                  <text:p text:style-name="P3">Castle</text:p>
                </table:table-cell>
              </table:table-row>
              <table:table-row table:style-name="Table49.12">
                <table:table-cell table:style-name="Table49.A2" office:value-type="string">
                  <text:p text:style-name="P22">■</text:p>
                </table:table-cell>
                <table:table-cell table:style-name="Table49.B2" office:value-type="string">
                  <text:p text:style-name="P3">Market</text:p>
                </table:table-cell>
              </table:table-row>
              <table:table-row>
                <table:table-cell table:style-name="Table49.A3" office:value-type="string">
                  <text:p text:style-name="P21">■</text:p>
                </table:table-cell>
                <table:table-cell table:style-name="Table49.B3" office:value-type="string">
                  <text:p text:style-name="P3">Quest</text:p>
                </table:table-cell>
              </table:table-row>
              <table:table-row>
                <table:table-cell table:style-name="Table49.A2" office:value-type="string">
                  <text:p text:style-name="P20">■</text:p>
                </table:table-cell>
                <table:table-cell table:style-name="Table49.B2" office:value-type="string">
                  <text:p text:style-name="P3">Pavement</text:p>
                </table:table-cell>
              </table:table-row>
              <table:table-row>
                <table:table-cell table:style-name="Table49.A3" office:value-type="string">
                  <text:p text:style-name="P19">■</text:p>
                </table:table-cell>
                <table:table-cell table:style-name="Table49.B3" office:value-type="string">
                  <text:p text:style-name="P3">Building</text:p>
                </table:table-cell>
              </table:table-row>
              <table:table-row>
                <table:table-cell table:style-name="Table49.A2" office:value-type="string">
                  <text:p text:style-name="P18">■</text:p>
                </table:table-cell>
                <table:table-cell table:style-name="Table49.B2" office:value-type="string">
                  <text:p text:style-name="P3">Street</text:p>
                </table:table-cell>
              </table:table-row>
              <table:table-row>
                <table:table-cell table:style-name="Table49.A3" office:value-type="string">
                  <text:p text:style-name="P17">■</text:p>
                </table:table-cell>
                <table:table-cell table:style-name="Table49.B3" office:value-type="string">
                  <text:p text:style-name="P3">Wall</text:p>
                </table:table-cell>
              </table:table-row>
              <table:table-row>
                <table:table-cell table:style-name="Table49.A2" office:value-type="string">
                  <text:p text:style-name="P16">■</text:p>
                </table:table-cell>
                <table:table-cell table:style-name="Table49.B2" office:value-type="string">
                  <text:p text:style-name="P3">Water</text:p>
                </table:table-cell>
              </table:table-row>
              <table:table-row>
                <table:table-cell table:style-name="Table49.A3" office:value-type="string">
                  <text:p text:style-name="P15">■</text:p>
                </table:table-cell>
                <table:table-cell table:style-name="Table49.B3" office:value-type="string">
                  <text:p text:style-name="P3">Not explorable</text:p>
                </table:table-cell>
              </table:table-row>
              <table:table-row>
                <table:table-cell table:style-name="Table49.A2" office:value-type="string">
                  <text:p text:style-name="P14">■</text:p>
                </table:table-cell>
                <table:table-cell table:style-name="Table49.B2" office:value-type="string">
                  <text:p text:style-name="P3">Green</text:p>
                </table:table-cell>
              </table:table-row>
            </table:table>
            <text:p text:style-name="Table_20_Contents"/>
          </table:table-cell>
        </table:table-row>
      </table:table>
      <text:h text:style-name="Heading_20_4" text:outline-level="4">Lights</text:h>
      <text:p text:style-name="P23">The city is lit by various torches placed along the streets spreading radial light that excludes the possibility of having dark corners.</text:p>
      <text:p text:style-name="P23">The light used in the torches is RGBA(255, 238, 153, 0.6) <text:span text:style-name="T6">⬛</text:span>.</text:p>
      <text:p text:style-name="P23">While the places of the missions have different colors to focus the player’s attention:</text:p>
      <text:list xml:id="list2607174467" text:style-name="L1">
        <text:list-item>
          <text:p text:style-name="P44">Guild: RGBA(100, 140, 255, 0.6) <text:span text:style-name="T2">⬛</text:span></text:p>
        </text:list-item>
        <text:list-item>
          <text:p text:style-name="P44">Barrack RGBA(255, 215, 150, 0.6) <text:span text:style-name="T3">⬛</text:span></text:p>
        </text:list-item>
        <text:list-item>
          <text:p text:style-name="P44">Port RGBA(255, 180, 150, 0.6) <text:span text:style-name="T4">⬛</text:span></text:p>
        </text:list-item>
        <text:list-item>
          <text:p text:style-name="P44">Fountain RGBA(200, 255, 150, 0.6) <text:span text:style-name="T5">⬛</text:span></text:p>
        </text:list-item>
      </text:list>
      <text:h text:style-name="P62" text:outline-level="2">Event diagram</text:h>
      <text:p text:style-name="P33">The event diagram <text:span text:style-name="T11">shows</text:span> the contents of the level divided per area. <text:span text:style-name="T11">I</text:span>t represents the emotional impact of the different phases of the game in relation to t<text:span text:style-name="T11">heir</text:span> duration. <text:span text:style-name="T11">Even if the areas in the diagram follow the order of the plot from left to right, the armory and the city entrance are side-quest and can be played at any time between the Resistance and the Sewers.</text:span></text:p>
      <text:p text:style-name="P25"><draw:frame draw:style-name="fr1" draw:name="Frame21" text:anchor-type="as-char" svg:width="19.001cm" draw:z-index="50"><draw:text-box fo:min-height="10.054cm"><text:p text:style-name="Picture"><draw:frame draw:style-name="fr16" draw:name="Image45" text:anchor-type="as-char" svg:width="19.001cm" style:rel-width="100%" svg:height="10.054cm" style:rel-height="scale" draw:z-index="51"><draw:image xlink:href="../Event%20Diagram.png" xlink:type="simple" xlink:show="embed" xlink:actuate="onLoad" loext:mime-type="image/png"/></draw:frame><text:span text:style-name="T1"><text:line-break/></text:span>Picture <text:sequence text:ref-name="refPicture1" text:name="Picture" text:formula="ooow:Picture+1" style:num-format="1">2</text:sequence>: Event diagram</text:p></draw:text-box></draw:frame></text:p>
      <text:h text:style-name="P61" text:outline-level="2">Explorable shops with findable objects</text:h>
      <text:p text:style-name="P32">Some buildings in the city have explorable areas to which the team can access from the road. These are shops abandoned since the despair took possession of the city. They are recognizable because they have a semi-open front door. Inside these stores are mainly the rewards of exploration, except for a workshop that contains a tool for a character.</text:p>
      <text:p text:style-name="Standard">For this reason all shops have a standard structure but the decorations and interior furnishings vary to be consistent with the object that the player will find inside.</text:p>
      <text:p text:style-name="Standard">There are 12 shops in the city and in each of these there is one and only one reward:</text:p>
      <text:list xml:id="list39654970" text:style-name="L2">
        <text:list-item>
          <text:p text:style-name="P46">1 of exotic and special clothes:</text:p>
          <text:list>
            <text:list-item>
              <text:p text:style-name="P46">Drop MC (Markl) in the NO sector.</text:p>
            </text:list-item>
          </text:list>
        </text:list-item>
        <text:list-item>
          <text:p text:style-name="P46">3 are small bookshops:</text:p>
          <text:list>
            <text:list-item>
              <text:p text:style-name="P46">Books on ancient civilization (one shop per sector).</text:p>
            </text:list-item>
          </text:list>
        </text:list-item>
        <text:list-item>
          <text:p text:style-name="P46">2 are tool shops:</text:p>
          <text:list>
            <text:list-item>
              <text:p text:style-name="P46">Ancient civilization tools (in SO and SE).</text:p>
            </text:list-item>
          </text:list>
        </text:list-item>
        <text:list-item>
          <text:p text:style-name="P46">3 are pottery shops:</text:p>
          <text:list>
            <text:list-item>
              <text:p text:style-name="P46">Pot, vase and ancient civilization bowl (one shop per sector).</text:p>
            </text:list-item>
          </text:list>
        </text:list-item>
        <text:list-item>
          <text:p text:style-name="P46">1 is an arms shop:</text:p>
          <text:list>
            <text:list-item>
              <text:p text:style-name="P46">Old ancient civilization weapon (sector NO).</text:p>
            </text:list-item>
          </text:list>
        </text:list-item>
        <text:list-item>
          <text:p text:style-name="P46">2 are collectibles shops:</text:p>
          <text:list>
            <text:list-item>
              <text:p text:style-name="P46">Ancient currency (SE sector).</text:p>
            </text:list-item>
            <text:list-item>
              <text:p text:style-name="P46">Ancient parchment (SO sector).</text:p>
            </text:list-item>
          </text:list>
        </text:list-item>
      </text:list>
      <table:table table:name="Table1" table:style-name="Table1">
        <table:table-column table:style-name="Table1.A"/>
        <table:table-column table:style-name="Table1.B"/>
        <table:table-row>
          <table:table-cell table:style-name="Table1.A1" table:number-columns-spanned="2" office:value-type="string">
            <text:p text:style-name="Table_20_Heading">Abandoned shops</text:p>
          </table:table-cell>
          <table:covered-table-cell/>
        </table:table-row>
        <table:table-row>
          <table:table-cell table:style-name="Table1.A2" office:value-type="string">
            <text:p text:style-name="Table_20_Contents"><draw:frame draw:style-name="fr17" draw:name="Image34" text:anchor-type="as-char" svg:width="9.102cm" style:rel-width="100%" svg:height="5.129cm" style:rel-height="scale" draw:z-index="52"><draw:image xlink:href="../../Resources/Levels/Radme/Cal/Blueprints/Abandoned%20shops/dd9932e49bdfabdad3d5b1cbbb1ae838.jpg" xlink:type="simple" xlink:show="embed" xlink:actuate="onLoad" loext:mime-type="image/jpeg"/></draw:frame></text:p>
          </table:table-cell>
          <table:table-cell table:style-name="Table1.B2" office:value-type="string">
            <text:p text:style-name="Table_20_Contents"><draw:frame draw:style-name="fr17" draw:name="Image35" text:anchor-type="as-char" svg:width="9.102cm" style:rel-width="100%" svg:height="5.061cm" style:rel-height="scale" draw:z-index="53"><draw:image xlink:href="../../Resources/Levels/Radme/Cal/Blueprints/Abandoned%20shops/7724f0780160f366298aaba3406fe9b1.jpg" xlink:type="simple" xlink:show="embed" xlink:actuate="onLoad" loext:mime-type="image/jpeg"/></draw:frame></text:p>
          </table:table-cell>
        </table:table-row>
        <table:table-row>
          <table:table-cell table:style-name="Table1.A2" office:value-type="string">
            <text:p text:style-name="Table_20_Contents"><draw:frame draw:style-name="fr17" draw:name="Image36" text:anchor-type="as-char" svg:width="9.102cm" style:rel-width="100%" svg:height="5.42cm" style:rel-height="scale" draw:z-index="54"><draw:image xlink:href="../../Resources/Levels/Radme/Cal/Blueprints/Abandoned%20shops/f9eed119467918fc16f188634a8eebce.jpg" xlink:type="simple" xlink:show="embed" xlink:actuate="onLoad" loext:mime-type="image/jpeg"/></draw:frame></text:p>
          </table:table-cell>
          <table:table-cell table:style-name="Table1.B2" office:value-type="string">
            <text:p text:style-name="Table_20_Contents"><draw:frame draw:style-name="fr17" draw:name="Image37" text:anchor-type="as-char" svg:width="9.102cm" style:rel-width="100%" svg:height="5.59cm" style:rel-height="scale" draw:z-index="55"><draw:image xlink:href="../../Resources/Levels/Radme/Cal/Blueprints/Abandoned%20shops/162a69204c7b9cfcbc913b538cfc2562.jpg" xlink:type="simple" xlink:show="embed" xlink:actuate="onLoad" loext:mime-type="image/jpeg"/></draw:frame></text:p>
          </table:table-cell>
        </table:table-row>
      </table:table>
      <text:p text:style-name="Text_20_body"/>
      <text:h text:style-name="P62" text:outline-level="2">Outside the walls</text:h>
      <text:p text:style-name="P33">Outside the walls there is the east citadel. It is a stronghold built along an uphill path that leads to the walls on the Cal plateau.</text:p>
      <text:h text:style-name="Heading_20_3" text:outline-level="3">East citadel</text:h>
      <text:p text:style-name="Text_20_body">From the external citadel the player can reach the east entrance, the secret door 1 and the secret door 2.</text:p>
      <text:p text:style-name="Standard">The Secret entrance 1 is shown in more detail in the next map, from there the player can reach the city through a puzzle. An iron gate initially lock the road to the east entrance, but it can be open afterwards leaving the city for a secondary mission, using a nearby lever. From the panorama it is possible to get a reword on the top of the tunnel near the start of the citadel.</text:p>
      <table:table table:name="Table50" table:style-name="Table50">
        <table:table-column table:style-name="Table50.A"/>
        <table:table-column table:style-name="Table50.B"/>
        <table:table-row>
          <table:table-cell table:style-name="Table50.A1" office:value-type="string">
            <text:p text:style-name="Table_20_Contents"><draw:frame draw:style-name="fr1" draw:name="Frame35" text:anchor-type="as-char" svg:width="13.391cm" draw:z-index="56"><draw:text-box fo:min-height="13.162cm"><text:p text:style-name="Picture"><draw:frame draw:style-name="fr16" draw:name="Image18" text:anchor-type="as-char" svg:width="13.391cm" style:rel-width="100%" svg:height="13.162cm" style:rel-height="scale" draw:z-index="57"><draw:image xlink:href="../../Resources/Levels/Radme/Cal/Blueprints/Outside%20the%20walls/citadel.png" xlink:type="simple" xlink:show="embed" xlink:actuate="onLoad" loext:mime-type="image/png"/></draw:frame><text:span text:style-name="T1"><text:line-break/></text:span>Picture <text:sequence text:ref-name="refPicture2" text:name="Picture" text:formula="ooow:Picture+1" style:num-format="1">3</text:sequence>: Citadel</text:p></draw:text-box></draw:frame></text:p>
          </table:table-cell>
          <table:table-cell table:style-name="Table50.A1" office:value-type="string">
            <table:table table:name="Table51" table:style-name="Table51">
              <table:table-column table:style-name="Table51.A"/>
              <table:table-column table:style-name="Table51.B"/>
              <table:table-row>
                <table:table-cell table:style-name="Table51.A1" office:value-type="string">
                  <text:p text:style-name="P42">ID</text:p>
                </table:table-cell>
                <table:table-cell table:style-name="Table51.B1" office:value-type="string">
                  <text:p text:style-name="P42">Description</text:p>
                </table:table-cell>
              </table:table-row>
              <table:table-row>
                <table:table-cell table:style-name="Table51.A2" office:value-type="string">
                  <text:p text:style-name="P3"><draw:frame draw:style-name="fr18" draw:name="Image21" text:anchor-type="as-char" svg:width="0.499cm" svg:height="0.499cm" draw:z-index="58"><draw:image xlink:href="../../Resources/Levels/Radme/Cal/Blueprints/icone%20mappa/fenice.png" xlink:type="simple" xlink:show="embed" xlink:actuate="onLoad" loext:mime-type="image/png"/></draw:frame></text:p>
                </table:table-cell>
                <table:table-cell table:style-name="Table51.B2" office:value-type="string">
                  <text:p text:style-name="P3">Phoenix tail</text:p>
                </table:table-cell>
              </table:table-row>
              <table:table-row table:style-name="Table51.3">
                <table:table-cell table:style-name="Table51.A3" office:value-type="string">
                  <text:p text:style-name="P3">♫1</text:p>
                </table:table-cell>
                <table:table-cell table:style-name="Table51.B3" office:value-type="string">
                  <text:p text:style-name="P3">Score: Persian theme [Larghetto].</text:p>
                  <text:p text:style-name="P3">Ambient sounds: wind, rustling of grass, a few crickets.</text:p>
                </table:table-cell>
              </table:table-row>
              <table:table-row table:style-name="Table51.3">
                <table:table-cell table:style-name="Table51.A2" office:value-type="string">
                  <text:p text:style-name="P3">♫2</text:p>
                </table:table-cell>
                <table:table-cell table:style-name="Table51.B2" office:value-type="string">
                  <text:p text:style-name="P3">Boots on pavement</text:p>
                </table:table-cell>
              </table:table-row>
              <table:table-row table:style-name="Table51.3">
                <table:table-cell table:style-name="Table51.A3" office:value-type="string">
                  <text:p text:style-name="P3">♫3</text:p>
                </table:table-cell>
                <table:table-cell table:style-name="Table51.B3" office:value-type="string">
                  <text:p text:style-name="P3">Boots on wood</text:p>
                </table:table-cell>
              </table:table-row>
              <table:table-row table:style-name="Table51.3">
                <table:table-cell table:style-name="Table51.A2" office:value-type="string">
                  <text:p text:style-name="P3">♫4</text:p>
                </table:table-cell>
                <table:table-cell table:style-name="Table51.B2" office:value-type="string">
                  <text:p text:style-name="P3">Door open/close</text:p>
                </table:table-cell>
              </table:table-row>
            </table:table>
            <text:p text:style-name="Table_20_Contents"/>
          </table:table-cell>
        </table:table-row>
      </table:table>
      <text:p text:style-name="Standard"/>
      <text:h text:style-name="P58" text:outline-level="3">The secret entrance 1</text:h>
      <text:p text:style-name="P32"><draw:frame draw:style-name="fr2" draw:name="Frame26" text:anchor-type="paragraph" svg:y="0cm" svg:width="8.999cm" draw:z-index="4"><draw:text-box fo:min-height="7.241cm"><text:p text:style-name="Picture"><draw:frame draw:style-name="fr16" draw:name="Image2" text:anchor-type="as-char" svg:width="8.999cm" style:rel-width="100%" svg:height="7.241cm" style:rel-height="scale" draw:z-index="59"><draw:image xlink:href="../../Resources/Levels/Radme/Cal/Blueprints/Market/Tower/tower.png" xlink:type="simple" xlink:show="embed" xlink:actuate="onLoad" loext:mime-type="image/png"/></draw:frame><text:span text:style-name="T1"><text:line-break/></text:span>Picture <text:sequence text:ref-name="refPicture3" text:name="Picture" text:formula="ooow:Picture+1" style:num-format="1">4</text:sequence>: Detail</text:p></draw:text-box></draw:frame>The passage in the walls was built by the precursors, and is abandoned since their disappearance. From it the team access a small building built within the walls. From the first floor the passage leads to an exit on the city.</text:p>
      <text:p text:style-name="Standard">There are however other rooms that can be explored: it is possible, through a narrow staircase, to access the basement formed by a corridor from which you arrive in several small rooms, all connected to each other and used as warehouses for useful objects guards in case of attacks.</text:p>
      <text:p text:style-name="Standard">On the other hand, if you go south from the entrance you can see a narrow road that leads to a small three-storey tower at the top of which there is an open space where a giant crossbow is anchored and a half-folded bulwark is exposed.</text:p>
      <text:p text:style-name="Standard">If you want to access the city just go up the stairs in the north corner of the entrance hall that lead to the walls from which you can get down taking advantage of the many stalls on the sides of the road.</text:p>
      <table:table table:name="Table24" table:style-name="Table24">
        <table:table-column table:style-name="Table24.A"/>
        <table:table-row>
          <table:table-cell table:style-name="Table24.A1" office:value-type="string">
            <table:table table:name="Table25" table:style-name="Table25">
              <table:table-column table:style-name="Table25.A"/>
              <table:table-column table:style-name="Table25.B"/>
              <table:table-row>
                <table:table-cell table:style-name="Table25.A1" office:value-type="string">
                  <text:p text:style-name="P11"><draw:frame draw:style-name="fr1" draw:name="Frame2" text:anchor-type="as-char" svg:width="10.62cm" draw:z-index="60"><draw:text-box fo:min-height="15.45cm"><text:p text:style-name="Picture"><draw:frame draw:style-name="fr16" draw:name="Image13" text:anchor-type="as-char" svg:width="10.62cm" style:rel-width="100%" svg:height="15.45cm" style:rel-height="scale" draw:z-index="61"><draw:image xlink:href="../../Resources/Levels/Radme/Cal/Blueprints/Outside%20the%20walls/tower.png" xlink:type="simple" xlink:show="embed" xlink:actuate="onLoad" loext:mime-type="image/png"/></draw:frame><text:span text:style-name="T1"><text:line-break/></text:span>Picture <text:sequence text:ref-name="refPicture4" text:name="Picture" text:formula="ooow:Picture+1" style:num-format="1">5</text:sequence>: Tower</text:p></draw:text-box></draw:frame></text:p>
                </table:table-cell>
                <table:table-cell table:style-name="Table25.A1" office:value-type="string">
                  <table:table table:name="Table52" table:style-name="Table52">
                    <table:table-column table:style-name="Table52.A"/>
                    <table:table-column table:style-name="Table52.B"/>
                    <table:table-row>
                      <table:table-cell table:style-name="Table52.A1" office:value-type="string">
                        <text:p text:style-name="P42">ID</text:p>
                      </table:table-cell>
                      <table:table-cell table:style-name="Table52.B1" office:value-type="string">
                        <text:p text:style-name="P42">Description</text:p>
                      </table:table-cell>
                    </table:table-row>
                    <table:table-row table:style-name="Table52.2">
                      <table:table-cell table:style-name="Table52.A2" office:value-type="string">
                        <text:p text:style-name="P3">1</text:p>
                      </table:table-cell>
                      <table:table-cell table:style-name="Table52.B2" office:value-type="string">
                        <text:p text:style-name="P3">Outside walls (0F)</text:p>
                      </table:table-cell>
                    </table:table-row>
                    <table:table-row table:style-name="Table52.2">
                      <table:table-cell table:style-name="Table52.A3" office:value-type="string">
                        <text:p text:style-name="P3">2</text:p>
                      </table:table-cell>
                      <table:table-cell table:style-name="Table52.B3" office:value-type="string">
                        <text:p text:style-name="P3">Entrance of the abandoned tower (0F)</text:p>
                      </table:table-cell>
                    </table:table-row>
                    <table:table-row table:style-name="Table52.2">
                      <table:table-cell table:style-name="Table52.A2" office:value-type="string">
                        <text:p text:style-name="P3">3</text:p>
                      </table:table-cell>
                      <table:table-cell table:style-name="Table52.B2" office:value-type="string">
                        <text:p text:style-name="P3">Bricked up room (0F)</text:p>
                      </table:table-cell>
                    </table:table-row>
                    <table:table-row table:style-name="Table52.2">
                      <table:table-cell table:style-name="Table52.A3" office:value-type="string">
                        <text:p text:style-name="P3">4</text:p>
                      </table:table-cell>
                      <table:table-cell table:style-name="Table52.B3" office:value-type="string">
                        <text:p text:style-name="P3">Shelter (1F)</text:p>
                      </table:table-cell>
                    </table:table-row>
                    <table:table-row table:style-name="Table52.2">
                      <table:table-cell table:style-name="Table52.A2" office:value-type="string">
                        <text:p text:style-name="P3">5</text:p>
                      </table:table-cell>
                      <table:table-cell table:style-name="Table52.B2" office:value-type="string">
                        <text:p text:style-name="P3">Tower roof (2F)</text:p>
                      </table:table-cell>
                    </table:table-row>
                    <table:table-row table:style-name="Table52.2">
                      <table:table-cell table:style-name="Table52.A3" office:value-type="string">
                        <text:p text:style-name="P3">6</text:p>
                      </table:table-cell>
                      <table:table-cell table:style-name="Table52.B3" office:value-type="string">
                        <text:p text:style-name="P3">Road of the walls (0F)</text:p>
                      </table:table-cell>
                    </table:table-row>
                    <table:table-row table:style-name="Table52.2">
                      <table:table-cell table:style-name="Table52.A2" office:value-type="string">
                        <text:p text:style-name="P3">7</text:p>
                      </table:table-cell>
                      <table:table-cell table:style-name="Table52.B2" office:value-type="string">
                        <text:p text:style-name="P3">Void under the walls (-1F)</text:p>
                      </table:table-cell>
                    </table:table-row>
                    <table:table-row table:style-name="Table52.2">
                      <table:table-cell table:style-name="Table52.A3" office:value-type="string">
                        <text:p text:style-name="P3">8</text:p>
                      </table:table-cell>
                      <table:table-cell table:style-name="Table52.B3" office:value-type="string">
                        <text:p text:style-name="P3">Entrance (0F)</text:p>
                      </table:table-cell>
                    </table:table-row>
                    <table:table-row table:style-name="Table52.2">
                      <table:table-cell table:style-name="Table52.A2" office:value-type="string">
                        <text:p text:style-name="P3">9</text:p>
                      </table:table-cell>
                      <table:table-cell table:style-name="Table52.B2" office:value-type="string">
                        <text:p text:style-name="P3">First floor (1F)</text:p>
                      </table:table-cell>
                    </table:table-row>
                    <table:table-row table:style-name="Table52.2">
                      <table:table-cell table:style-name="Table52.A3" office:value-type="string">
                        <text:p text:style-name="P3">10</text:p>
                      </table:table-cell>
                      <table:table-cell table:style-name="Table52.B3" office:value-type="string">
                        <text:p text:style-name="P3">Second floor (2F)</text:p>
                      </table:table-cell>
                    </table:table-row>
                    <table:table-row table:style-name="Table52.2">
                      <table:table-cell table:style-name="Table52.A2" office:value-type="string">
                        <text:p text:style-name="P3">11</text:p>
                      </table:table-cell>
                      <table:table-cell table:style-name="Table52.B2" office:value-type="string">
                        <text:p text:style-name="P3">Tree path (2F)</text:p>
                      </table:table-cell>
                    </table:table-row>
                    <table:table-row table:style-name="Table52.2">
                      <table:table-cell table:style-name="Table52.A3" office:value-type="string">
                        <text:p text:style-name="P3">12</text:p>
                      </table:table-cell>
                      <table:table-cell table:style-name="Table52.B3" office:value-type="string">
                        <text:p text:style-name="P3">External tower roof (3F)</text:p>
                      </table:table-cell>
                    </table:table-row>
                    <table:table-row table:style-name="Table52.2">
                      <table:table-cell table:style-name="Table52.A2" office:value-type="string">
                        <text:p text:style-name="P3"><draw:frame draw:style-name="fr18" draw:name="Image22" text:anchor-type="as-char" svg:width="0.499cm" svg:height="0.499cm" draw:z-index="62"><draw:image xlink:href="../../Resources/Levels/Radme/Cal/Blueprints/icone%20mappa/reward.png" xlink:type="simple" xlink:show="embed" xlink:actuate="onLoad" loext:mime-type="image/png"/></draw:frame></text:p>
                      </table:table-cell>
                      <table:table-cell table:style-name="Table52.B2" office:value-type="string">
                        <text:p text:style-name="P3">Reward</text:p>
                      </table:table-cell>
                    </table:table-row>
                    <table:table-row table:style-name="Table52.2">
                      <table:table-cell table:style-name="Table52.A3" office:value-type="string">
                        <text:p text:style-name="P3">♫1</text:p>
                      </table:table-cell>
                      <table:table-cell table:style-name="Table52.B3" office:value-type="string">
                        <text:p text:style-name="P3">Score: Persian theme [Larghetto].</text:p>
                        <text:p text:style-name="P3">Ambient sounds: wind, rustling of grass, a few crickets.</text:p>
                      </table:table-cell>
                    </table:table-row>
                    <table:table-row table:style-name="Table52.2">
                      <table:table-cell table:style-name="Table52.A2" office:value-type="string">
                        <text:p text:style-name="P3">♫2</text:p>
                      </table:table-cell>
                      <table:table-cell table:style-name="Table52.B2" office:value-type="string">
                        <text:p text:style-name="P3">Ambient sounds: very light wind.</text:p>
                      </table:table-cell>
                    </table:table-row>
                  </table:table>
                  <text:p text:style-name="Table_20_Contents"/>
                </table:table-cell>
              </table:table-row>
            </table:table>
            <text:p text:style-name="P11"/>
          </table:table-cell>
        </table:table-row>
      </table:table>
      <text:h text:style-name="Heading_20_4" text:outline-level="4"><text:soft-page-break/>Ancient puzzle</text:h>
      <text:p text:style-name="Text_20_body">To cross the secret entrance, and access position 2 from 1, it is necessary to solve an ancient puzzle.</text:p>
      <text:p text:style-name="P31">There are 4 concentric circumferences that can be rotated, and 4 quadrants. The goal for the player is to rotate the circumferences and obtain quadrants with all different symbols inside them. In the pictures we used number to simplify the explanation.</text:p>
      <table:table table:name="Table34" table:style-name="Table34">
        <table:table-column table:style-name="Table34.A"/>
        <table:table-column table:style-name="Table34.B"/>
        <table:table-row>
          <table:table-cell table:style-name="Table34.A1" office:value-type="string">
            <text:p text:style-name="Table_20_Contents"><draw:frame draw:style-name="fr1" draw:name="Frame29" text:anchor-type="as-char" svg:width="9.999cm" draw:z-index="63"><draw:text-box fo:min-height="9.01cm"><text:p text:style-name="Picture"><draw:frame draw:style-name="fr19" draw:name="Image48" text:anchor-type="as-char" svg:width="9.999cm" style:rel-width="100%" svg:height="9.01cm" style:rel-height="scale" draw:z-index="64"><draw:image xlink:href="../../Resources/Puzzles/puzzles-A_1.jpg" xlink:type="simple" xlink:show="embed" xlink:actuate="onLoad" loext:mime-type="image/jpeg"/></draw:frame><text:span text:style-name="T1"><text:line-break/></text:span>Picture <text:sequence text:ref-name="refPicture5" text:name="Picture" text:formula="ooow:Picture+1" style:num-format="1">6</text:sequence>: Ancient puzzle 1</text:p></draw:text-box></draw:frame></text:p>
          </table:table-cell>
          <table:table-cell table:style-name="Table34.A1" office:value-type="string">
            <table:table table:name="Table36" table:style-name="Table36">
              <table:table-column table:style-name="Table36.A"/>
              <table:table-column table:style-name="Table36.B"/>
              <table:table-header-rows>
                <table:table-row>
                  <table:table-cell table:style-name="Table36.A1" office:value-type="string">
                    <text:p text:style-name="P42">Puzzle prop.</text:p>
                  </table:table-cell>
                  <table:table-cell table:style-name="Table36.B1" office:value-type="string">
                    <text:p text:style-name="P42">Value</text:p>
                  </table:table-cell>
                </table:table-row>
              </table:table-header-rows>
              <table:table-row>
                <table:table-cell table:style-name="Table36.A2" office:value-type="string">
                  <text:p text:style-name="P3">AVG duration</text:p>
                </table:table-cell>
                <table:table-cell table:style-name="Table36.B2" office:value-type="string">
                  <text:p text:style-name="P3">3 min</text:p>
                </table:table-cell>
              </table:table-row>
              <table:table-row table:style-name="Table36.3">
                <table:table-cell table:style-name="Table36.A3" office:value-type="string">
                  <text:p text:style-name="P3">Difficulty</text:p>
                </table:table-cell>
                <table:table-cell table:style-name="Table36.B3" office:value-type="string">
                  <text:p text:style-name="P3">2/10</text:p>
                </table:table-cell>
              </table:table-row>
            </table:table>
            <text:p text:style-name="Table_20_Contents"><draw:frame draw:style-name="fr1" draw:name="Frame30" text:anchor-type="as-char" svg:width="8.999cm" draw:z-index="65"><draw:text-box fo:min-height="8.042cm"><text:p text:style-name="Picture"><draw:frame draw:style-name="fr19" draw:name="Image76" text:anchor-type="as-char" svg:width="8.999cm" style:rel-width="100%" svg:height="8.042cm" style:rel-height="scale" draw:z-index="66"><draw:image xlink:href="../../Resources/Puzzles/puzzles-A_2.jpg" xlink:type="simple" xlink:show="embed" xlink:actuate="onLoad" loext:mime-type="image/jpeg"/></draw:frame><text:span text:style-name="T1"><text:line-break/></text:span>Picture <text:sequence text:ref-name="refPicture6" text:name="Picture" text:formula="ooow:Picture+1" style:num-format="1">7</text:sequence>: Solution</text:p></draw:text-box></draw:frame></text:p>
          </table:table-cell>
        </table:table-row>
      </table:table>
      <text:p text:style-name="Standard"/>
      <text:h text:style-name="P61" text:outline-level="2">Boroughs area</text:h>
      <table:table table:name="Table53" table:style-name="Table53">
        <table:table-column table:style-name="Table53.A"/>
        <table:table-column table:style-name="Table53.B"/>
        <table:table-row>
          <table:table-cell table:style-name="Table53.A1" office:value-type="string">
            <text:p text:style-name="Table_20_Contents"><draw:frame draw:style-name="fr1" draw:name="Frame41" text:anchor-type="as-char" svg:width="13.391cm" draw:z-index="37"><draw:text-box fo:min-height="13.16cm"><text:p text:style-name="Picture"><draw:frame draw:style-name="fr16" draw:name="Image19" text:anchor-type="as-char" svg:width="13.391cm" style:rel-width="100%" svg:height="13.16cm" style:rel-height="scale" draw:z-index="38"><draw:image xlink:href="../../Resources/Levels/Radme/Cal/Blueprints/Boroughs/Boroughs/Boroughs.png" xlink:type="simple" xlink:show="embed" xlink:actuate="onLoad" loext:mime-type="image/png"/></draw:frame><text:span text:style-name="T1"><text:line-break/></text:span>Picture <text:sequence text:ref-name="refPicture7" text:name="Picture" text:formula="ooow:Picture+1" style:num-format="1">8</text:sequence>: Map of the boroughs</text:p></draw:text-box></draw:frame></text:p>
          </table:table-cell>
          <table:table-cell table:style-name="Table53.A1" office:value-type="string">
            <table:table table:name="Table54" table:style-name="Table54">
              <table:table-column table:style-name="Table54.A"/>
              <table:table-column table:style-name="Table54.B"/>
              <table:table-row>
                <table:table-cell table:style-name="Table54.A1" office:value-type="string">
                  <text:p text:style-name="P42">ID</text:p>
                </table:table-cell>
                <table:table-cell table:style-name="Table54.B1" office:value-type="string">
                  <text:p text:style-name="P42">Description</text:p>
                </table:table-cell>
              </table:table-row>
              <table:table-row>
                <table:table-cell table:style-name="Table54.A2" office:value-type="string">
                  <text:p text:style-name="P3">1</text:p>
                </table:table-cell>
                <table:table-cell table:style-name="Table54.B2" office:value-type="string">
                  <text:p text:style-name="P3">Secret entrance</text:p>
                </table:table-cell>
              </table:table-row>
              <table:table-row>
                <table:table-cell table:style-name="Table54.A3" office:value-type="string">
                  <text:p text:style-name="P3">2</text:p>
                </table:table-cell>
                <table:table-cell table:style-name="Table54.B3" office:value-type="string">
                  <text:p text:style-name="P3">Tavern</text:p>
                </table:table-cell>
              </table:table-row>
              <table:table-row>
                <table:table-cell table:style-name="Table54.A2" office:value-type="string">
                  <text:p text:style-name="P3">3</text:p>
                </table:table-cell>
                <table:table-cell table:style-name="Table54.B2" office:value-type="string">
                  <text:p text:style-name="P3">Resistance base</text:p>
                </table:table-cell>
              </table:table-row>
              <table:table-row>
                <table:table-cell table:style-name="Table54.A3" office:value-type="string">
                  <text:p text:style-name="P3">5</text:p>
                </table:table-cell>
                <table:table-cell table:style-name="Table54.B3" office:value-type="string">
                  <text:p text:style-name="P3">Secret entrance</text:p>
                </table:table-cell>
              </table:table-row>
              <table:table-row table:style-name="Table54.6">
                <table:table-cell table:style-name="Table54.A2" office:value-type="string">
                  <text:p text:style-name="P13">■</text:p>
                </table:table-cell>
                <table:table-cell table:style-name="Table54.B2" office:value-type="string">
                  <text:p text:style-name="P3">Main path for mission</text:p>
                </table:table-cell>
              </table:table-row>
              <table:table-row>
                <table:table-cell table:style-name="Table54.A3" office:value-type="string">
                  <text:p text:style-name="P12">■</text:p>
                </table:table-cell>
                <table:table-cell table:style-name="Table54.B3" office:value-type="string">
                  <text:p text:style-name="P3">Path for exploration’s rewards</text:p>
                </table:table-cell>
              </table:table-row>
              <table:table-row>
                <table:table-cell table:style-name="Table54.A2" office:value-type="string">
                  <text:p text:style-name="P3">♫1</text:p>
                </table:table-cell>
                <table:table-cell table:style-name="Table54.B2" office:value-type="string">
                  <text:p text:style-name="P3">Score: Persian theme [Larghetto].</text:p>
                  <text:p text:style-name="P3">Ambient sounds: wind, rustling of grass, a few crickets.</text:p>
                </table:table-cell>
              </table:table-row>
              <table:table-row>
                <table:table-cell table:style-name="Table54.A3" office:value-type="string">
                  <text:p text:style-name="P3">♫2</text:p>
                </table:table-cell>
                <table:table-cell table:style-name="Table54.B3" office:value-type="string">
                  <text:p text:style-name="P3">Sound clues: Egyptian trumpet.</text:p>
                </table:table-cell>
              </table:table-row>
              <table:table-row>
                <table:table-cell table:style-name="Table54.A2" office:value-type="string">
                  <text:p text:style-name="P3">♫3</text:p>
                </table:table-cell>
                <table:table-cell table:style-name="Table54.B2" office:value-type="string">
                  <text:p text:style-name="P3">Ambient sounds: voices of people, noise of wheels of wooden wagons, some clashing of copper objects.</text:p>
                </table:table-cell>
              </table:table-row>
              <table:table-row>
                <table:table-cell table:style-name="Table54.A11" office:value-type="string">
                  <text:p text:style-name="P3">♫4</text:p>
                </table:table-cell>
                <table:table-cell table:style-name="Table54.B11" office:value-type="string">
                  <text:p text:style-name="P3">Score: Persian theme [Andante].</text:p>
                  <text:p text:style-name="P3">Ambient sounds: medium wind, noise of wheels of wooden wagons, some clashing of copper objects.</text:p>
                </table:table-cell>
              </table:table-row>
            </table:table>
            <text:p text:style-name="Table_20_Contents"/>
          </table:table-cell>
        </table:table-row>
      </table:table>
      <text:p text:style-name="Standard"/>
      <table:table table:name="Table28" table:style-name="Table28">
        <table:table-column table:style-name="Table28.A"/>
        <table:table-row>
          <table:table-cell table:style-name="Table28.A1" office:value-type="string">
            <table:table table:name="Table60" table:style-name="Table60">
              <table:table-column table:style-name="Table60.A"/>
              <table:table-column table:style-name="Table60.B"/>
              <table:table-row>
                <table:table-cell table:style-name="Table60.A1" table:number-columns-spanned="2" office:value-type="string">
                  <text:h text:style-name="P59" text:outline-level="3">The tavern</text:h>
                  <text:p text:style-name="P34">The tavern is a small two-storey building. The ground floor is divided into three rooms: a living room, where there are a counter, tables and chairs, from which you can access to the kitchen and the closet. Also in the living room there are stairs that allow you to go upstairs. The first floor consists of a central corridor that allows you to reach the bedrooms that are on the right and on the left of the corridor. At the end of the corridor there is a window overlooking the roof.</text:p>
                  <text:h text:style-name="P52" text:outline-level="4">Lights</text:h>
                  <text:p text:style-name="P35">When the player arrives at the tavern it’<text:span text:style-name="T10">s </text:span>night. The tavern is dark and is lit only by the rays of the moon that pass through the windows. The light serves to give the player the idea of the space that surrounds him but the figures of furniture and enemies are mixed in the darkness. To clarify the player must use the spell of light. When he uses the enemies near the tables, screaming, they attack him. If he does not illuminate the environment and starts moving inside, as soon as he approaches an enemy he is attacked with frightful screams from the enemy. The corridor of the upper floor is very illuminated by the light of the moon passing through the large window. This light also illuminates the stairs and is visible from the lower floor. This is important because it serves to indicate to the player what is the escape route when many enemies begin to arrive. In fact it is from that side that Ben arrives to save them.</text:p>
                </table:table-cell>
                <table:covered-table-cell/>
              </table:table-row>
              <table:table-row>
                <table:table-cell table:style-name="Table60.A1" office:value-type="string">
                  <text:p text:style-name="Table_20_Contents"><draw:frame draw:style-name="fr20" draw:name="Image8" text:anchor-type="as-char" svg:width="13.391cm" svg:height="6.502cm" draw:z-index="67"><draw:image xlink:href="../../Resources/Levels/Radme/Cal/Blueprints/Boroughs/Tavern/Tavern.png" xlink:type="simple" xlink:show="embed" xlink:actuate="onLoad" loext:mime-type="image/png"/></draw:frame></text:p>
                </table:table-cell>
                <table:table-cell table:style-name="Table60.A1" office:value-type="string">
                  <table:table table:name="Table61" table:style-name="Table61" table:template-name="Team7GrayTable">
                    <table:table-column table:style-name="Table61.A"/>
                    <table:table-column table:style-name="Table61.B"/>
                    <table:table-row>
                      <table:table-cell table:style-name="Table61.A1" office:value-type="string">
                        <text:p text:style-name="P42">ID</text:p>
                      </table:table-cell>
                      <table:table-cell table:style-name="Table61.B1" office:value-type="string">
                        <text:p text:style-name="P42">Description</text:p>
                      </table:table-cell>
                    </table:table-row>
                    <table:table-row table:style-name="Table61.2">
                      <table:table-cell table:style-name="Table61.A2" office:value-type="string">
                        <text:p text:style-name="P3">♫1</text:p>
                      </table:table-cell>
                      <table:table-cell table:style-name="Table61.B2" office:value-type="string">
                        <text:p text:style-name="P3">Score: military music [Vivace].</text:p>
                        <text:p text:style-name="P3">Sound effects: zoomer (Heen), door open, noise of wood on wood, thick liquid that boils, fire that crackles.</text:p>
                      </table:table-cell>
                    </table:table-row>
                    <table:table-row>
                      <table:table-cell table:style-name="Table61.A3" office:value-type="string">
                        <text:p text:style-name="P3">♫2</text:p>
                      </table:table-cell>
                      <table:table-cell table:style-name="Table61.B3" office:value-type="string">
                        <text:p text:style-name="P3">Sound effects: boots on wood (x3).</text:p>
                      </table:table-cell>
                    </table:table-row>
                  </table:table>
                  <text:p text:style-name="Table_20_Contents"/>
                </table:table-cell>
              </table:table-row>
            </table:table>
            <text:p text:style-name="Table_20_Contents"/>
          </table:table-cell>
        </table:table-row>
        <table:table-row>
          <table:table-cell table:style-name="Table28.A1" office:value-type="string">
            <text:h text:style-name="Heading_20_4" text:outline-level="4">Fights</text:h>
          </table:table-cell>
        </table:table-row>
        <table:table-row>
          <table:table-cell table:style-name="Table28.A1" office:value-type="string">
            <table:table table:name="Table55" table:style-name="Table55">
              <table:table-column table:style-name="Table55.A"/>
              <table:table-column table:style-name="Table55.B"/>
              <table:table-column table:style-name="Table55.C" table:number-columns-repeated="5"/>
              <table:table-column table:style-name="Table55.H"/>
              <table:table-row table:style-name="Table55.1">
                <table:table-cell table:style-name="Table55.A1" office:value-type="string">
                  <text:p text:style-name="P42">Room</text:p>
                </table:table-cell>
                <table:table-cell table:style-name="Table55.A1" office:value-type="string">
                  <text:p text:style-name="P42">Enemies</text:p>
                </table:table-cell>
                <table:table-cell table:style-name="Table55.C1" office:value-type="string">
                  <text:p text:style-name="P42">Damage to T.</text:p>
                </table:table-cell>
                <table:table-cell table:style-name="Table55.A1" office:value-type="string">
                  <text:p text:style-name="P42">Damage of T.</text:p>
                </table:table-cell>
                <table:table-cell table:style-name="Table55.C1" office:value-type="string">
                  <text:p text:style-name="P42">DPT (T., E.) / HP E.</text:p>
                </table:table-cell>
                <table:table-cell table:style-name="Table55.A1" office:value-type="string">
                  <text:p text:style-name="P42">DPT (E., T.) / HP T.</text:p>
                </table:table-cell>
                <table:table-cell table:style-name="Table55.C1" office:value-type="string">
                  <text:p text:style-name="P42">Difficulty</text:p>
                </table:table-cell>
                <table:table-cell table:style-name="Table55.C1" office:value-type="string">
                  <text:p text:style-name="P8">HP loss</text:p>
                </table:table-cell>
              </table:table-row>
              <table:table-row>
                <table:table-cell table:style-name="Table55.A2" office:value-type="string">
                  <text:p text:style-name="P3">Main Room</text:p>
                </table:table-cell>
                <table:table-cell table:style-name="Table55.A2" office:value-type="string">
                  <text:p text:style-name="P3">15 civil</text:p>
                </table:table-cell>
                <table:table-cell table:style-name="Table55.C2" office:value-type="string">
                  <text:p text:style-name="P3">19.5</text:p>
                </table:table-cell>
                <table:table-cell table:style-name="Table55.A2" office:value-type="string">
                  <text:p text:style-name="P3">25.8</text:p>
                </table:table-cell>
                <table:table-cell table:style-name="Table55.C2" office:value-type="string">
                  <text:p text:style-name="P3">0.172</text:p>
                </table:table-cell>
                <table:table-cell table:style-name="Table55.A2" office:value-type="string">
                  <text:p text:style-name="P3">0.125</text:p>
                </table:table-cell>
                <table:table-cell table:style-name="Table55.C2" office:value-type="string">
                  <text:p text:style-name="P3">0.047</text:p>
                </table:table-cell>
                <table:table-cell table:style-name="Table55.C2" office:value-type="string">
                  <text:p text:style-name="P3">0.726</text:p>
                </table:table-cell>
              </table:table-row>
            </table:table>
            <text:p text:style-name="Table_20_Contents"/>
          </table:table-cell>
        </table:table-row>
      </table:table>
      <text:p text:style-name="P23"><text:span text:style-name="T12">I</text:span>n this first battle the enemies are weak but numerous. <text:span text:style-name="T12">W</text:span>ithout area attacks the clash may not <text:span text:style-name="T12">have</text:span> a quick conclusion, and the team could get hurt.</text:p>
      <text:h text:style-name="P57" text:outline-level="3">Escape on the roofs</text:h>
      <text:p text:style-name="P32">After Ben’s arrival, the team has to escape from the tavern and it uses the roofs of the buildings as an escape route to get the new resistance base. The arrows indicate the possible routes along the roofs.</text:p>
      <table:table table:name="Table20" table:style-name="Table20">
        <table:table-column table:style-name="Table20.A"/>
        <table:table-column table:style-name="Table20.B"/>
        <table:table-row>
          <table:table-cell table:style-name="Table20.A1" office:value-type="string">
            <text:p text:style-name="Table_20_Contents"><draw:frame draw:style-name="fr1" draw:name="Frame5" text:anchor-type="as-char" svg:width="13.391cm" draw:z-index="68"><draw:text-box fo:min-height="13.03cm"><text:p text:style-name="Picture"><draw:frame draw:style-name="fr16" draw:name="Image5" text:anchor-type="as-char" svg:width="13.391cm" style:rel-width="100%" svg:height="13.03cm" style:rel-height="scale" draw:z-index="69"><draw:image xlink:href="../../Resources/Levels/Radme/Cal/Blueprints/Boroughs/Boroughs/Boroughs%20-%20roofs.png" xlink:type="simple" xlink:show="embed" xlink:actuate="onLoad" loext:mime-type="image/png"/></draw:frame><text:span text:style-name="T1"><text:line-break/></text:span>Picture <text:sequence text:ref-name="refPicture8" text:name="Picture" text:formula="ooow:Picture+1" style:num-format="1">9</text:sequence>: Possible paths on the roofs of the boroughs</text:p></draw:text-box></draw:frame></text:p>
          </table:table-cell>
          <table:table-cell table:style-name="Table20.A1" office:value-type="string">
            <table:table table:name="Table21" table:style-name="Table21">
              <table:table-column table:style-name="Table21.A"/>
              <table:table-column table:style-name="Table21.B"/>
              <table:table-row>
                <table:table-cell table:style-name="Table21.A1" office:value-type="string">
                  <text:p text:style-name="P42">ID</text:p>
                </table:table-cell>
                <table:table-cell table:style-name="Table21.B1" office:value-type="string">
                  <text:p text:style-name="P42">Description</text:p>
                </table:table-cell>
              </table:table-row>
              <table:table-row>
                <table:table-cell table:style-name="Table21.A2" office:value-type="string">
                  <text:p text:style-name="P3">1</text:p>
                </table:table-cell>
                <table:table-cell table:style-name="Table21.B2" office:value-type="string">
                  <text:p text:style-name="P3">Starting point (Tavern)</text:p>
                </table:table-cell>
              </table:table-row>
              <table:table-row table:style-name="Table21.3">
                <table:table-cell table:style-name="Table21.A3" office:value-type="string">
                  <text:p text:style-name="P3">2</text:p>
                </table:table-cell>
                <table:table-cell table:style-name="Table21.B3" office:value-type="string">
                  <text:p text:style-name="P3">Arriving point (Resistance’s base)</text:p>
                </table:table-cell>
              </table:table-row>
              <table:table-row table:style-name="Table21.3">
                <table:table-cell table:style-name="Table21.A2" office:value-type="string">
                  <text:p text:style-name="P13">■</text:p>
                </table:table-cell>
                <table:table-cell table:style-name="Table21.B2" office:value-type="string">
                  <text:p text:style-name="P3">Main path for mission</text:p>
                </table:table-cell>
              </table:table-row>
              <table:table-row table:style-name="Table21.3">
                <table:table-cell table:style-name="Table21.A3" office:value-type="string">
                  <text:p text:style-name="P12">■</text:p>
                </table:table-cell>
                <table:table-cell table:style-name="Table21.B3" office:value-type="string">
                  <text:p text:style-name="P3">Path for exploration’s rewards</text:p>
                </table:table-cell>
              </table:table-row>
              <table:table-row>
                <table:table-cell table:style-name="Table21.A2" office:value-type="string">
                  <text:p text:style-name="P3"><draw:frame draw:style-name="fr18" draw:name="Image20" text:anchor-type="as-char" svg:width="0.499cm" svg:height="0.499cm" draw:z-index="70"><draw:image xlink:href="../../Resources/Levels/Radme/Cal/Blueprints/icone%20mappa/fenice.png" xlink:type="simple" xlink:show="embed" xlink:actuate="onLoad" loext:mime-type="image/png"/></draw:frame></text:p>
                </table:table-cell>
                <table:table-cell table:style-name="Table21.B2" office:value-type="string">
                  <text:p text:style-name="P3">Phoenix tail</text:p>
                </table:table-cell>
              </table:table-row>
              <table:table-row table:style-name="Table21.3">
                <table:table-cell table:style-name="Table21.A3" office:value-type="string">
                  <text:p text:style-name="P3">♫1</text:p>
                </table:table-cell>
                <table:table-cell table:style-name="Table21.B3" office:value-type="string">
                  <text:p text:style-name="P3">Score: Persian theme [Andante].</text:p>
                  <text:p text:style-name="P3">Ambient sounds: medium wind, noise of wheels of wooden wagons, some clashing of copper objects.</text:p>
                </table:table-cell>
              </table:table-row>
              <table:table-row table:style-name="Table21.3">
                <table:table-cell table:style-name="Table21.A2" office:value-type="string">
                  <text:p text:style-name="P3">♫2</text:p>
                </table:table-cell>
                <table:table-cell table:style-name="Table21.B2" office:value-type="string">
                  <text:p text:style-name="P3">Score: cello [Larghetto].</text:p>
                  <text:p text:style-name="P3">Ambient sounds: light water flow, very light wind.</text:p>
                </table:table-cell>
              </table:table-row>
            </table:table>
            <text:p text:style-name="Table_20_Contents"/>
          </table:table-cell>
        </table:table-row>
      </table:table>
      <text:p text:style-name="Standard"/>
      <text:h text:style-name="P58" text:outline-level="3">The base of the resistance</text:h>
      <table:table table:name="Table26" table:style-name="Table26">
        <table:table-column table:style-name="Table26.A"/>
        <table:table-column table:style-name="Table26.B"/>
        <table:table-row>
          <table:table-cell table:style-name="Table26.A1" table:number-columns-spanned="2" office:value-type="string">
            <text:p text:style-name="P32">From the precursor fountain there is the entrance of the resistance square. At the center of it a hole in the ground covered by a grating allows the drain of the water of the fountain and the water of a small stream, which runs through the cave. The square is flanked by an ascent leading to the gallery of kitchens. Under the ascent, crossing a bridge and passing a small tunnel, you enter the shop area. Always from the square it is possible to access the old entrance of the sewers, to a disused dark and flooded area, and finally to the corridor that leads to the dormitory and the meeting room, preceded by Ben’s room.</text:p>
          </table:table-cell>
          <table:covered-table-cell/>
        </table:table-row>
        <table:table-row>
          <table:table-cell table:style-name="Table26.A1" office:value-type="string">
            <text:p text:style-name="Table_20_Contents"><draw:frame draw:style-name="fr3" draw:name="Frame7" text:anchor-type="as-char" svg:width="13.391cm" draw:z-index="27"><draw:text-box fo:min-height="18.733cm"><text:p text:style-name="Picture"><draw:frame draw:style-name="fr16" draw:name="Image7" text:anchor-type="as-char" svg:width="13.391cm" style:rel-width="100%" svg:height="18.733cm" style:rel-height="scale" draw:z-index="28"><draw:image xlink:href="../../Resources/Levels/Radme/Cal/Blueprints/Boroughs/Base/Base.png" xlink:type="simple" xlink:show="embed" xlink:actuate="onLoad" loext:mime-type="image/png"/></draw:frame><text:span text:style-name="T1"><text:line-break/></text:span>Picture <text:sequence text:ref-name="refPicture9" text:name="Picture" text:formula="ooow:Picture+1" style:num-format="1">10</text:sequence>: Base of the rebels</text:p></draw:text-box></draw:frame></text:p>
          </table:table-cell>
          <table:table-cell table:style-name="Table26.A1" office:value-type="string">
            <table:table table:name="Table27" table:style-name="Table27">
              <table:table-column table:style-name="Table27.A"/>
              <table:table-column table:style-name="Table27.B"/>
              <table:table-row>
                <table:table-cell table:style-name="Table27.A1" office:value-type="string">
                  <text:p text:style-name="P42">ID</text:p>
                </table:table-cell>
                <table:table-cell table:style-name="Table27.B1" office:value-type="string">
                  <text:p text:style-name="P42">Description</text:p>
                </table:table-cell>
              </table:table-row>
              <table:table-row>
                <table:table-cell table:style-name="Table27.A2" office:value-type="string">
                  <text:p text:style-name="P3">1</text:p>
                </table:table-cell>
                <table:table-cell table:style-name="Table27.B2" office:value-type="string">
                  <text:p text:style-name="P3">Fountain entrance (0F)</text:p>
                </table:table-cell>
              </table:table-row>
              <table:table-row>
                <table:table-cell table:style-name="Table27.A3" office:value-type="string">
                  <text:p text:style-name="P3">2</text:p>
                </table:table-cell>
                <table:table-cell table:style-name="Table27.B3" office:value-type="string">
                  <text:p text:style-name="P3">Square of resistance (-2F)</text:p>
                </table:table-cell>
              </table:table-row>
              <table:table-row>
                <table:table-cell table:style-name="Table27.A2" office:value-type="string">
                  <text:p text:style-name="P3">3</text:p>
                </table:table-cell>
                <table:table-cell table:style-name="Table27.B2" office:value-type="string">
                  <text:p text:style-name="P3">Shop (-2F)</text:p>
                </table:table-cell>
              </table:table-row>
              <table:table-row>
                <table:table-cell table:style-name="Table27.A3" office:value-type="string">
                  <text:p text:style-name="P3">4</text:p>
                </table:table-cell>
                <table:table-cell table:style-name="Table27.B3" office:value-type="string">
                  <text:p text:style-name="P3">Ancient entrance to the sewers (-2F)</text:p>
                </table:table-cell>
              </table:table-row>
              <table:table-row>
                <table:table-cell table:style-name="Table27.A2" office:value-type="string">
                  <text:p text:style-name="P3">5</text:p>
                </table:table-cell>
                <table:table-cell table:style-name="Table27.B2" office:value-type="string">
                  <text:p text:style-name="P3">Water reservoir (-2F)</text:p>
                </table:table-cell>
              </table:table-row>
              <table:table-row>
                <table:table-cell table:style-name="Table27.A3" office:value-type="string">
                  <text:p text:style-name="P3">6</text:p>
                </table:table-cell>
                <table:table-cell table:style-name="Table27.B3" office:value-type="string">
                  <text:p text:style-name="P3">Dark tunnel (-3F)</text:p>
                </table:table-cell>
              </table:table-row>
              <table:table-row>
                <table:table-cell table:style-name="Table27.A2" office:value-type="string">
                  <text:p text:style-name="P3">7</text:p>
                </table:table-cell>
                <table:table-cell table:style-name="Table27.B2" office:value-type="string">
                  <text:p text:style-name="P3">Subterranean source (-2F)</text:p>
                </table:table-cell>
              </table:table-row>
              <table:table-row>
                <table:table-cell table:style-name="Table27.A3" office:value-type="string">
                  <text:p text:style-name="P3">8</text:p>
                </table:table-cell>
                <table:table-cell table:style-name="Table27.B3" office:value-type="string">
                  <text:p text:style-name="P3">Dorms (-3F)</text:p>
                </table:table-cell>
              </table:table-row>
              <table:table-row table:style-name="Table27.10">
                <table:table-cell table:style-name="Table27.A2" office:value-type="string">
                  <text:p text:style-name="P3">9</text:p>
                </table:table-cell>
                <table:table-cell table:style-name="Table27.B2" office:value-type="string">
                  <text:p text:style-name="P3">Canteen (-1F)</text:p>
                </table:table-cell>
              </table:table-row>
              <table:table-row>
                <table:table-cell table:style-name="Table27.A3" office:value-type="string">
                  <text:p text:style-name="P3">10</text:p>
                </table:table-cell>
                <table:table-cell table:style-name="Table27.B3" office:value-type="string">
                  <text:p text:style-name="P3">Kitchens (-1F)</text:p>
                </table:table-cell>
              </table:table-row>
              <table:table-row>
                <table:table-cell table:style-name="Table27.A2" office:value-type="string">
                  <text:p text:style-name="P3">11</text:p>
                </table:table-cell>
                <table:table-cell table:style-name="Table27.B2" office:value-type="string">
                  <text:p text:style-name="P3">Ben’s room <text:s/>(-2F)</text:p>
                </table:table-cell>
              </table:table-row>
              <table:table-row>
                <table:table-cell table:style-name="Table27.A3" office:value-type="string">
                  <text:p text:style-name="P3">12</text:p>
                </table:table-cell>
                <table:table-cell table:style-name="Table27.B3" office:value-type="string">
                  <text:p text:style-name="P3">Board room (-2F)</text:p>
                </table:table-cell>
              </table:table-row>
              <table:table-row>
                <table:table-cell table:style-name="Table27.A2" office:value-type="string">
                  <text:p text:style-name="P3"><draw:frame draw:style-name="fr21" draw:name="Image23" text:anchor-type="as-char" svg:width="0.499cm" svg:height="0.499cm" draw:z-index="29"><draw:image xlink:href="../../Resources/Levels/Radme/Cal/Blueprints/icone%20mappa/reward.png" xlink:type="simple" xlink:show="embed" xlink:actuate="onLoad" loext:mime-type="image/png"/></draw:frame></text:p>
                </table:table-cell>
                <table:table-cell table:style-name="Table27.B2" office:value-type="string">
                  <text:p text:style-name="P3">Reward</text:p>
                </table:table-cell>
              </table:table-row>
              <table:table-row>
                <table:table-cell table:style-name="Table27.A3" office:value-type="string">
                  <text:p text:style-name="P3"><draw:frame draw:style-name="fr18" draw:name="Image24" text:anchor-type="as-char" svg:width="0.499cm" svg:height="0.499cm" draw:z-index="30"><draw:image xlink:href="../../Resources/Levels/Radme/Cal/Blueprints/icone%20mappa/fenice.png" xlink:type="simple" xlink:show="embed" xlink:actuate="onLoad" loext:mime-type="image/png"/></draw:frame></text:p>
                </table:table-cell>
                <table:table-cell table:style-name="Table27.B3" office:value-type="string">
                  <text:p text:style-name="P3">Phoenix tail</text:p>
                </table:table-cell>
              </table:table-row>
              <table:table-row table:style-name="Table27.10">
                <table:table-cell table:style-name="Table27.A2" office:value-type="string">
                  <text:p text:style-name="P3">♫1</text:p>
                </table:table-cell>
                <table:table-cell table:style-name="Table27.B2" office:value-type="string">
                  <text:p text:style-name="P3">Score: cello [Larghetto].</text:p>
                  <text:p text:style-name="P3">Ambient sounds: light water flow, very light wind.</text:p>
                </table:table-cell>
              </table:table-row>
              <table:table-row>
                <table:table-cell table:style-name="Table27.A3" office:value-type="string">
                  <text:p text:style-name="P3">♫2</text:p>
                </table:table-cell>
                <table:table-cell table:style-name="Table27.B3" office:value-type="string">
                  <text:p text:style-name="P3">Sound effects: water flow.</text:p>
                </table:table-cell>
              </table:table-row>
              <table:table-row>
                <table:table-cell table:style-name="Table27.A2" office:value-type="string">
                  <text:p text:style-name="P3">♫3</text:p>
                </table:table-cell>
                <table:table-cell table:style-name="Table27.B2" office:value-type="string">
                  <text:p text:style-name="P3">Ambient sounds: voices of people, some clashing of copper objects.</text:p>
                </table:table-cell>
              </table:table-row>
              <table:table-row>
                <table:table-cell table:style-name="Table27.A19" office:value-type="string">
                  <text:p text:style-name="P3">♫4</text:p>
                </table:table-cell>
                <table:table-cell table:style-name="Table27.B19" office:value-type="string">
                  <text:p text:style-name="P3">Score: military theme [Adagio].</text:p>
                </table:table-cell>
              </table:table-row>
            </table:table>
            <text:p text:style-name="Table_20_Contents"><draw:frame draw:style-name="fr4" draw:name="Frame4" text:anchor-type="as-char" svg:width="5.611cm" draw:z-index="31"><draw:text-box fo:min-height="5.745cm"><text:p text:style-name="Picture"><draw:frame draw:style-name="fr19" draw:name="Image3" text:anchor-type="as-char" svg:width="5.611cm" style:rel-width="100%" svg:height="5.745cm" style:rel-height="scale" draw:z-index="32"><draw:image xlink:href="../../Resources/Levels/Radme/Cal/Blueprints/Boroughs/Base/square_of_the_resistance.png" xlink:type="simple" xlink:show="embed" xlink:actuate="onLoad" loext:mime-type="image/png"/></draw:frame><text:span text:style-name="T1"><text:line-break/></text:span>Picture <text:sequence text:ref-name="refPicture10" text:name="Picture" text:formula="ooow:Picture+1" style:num-format="1">11</text:sequence>: Square of the resistance</text:p></draw:text-box></draw:frame></text:p>
          </table:table-cell>
        </table:table-row>
      </table:table>
      <text:p text:style-name="P23"><text:soft-page-break/><draw:frame draw:style-name="fr1" draw:name="Frame14" text:anchor-type="as-char" svg:width="19.001cm" draw:z-index="1"><draw:text-box fo:min-height="17.42cm"><text:p text:style-name="Picture"><draw:frame draw:style-name="fr16" draw:name="Image27" text:anchor-type="as-char" svg:width="19.001cm" style:rel-width="100%" svg:height="17.42cm" style:rel-height="scale" draw:z-index="2"><draw:image xlink:href="../../Resources/Levels/Radme/Cal/Blueprints/Boroughs/Base/BaseW.png" xlink:type="simple" xlink:show="embed" xlink:actuate="onLoad" loext:mime-type="image/png"/></draw:frame><text:span text:style-name="T1"><text:line-break/></text:span>Picture <text:sequence text:ref-name="refPicture11" text:name="Picture" text:formula="ooow:Picture+1" style:num-format="1">12</text:sequence>: Base of the rebels with size legend</text:p></draw:text-box></draw:frame></text:p>
      <text:h text:style-name="Heading_20_4" text:outline-level="4">Ancient Puzzle</text:h>
      <text:p text:style-name="P38">To access the sewers you need to solve a puzzle. <text:span text:style-name="T15">The purpose of the puzzle, as Ben explains to Sophie using the alchemist’s book, is to draw (starting from any corner he chooses and ending to any other corner) a line that can not cross with itself, along the channels surrounding the symbols. In this way the player must make sure to enclose five times all the symbols, without repetitions, each time inside the same perimeter (considering the line he draws and the borders of the puzzle).</text:span></text:p>
      <text:p text:style-name="P37"><text:span text:style-name="T15"><draw:frame draw:style-name="fr1" draw:name="Frame6" text:anchor-type="as-char" svg:width="5.189cm" draw:z-index="22"><draw:text-box fo:min-height="4.001cm"><text:p text:style-name="Picture"><draw:frame draw:style-name="fr19" draw:name="Image41" text:anchor-type="as-char" svg:width="5.189cm" style:rel-width="100%" svg:height="4.001cm" style:rel-height="scale" draw:z-index="23"><draw:image xlink:href="../../Resources/Puzzles/puzzles-C1.jpg" xlink:type="simple" xlink:show="embed" xlink:actuate="onLoad" loext:mime-type="image/jpeg"/></draw:frame><text:span text:style-name="T1"><text:line-break/></text:span>Picture <text:sequence text:ref-name="refPicture12" text:name="Picture" text:formula="ooow:Picture+1" style:num-format="1">13</text:sequence>: Sewer access puzzle</text:p></draw:text-box></draw:frame></text:span><text:span text:style-name="T15"><draw:frame draw:style-name="fr5" draw:name="Frame36" text:anchor-type="as-char" svg:width="5.189cm" draw:z-index="24"><draw:text-box fo:min-height="4.001cm"><text:p text:style-name="Picture"><draw:frame draw:style-name="fr19" draw:name="Image42" text:anchor-type="as-char" svg:width="5.189cm" style:rel-width="100%" svg:height="4.001cm" style:rel-height="scale" draw:z-index="25"><draw:image xlink:href="../../Resources/Puzzles/puzzles-C2.jpg" xlink:type="simple" xlink:show="embed" xlink:actuate="onLoad" loext:mime-type="image/jpeg"/></draw:frame><text:span text:style-name="T1"><text:line-break/></text:span>Picture <text:sequence text:ref-name="refPicture13" text:name="Picture" text:formula="ooow:Picture+1" style:num-format="1">14</text:sequence>: Solution</text:p></draw:text-box></draw:frame></text:span><text:span text:style-name="T15"><draw:frame draw:style-name="fr6" draw:name="Frame37" text:anchor-type="as-char" svg:width="4.001cm" draw:z-index="26"><draw:text-box fo:min-height="0.101cm"><table:table table:name="Table14" table:style-name="Table14" table:template-name="Team7GrayTable"><table:table-column table:style-name="Table14.A"/><table:table-column table:style-name="Table14.B"/><table:table-row table:style-name="Table14.1"><table:table-cell table:style-name="Table14.A1" office:value-type="string"><text:p text:style-name="P42">Puzzle prop.</text:p></table:table-cell><table:table-cell table:style-name="Table14.B1" office:value-type="string"><text:p text:style-name="P42">Value</text:p></table:table-cell></table:table-row><table:table-row table:style-name="Table14.1"><table:table-cell table:style-name="Table14.A2" office:value-type="string"><text:p text:style-name="P3">AVG duration</text:p></table:table-cell><table:table-cell table:style-name="Table14.B2" office:value-type="string"><text:p text:style-name="P3">8 min</text:p></table:table-cell></table:table-row><table:table-row table:style-name="Table14.1"><table:table-cell table:style-name="Table14.A3" office:value-type="string"><text:p text:style-name="P3">Difficulty</text:p></table:table-cell><table:table-cell table:style-name="Table14.B3" office:value-type="string"><text:p text:style-name="P3">6/10</text:p></table:table-cell></table:table-row></table:table><text:p text:style-name="Frame_20_contents"/></draw:text-box></draw:frame></text:span></text:p>
      <text:h text:style-name="P57" text:outline-level="3">The secret door 2</text:h>
      <text:p text:style-name="Text_20_body">From the boroughs of the city it is possible to access an abandoned building near the walls, which hides the second secret entrance of the city. The player must enter the building and get to the first floor. There it’s possible to notice a ladder outside the window that allows the access to a blind space between the back of the building and the walls. Solving the ancient puzzle of the door the player returns to the east citadel.</text:p>
      <table:table table:name="Table22" table:style-name="Table22">
        <table:table-column table:style-name="Table22.A"/>
        <table:table-column table:style-name="Table22.B"/>
        <table:table-row>
          <table:table-cell table:style-name="Table22.A1" office:value-type="string">
            <text:p text:style-name="Table_20_Contents"><draw:frame draw:style-name="fr7" draw:name="Frame13" text:anchor-type="as-char" style:rel-width="100%" draw:z-index="33"><draw:text-box fo:min-height="5.6cm" fo:min-width="13.388cm"><text:p text:style-name="P41"><draw:frame draw:style-name="fr22" draw:name="Image26" text:anchor-type="paragraph" svg:width="7.99cm" svg:height="5.001cm" draw:z-index="34"><draw:image xlink:href="../../Resources/Levels/Radme/Cal/Blueprints/Outside%20the%20walls/secret%20entrance%202.png" xlink:type="simple" xlink:show="embed" xlink:actuate="onLoad" loext:mime-type="image/png"/></draw:frame><text:span text:style-name="T1"><text:line-break/><text:line-break/><text:line-break/></text:span>Picture <text:sequence text:ref-name="refPicture14" text:name="Picture" text:formula="ooow:Picture+1" style:num-format="1">15</text:sequence>: The abandoned house that gives access to the secret door 2</text:p></draw:text-box></draw:frame></text:p>
          </table:table-cell>
          <table:table-cell table:style-name="Table22.A1" office:value-type="string">
            <table:table table:name="Table23" table:style-name="Table23">
              <table:table-column table:style-name="Table23.A"/>
              <table:table-column table:style-name="Table23.B"/>
              <table:table-row>
                <table:table-cell table:style-name="Table23.A1" office:value-type="string">
                  <text:p text:style-name="P42">ID</text:p>
                </table:table-cell>
                <table:table-cell table:style-name="Table23.B1" office:value-type="string">
                  <text:p text:style-name="P42">Description</text:p>
                </table:table-cell>
              </table:table-row>
              <table:table-row>
                <table:table-cell table:style-name="Table23.A2" office:value-type="string">
                  <text:p text:style-name="P3">F0</text:p>
                </table:table-cell>
                <table:table-cell table:style-name="Table23.B2" office:value-type="string">
                  <text:p text:style-name="P3">Floor 0</text:p>
                </table:table-cell>
              </table:table-row>
              <table:table-row>
                <table:table-cell table:style-name="Table23.A3" office:value-type="string">
                  <text:p text:style-name="P3">F1</text:p>
                </table:table-cell>
                <table:table-cell table:style-name="Table23.B3" office:value-type="string">
                  <text:p text:style-name="P3">Floor 1</text:p>
                </table:table-cell>
              </table:table-row>
              <table:table-row>
                <table:table-cell table:style-name="Table23.A2" office:value-type="string">
                  <text:p text:style-name="P3"><draw:frame draw:style-name="fr18" draw:name="Image49" text:anchor-type="as-char" svg:width="0.49cm" svg:height="0.6cm" draw:z-index="35"><draw:image xlink:href="../../Resources/Levels/Radme/Cal/Blueprints/icone%20mappa/Health%20Potion%201.png" xlink:type="simple" xlink:show="embed" xlink:actuate="onLoad" loext:mime-type="image/png"/></draw:frame></text:p>
                </table:table-cell>
                <table:table-cell table:style-name="Table23.B2" office:value-type="string">
                  <text:p text:style-name="P3">Health potion</text:p>
                </table:table-cell>
              </table:table-row>
              <table:table-row>
                <table:table-cell table:style-name="Table23.A3" office:value-type="string">
                  <text:p text:style-name="P3"><draw:frame draw:style-name="fr18" draw:name="Image51" text:anchor-type="as-char" svg:width="0.699cm" svg:height="0.699cm" draw:z-index="36"><draw:image xlink:href="../../Resources/Levels/Radme/Cal/Blueprints/icone%20mappa/ratatta.png" xlink:type="simple" xlink:show="embed" xlink:actuate="onLoad" loext:mime-type="image/png"/></draw:frame></text:p>
                </table:table-cell>
                <table:table-cell table:style-name="Table23.B3" office:value-type="string">
                  <text:p text:style-name="P3">Rat</text:p>
                </table:table-cell>
              </table:table-row>
              <table:table-row table:style-name="Table23.6">
                <table:table-cell table:style-name="Table23.A2" office:value-type="string">
                  <text:p text:style-name="P3"><draw:frame draw:style-name="fr18" draw:name="Image54" text:anchor-type="as-char" svg:width="0.499cm" svg:height="0.589cm" draw:z-index="39"><draw:image xlink:href="../../Resources/Levels/Radme/Cal/Blueprints/icone%20mappa/womanGreen_stand.png" xlink:type="simple" xlink:show="embed" xlink:actuate="onLoad" loext:mime-type="image/png"/></draw:frame></text:p>
                </table:table-cell>
                <table:table-cell table:style-name="Table23.B2" office:value-type="string">
                  <text:p text:style-name="P3">Civilian</text:p>
                </table:table-cell>
              </table:table-row>
            </table:table>
            <text:p text:style-name="Table_20_Contents"/>
          </table:table-cell>
        </table:table-row>
        <table:table-row>
          <table:table-cell table:style-name="Table22.A1" table:number-columns-spanned="2" office:value-type="string">
            <text:h text:style-name="Heading_20_4" text:outline-level="4">Fights</text:h>
            <text:p text:style-name="P27">The fight with 15 rats is one of the most dangerous of the level, and its described in the chapter “Fights pre-analysis”. Requires area attacks and a big MP loss.</text:p>
          </table:table-cell>
          <table:covered-table-cell/>
        </table:table-row>
      </table:table>
      <table:table table:name="Tabella11" table:style-name="Tabella11">
        <table:table-column table:style-name="Tabella11.A"/>
        <table:table-column table:style-name="Tabella11.B"/>
        <table:table-column table:style-name="Tabella11.C" table:number-columns-repeated="5"/>
        <table:table-column table:style-name="Tabella11.H"/>
        <table:table-row table:style-name="Tabella11.1">
          <table:table-cell table:style-name="Tabella11.A1" office:value-type="string">
            <text:p text:style-name="P43">Room</text:p>
          </table:table-cell>
          <table:table-cell table:style-name="Tabella11.A1" office:value-type="string">
            <text:p text:style-name="P43">Enemies</text:p>
          </table:table-cell>
          <table:table-cell table:style-name="Tabella11.C1" office:value-type="string">
            <text:p text:style-name="P43">Damage to T.</text:p>
          </table:table-cell>
          <table:table-cell table:style-name="Tabella11.A1" office:value-type="string">
            <text:p text:style-name="P43">Damage of T.</text:p>
          </table:table-cell>
          <table:table-cell table:style-name="Tabella11.C1" office:value-type="string">
            <text:p text:style-name="P43">DPT (T., E.) / HP E.</text:p>
          </table:table-cell>
          <table:table-cell table:style-name="Tabella11.A1" office:value-type="string">
            <text:p text:style-name="P43">DPT (E., T.) / HP T.</text:p>
          </table:table-cell>
          <table:table-cell table:style-name="Tabella11.C1" office:value-type="string">
            <text:p text:style-name="P43">Difficulty</text:p>
          </table:table-cell>
          <table:table-cell table:style-name="Tabella11.C1" office:value-type="string">
            <text:p text:style-name="P9">HP loss</text:p>
          </table:table-cell>
        </table:table-row>
        <table:table-row table:style-name="Tabella11.1">
          <table:table-cell table:style-name="Tabella11.A2" office:value-type="string">
            <text:p text:style-name="P5">Rat’s nest</text:p>
          </table:table-cell>
          <table:table-cell table:style-name="Tabella11.A2" office:value-type="string">
            <text:p text:style-name="P5"><text:span text:style-name="T14">15</text:span> rats</text:p>
          </table:table-cell>
          <table:table-cell table:style-name="Tabella11.C2" office:value-type="string">
            <text:p text:style-name="P7">23.25</text:p>
          </table:table-cell>
          <table:table-cell table:style-name="Tabella11.A2" office:value-type="string">
            <text:p text:style-name="P5">23.35</text:p>
          </table:table-cell>
          <table:table-cell table:style-name="Tabella11.C2" office:value-type="string">
            <text:p text:style-name="P5">0.<text:span text:style-name="T14">11</text:span></text:p>
          </table:table-cell>
          <table:table-cell table:style-name="Tabella11.A2" office:value-type="string">
            <text:p text:style-name="P5">0.1<text:span text:style-name="T14">48</text:span></text:p>
          </table:table-cell>
          <table:table-cell table:style-name="Tabella11.C2" office:value-type="string">
            <text:p text:style-name="P5">-0.<text:span text:style-name="T14">038</text:span></text:p>
          </table:table-cell>
          <table:table-cell table:style-name="Tabella11.C2" office:value-type="string">
            <text:p text:style-name="P7">1.345</text:p>
          </table:table-cell>
        </table:table-row>
      </table:table>
      <table:table table:name="Table32" table:style-name="Table32">
        <table:table-column table:style-name="Table32.A"/>
        <table:table-column table:style-name="Table32.B"/>
        <table:table-column table:style-name="Table32.C"/>
        <table:table-row>
          <table:table-cell table:style-name="Table32.A1" table:number-columns-spanned="3" office:value-type="string">
            <text:h text:style-name="P53" text:outline-level="4">Ancient puzzle</text:h>
            <text:p text:style-name="P36">To access to from Cal to the east citadel you need to solve the ancient puzzle 2.</text:p>
            <text:p text:style-name="P30">There are 5 concentric circumferences that can be rotated, and 5 quadrants. The goal for the player is to rotate the circumferences and obtain quadrants with all different symbols inside them. In the pictures we used number to simplify the explanation.</text:p>
          </table:table-cell>
          <table:covered-table-cell/>
          <table:covered-table-cell/>
        </table:table-row>
        <table:table-row>
          <table:table-cell table:style-name="Table32.A1" office:value-type="string">
            <text:p text:style-name="Table_20_Contents"><draw:frame draw:style-name="fr1" draw:name="Frame8" text:anchor-type="as-char" svg:width="6.701cm" draw:z-index="40"><draw:text-box fo:min-height="6.512cm"><text:p text:style-name="Picture"><draw:frame draw:style-name="fr19" draw:name="Image55" text:anchor-type="as-char" svg:width="6.701cm" style:rel-width="100%" svg:height="6.512cm" style:rel-height="scale" draw:z-index="41"><draw:image xlink:href="../../Resources/Puzzles/puzzles-B_1.jpg" xlink:type="simple" xlink:show="embed" xlink:actuate="onLoad" loext:mime-type="image/jpeg"/></draw:frame><text:span text:style-name="T1"><text:line-break/></text:span>Picture <text:sequence text:ref-name="refPicture15" text:name="Picture" text:formula="ooow:Picture+1" style:num-format="1">16</text:sequence>: Ancient puzzle 2</text:p></draw:text-box></draw:frame></text:p>
          </table:table-cell>
          <table:table-cell table:style-name="Table32.A1" office:value-type="string">
            <text:p text:style-name="P42"><draw:frame draw:style-name="fr1" draw:name="Frame12" text:anchor-type="as-char" svg:width="6.699cm" draw:z-index="42"><draw:text-box fo:min-height="6.71cm"><text:p text:style-name="Picture"><draw:frame draw:style-name="fr19" draw:name="Image56" text:anchor-type="as-char" svg:width="6.699cm" style:rel-width="100%" svg:height="6.71cm" style:rel-height="scale" draw:z-index="43"><draw:image xlink:href="../../Resources/Puzzles/puzzles-B_2.jpg" xlink:type="simple" xlink:show="embed" xlink:actuate="onLoad" loext:mime-type="image/jpeg"/></draw:frame><text:span text:style-name="T1"><text:line-break/></text:span>Picture <text:sequence text:ref-name="refPicture16" text:name="Picture" text:formula="ooow:Picture+1" style:num-format="1">17</text:sequence>: Solution</text:p></draw:text-box></draw:frame></text:p>
          </table:table-cell>
          <table:table-cell table:style-name="Table32.A1" office:value-type="string">
            <table:table table:name="Table35" table:style-name="Table35">
              <table:table-column table:style-name="Table35.A"/>
              <table:table-column table:style-name="Table35.B"/>
              <table:table-header-rows>
                <table:table-row table:style-name="Table35.1">
                  <table:table-cell table:style-name="Table35.A1" office:value-type="string">
                    <text:p text:style-name="P42">Puzzle prop.</text:p>
                  </table:table-cell>
                  <table:table-cell table:style-name="Table35.B1" office:value-type="string">
                    <text:p text:style-name="P42">Value</text:p>
                  </table:table-cell>
                </table:table-row>
              </table:table-header-rows>
              <table:table-row>
                <table:table-cell table:style-name="Table35.A2" office:value-type="string">
                  <text:p text:style-name="P3">AVG duration</text:p>
                </table:table-cell>
                <table:table-cell table:style-name="Table35.B2" office:value-type="string">
                  <text:p text:style-name="P3">8 min</text:p>
                </table:table-cell>
              </table:table-row>
              <table:table-row table:style-name="Table35.1">
                <table:table-cell table:style-name="Table35.A3" office:value-type="string">
                  <text:p text:style-name="P3">Difficulty</text:p>
                </table:table-cell>
                <table:table-cell table:style-name="Table35.B3" office:value-type="string">
                  <text:p text:style-name="P3">4/10</text:p>
                </table:table-cell>
              </table:table-row>
            </table:table>
            <text:p text:style-name="Table_20_Contents"/>
          </table:table-cell>
        </table:table-row>
      </table:table>
      <text:p text:style-name="Text_20_body"/>
      <text:h text:style-name="P61" text:outline-level="2">Port area</text:h>
      <text:p text:style-name="P32">Here the player meets the fisherman and his family near the boat, as a secondary mission that Ben gives to him. The team will need to predict the movement of the enemies to save them and gain the special reward for Heen. </text:p>
      <table:table table:name="Table11" table:style-name="Table11">
        <table:table-column table:style-name="Table11.A"/>
        <table:table-column table:style-name="Table11.B"/>
        <table:table-row>
          <table:table-cell table:style-name="Table11.A1" office:value-type="string">
            <text:p text:style-name="Table_20_Contents"><draw:frame draw:style-name="fr1" draw:name="Frame20" text:anchor-type="as-char" svg:width="13.386cm" draw:z-index="44"><draw:text-box fo:min-height="12.779cm"><text:p text:style-name="Picture"><draw:frame draw:style-name="fr16" draw:name="Image33" text:anchor-type="as-char" svg:width="13.386cm" style:rel-width="100%" svg:height="12.779cm" style:rel-height="scale" draw:z-index="45"><draw:image xlink:href="../../Resources/Levels/Radme/Cal/Blueprints/Port/Port.png" xlink:type="simple" xlink:show="embed" xlink:actuate="onLoad" loext:mime-type="image/png"/></draw:frame><text:span text:style-name="T1"><text:line-break/></text:span>Picture <text:sequence text:ref-name="refPicture17" text:name="Picture" text:formula="ooow:Picture+1" style:num-format="1">18</text:sequence>: Map of the port</text:p></draw:text-box></draw:frame></text:p>
          </table:table-cell>
          <table:table-cell table:style-name="Table11.A1" office:value-type="string">
            <table:table table:name="Table12" table:style-name="Table12">
              <table:table-column table:style-name="Table12.A"/>
              <table:table-column table:style-name="Table12.B"/>
              <table:table-row>
                <table:table-cell table:style-name="Table12.A1" office:value-type="string">
                  <text:p text:style-name="P42">ID</text:p>
                </table:table-cell>
                <table:table-cell table:style-name="Table12.B1" office:value-type="string">
                  <text:p text:style-name="P42">Description</text:p>
                </table:table-cell>
              </table:table-row>
              <table:table-row>
                <table:table-cell table:style-name="Table12.A2" office:value-type="string">
                  <text:p text:style-name="P3"><draw:frame draw:style-name="fr18" draw:name="Image44" text:anchor-type="as-char" svg:width="0.499cm" svg:height="0.589cm" draw:z-index="46"><draw:image xlink:href="Pictures/10000201000000240000002BCF7A34006E75D07C.png" xlink:type="simple" xlink:show="embed" xlink:actuate="onLoad" loext:mime-type="image/png"/></draw:frame></text:p>
                </table:table-cell>
                <table:table-cell table:style-name="Table12.B2" office:value-type="string">
                  <text:p text:style-name="P3">Civilian</text:p>
                </table:table-cell>
              </table:table-row>
              <table:table-row>
                <table:table-cell table:style-name="Table12.A3" office:value-type="string">
                  <text:p text:style-name="P3"><draw:frame draw:style-name="fr18" draw:name="Image43" text:anchor-type="as-char" svg:width="0.499cm" svg:height="0.61cm" draw:z-index="47"><draw:image xlink:href="../../Resources/Levels/Radme/Cal/Blueprints/icone%20mappa/zoimbie1_hold.png" xlink:type="simple" xlink:show="embed" xlink:actuate="onLoad" loext:mime-type="image/png"/></draw:frame></text:p>
                </table:table-cell>
                <table:table-cell table:style-name="Table12.B3" office:value-type="string">
                  <text:p text:style-name="P3">Enemy</text:p>
                </table:table-cell>
              </table:table-row>
              <table:table-row>
                <table:table-cell table:style-name="Table12.A2" office:value-type="string">
                  <text:p text:style-name="P3"><draw:frame draw:style-name="fr18" draw:name="Image61" text:anchor-type="as-char" svg:width="0.499cm" svg:height="0.499cm" draw:z-index="48"><draw:image xlink:href="../../Resources/Levels/Radme/Cal/Blueprints/icone%20mappa/shop.png" xlink:type="simple" xlink:show="embed" xlink:actuate="onLoad" loext:mime-type="image/png"/></draw:frame></text:p>
                </table:table-cell>
                <table:table-cell table:style-name="Table12.B2" office:value-type="string">
                  <text:p text:style-name="P3">Shop</text:p>
                </table:table-cell>
              </table:table-row>
              <table:table-row>
                <table:table-cell table:style-name="Table12.A3" office:value-type="string">
                  <text:p text:style-name="P3"><draw:frame draw:style-name="fr18" draw:name="Image62" text:anchor-type="as-char" svg:width="0.499cm" svg:height="0.499cm" draw:z-index="49"><draw:image xlink:href="../../Resources/Levels/Radme/Cal/Blueprints/icone%20mappa/reward.png" xlink:type="simple" xlink:show="embed" xlink:actuate="onLoad" loext:mime-type="image/png"/></draw:frame></text:p>
                </table:table-cell>
                <table:table-cell table:style-name="Table12.B3" office:value-type="string">
                  <text:p text:style-name="P3">Reward</text:p>
                </table:table-cell>
              </table:table-row>
              <table:table-row>
                <table:table-cell table:style-name="Table12.A2" office:value-type="string">
                  <text:p text:style-name="P3">7</text:p>
                </table:table-cell>
                <table:table-cell table:style-name="Table12.B2" office:value-type="string">
                  <text:p text:style-name="P3">Port</text:p>
                </table:table-cell>
              </table:table-row>
              <table:table-row table:style-name="Table12.7">
                <table:table-cell table:style-name="Table12.A3" office:value-type="string">
                  <text:p text:style-name="P13">■</text:p>
                </table:table-cell>
                <table:table-cell table:style-name="Table12.B3" office:value-type="string">
                  <text:p text:style-name="P3">Main path for mission</text:p>
                </table:table-cell>
              </table:table-row>
              <table:table-row table:style-name="Table12.7">
                <table:table-cell table:style-name="Table12.A2" office:value-type="string">
                  <text:p text:style-name="P12">■</text:p>
                </table:table-cell>
                <table:table-cell table:style-name="Table12.B2" office:value-type="string">
                  <text:p text:style-name="P3">Path for exploration’s rewards</text:p>
                </table:table-cell>
              </table:table-row>
              <table:table-row>
                <table:table-cell table:style-name="Table12.A9" office:value-type="string">
                  <text:p text:style-name="P3">♫1</text:p>
                </table:table-cell>
                <table:table-cell table:style-name="Table12.B9" office:value-type="string">
                  <text:p text:style-name="P3">Score: acoustic guitar theme [Adagio].</text:p>
                  <text:p text:style-name="P3">Ambient sounds: wave noise, wind.</text:p>
                </table:table-cell>
              </table:table-row>
            </table:table>
            <text:p text:style-name="Table_20_Contents"/>
          </table:table-cell>
        </table:table-row>
      </table:table>
      <text:h text:style-name="P57" text:outline-level="3">The port</text:h>
      <text:p text:style-name="P32">The port is an environment composed of seven macro areas. The first is a simple lawn, from this you can go to the fish market, a modest area where there are many stalls selling everything that the river offers.</text:p>
      <text:p text:style-name="Standard">Continuing along the river to the south you enter the owner’s shop, a medium-sized room where you can buy goods that are processed by the largest boat of Cal.</text:p>
      <text:p text:style-name="Standard">Next to it is the shipyard, a large work area where ships are brought ashore and adjusted, or where new boats take shape. Opposite the building site is the quay with anchored ships.</text:p>
      <text:p text:style-name="Standard">Along the river there is also a bridge that you can cross to get to the east of the port where there is the shop of the Fisherman and his house.</text:p>
      <text:p text:style-name="P24"><draw:frame draw:style-name="fr1" draw:name="Frame3" text:anchor-type="as-char" svg:width="16.533cm" svg:height="20.001cm" draw:z-index="71"><draw:text-box><text:p text:style-name="P39"><draw:frame draw:style-name="fr23" draw:name="Image11" text:anchor-type="as-char" svg:width="16.36cm" svg:height="18cm" draw:z-index="72"><draw:image xlink:href="../../Resources/Levels/Radme/Cal/Blueprints/Port/Port%20-%20detailed.png" xlink:type="simple" xlink:show="embed" xlink:actuate="onLoad" loext:mime-type="image/png"/></draw:frame><text:span text:style-name="T1"><text:line-break/></text:span>Picture <text:sequence text:ref-name="refPicture18" text:name="Picture" text:formula="ooow:Picture+1" style:num-format="1">19</text:sequence>: Map of the port</text:p></draw:text-box></draw:frame></text:p>
      <text:h text:style-name="P61" text:outline-level="2">Market area</text:h>
      <text:p text:style-name="P32">Moving on the map require attention for the player: being discovered by an enemy triggers an alarm that forces the player to escape due to numerical inferiority.</text:p>
      <table:table table:name="Table8" table:style-name="Table8">
        <table:table-column table:style-name="Table8.A"/>
        <table:table-column table:style-name="Table8.B"/>
        <table:table-row>
          <table:table-cell table:style-name="Table8.A1" office:value-type="string">
            <text:p text:style-name="Table_20_Contents"><draw:frame draw:style-name="fr1" draw:name="Frame19" text:anchor-type="as-char" svg:width="13.386cm" draw:z-index="73"><draw:text-box fo:min-height="14.483cm"><text:p text:style-name="Picture"><draw:frame draw:style-name="fr16" draw:name="Image25" text:anchor-type="as-char" svg:width="13.386cm" style:rel-width="100%" svg:height="14.483cm" style:rel-height="scale" draw:z-index="74"><draw:image xlink:href="../../Resources/Levels/Radme/Cal/Blueprints/Market/Market/Market.png" xlink:type="simple" xlink:show="embed" xlink:actuate="onLoad" loext:mime-type="image/png"/></draw:frame><text:span text:style-name="T1"><text:line-break/></text:span>Picture <text:sequence text:ref-name="refPicture19" text:name="Picture" text:formula="ooow:Picture+1" style:num-format="1">20</text:sequence>: Map of the Market</text:p></draw:text-box></draw:frame></text:p>
          </table:table-cell>
          <table:table-cell table:style-name="Table8.A1" office:value-type="string">
            <table:table table:name="Table15" table:style-name="Table15">
              <table:table-column table:style-name="Table15.A"/>
              <table:table-column table:style-name="Table15.B"/>
              <table:table-row>
                <table:table-cell table:style-name="Table15.A1" office:value-type="string">
                  <text:p text:style-name="P42">ID</text:p>
                </table:table-cell>
                <table:table-cell table:style-name="Table15.B1" office:value-type="string">
                  <text:p text:style-name="P42">Description</text:p>
                </table:table-cell>
              </table:table-row>
              <table:table-row>
                <table:table-cell table:style-name="Table15.A2" office:value-type="string">
                  <text:p text:style-name="P3">4</text:p>
                </table:table-cell>
                <table:table-cell table:style-name="Table15.B2" office:value-type="string">
                  <text:p text:style-name="P3">Guild of alchemists</text:p>
                </table:table-cell>
              </table:table-row>
              <table:table-row>
                <table:table-cell table:style-name="Table15.A3" office:value-type="string">
                  <text:p text:style-name="P3">6</text:p>
                </table:table-cell>
                <table:table-cell table:style-name="Table15.B3" office:value-type="string">
                  <text:p text:style-name="P3">Barrack</text:p>
                </table:table-cell>
              </table:table-row>
              <table:table-row>
                <table:table-cell table:style-name="Table15.A2" office:value-type="string">
                  <text:p text:style-name="P3">8</text:p>
                </table:table-cell>
                <table:table-cell table:style-name="Table15.B2" office:value-type="string">
                  <text:p text:style-name="P3">Market</text:p>
                </table:table-cell>
              </table:table-row>
              <table:table-row>
                <table:table-cell table:style-name="Table15.A3" office:value-type="string">
                  <text:p text:style-name="P3"><draw:frame draw:style-name="fr21" draw:name="Image32" text:anchor-type="as-char" svg:width="0.7cm" svg:height="0.55cm" draw:z-index="75"><draw:image xlink:href="../../Resources/Levels/Radme/Cal/Blueprints/Closed%20path%20by%20resistence.png" xlink:type="simple" xlink:show="embed" xlink:actuate="onLoad" loext:mime-type="image/png"/></draw:frame></text:p>
                </table:table-cell>
                <table:table-cell table:style-name="Table15.B3" office:value-type="string">
                  <text:p text:style-name="P3">Closed path by resistance</text:p>
                </table:table-cell>
              </table:table-row>
              <table:table-row>
                <table:table-cell table:style-name="Table15.A2" office:value-type="string">
                  <text:p text:style-name="P3"><draw:frame draw:style-name="fr18" draw:name="Image38" text:anchor-type="as-char" svg:width="0.4cm" svg:height="0.49cm" draw:z-index="76"><draw:image xlink:href="../../Resources/Levels/Radme/Cal/Blueprints/icone%20mappa/zoimbie1_hold.png" xlink:type="simple" xlink:show="embed" xlink:actuate="onLoad" loext:mime-type="image/png"/></draw:frame></text:p>
                </table:table-cell>
                <table:table-cell table:style-name="Table15.B2" office:value-type="string">
                  <text:p text:style-name="P3">Enemy</text:p>
                </table:table-cell>
              </table:table-row>
              <table:table-row>
                <table:table-cell table:style-name="Table15.A3" office:value-type="string">
                  <text:p text:style-name="P3"><draw:frame draw:style-name="fr18" draw:name="Image63" text:anchor-type="as-char" svg:width="0.499cm" svg:height="0.499cm" draw:z-index="77"><draw:image xlink:href="../../Resources/Levels/Radme/Cal/Blueprints/icone%20mappa/shop.png" xlink:type="simple" xlink:show="embed" xlink:actuate="onLoad" loext:mime-type="image/png"/></draw:frame></text:p>
                </table:table-cell>
                <table:table-cell table:style-name="Table15.B3" office:value-type="string">
                  <text:p text:style-name="P3">Shop</text:p>
                </table:table-cell>
              </table:table-row>
              <table:table-row>
                <table:table-cell table:style-name="Table15.A2" office:value-type="string">
                  <text:p text:style-name="P3"><draw:frame draw:style-name="fr18" draw:name="Image64" text:anchor-type="as-char" svg:width="0.699cm" svg:height="0.699cm" draw:z-index="78"><draw:image xlink:href="../../Resources/Levels/Radme/Cal/Blueprints/icone%20mappa/box_markl.png" xlink:type="simple" xlink:show="embed" xlink:actuate="onLoad" loext:mime-type="image/png"/></draw:frame></text:p>
                </table:table-cell>
                <table:table-cell table:style-name="Table15.B2" office:value-type="string">
                  <text:p text:style-name="P3">Reward for Markl</text:p>
                </table:table-cell>
              </table:table-row>
              <table:table-row>
                <table:table-cell table:style-name="Table15.A3" office:value-type="string">
                  <text:p text:style-name="P13">■</text:p>
                </table:table-cell>
                <table:table-cell table:style-name="Table15.B3" office:value-type="string">
                  <text:p text:style-name="P3">Main path for mission</text:p>
                </table:table-cell>
              </table:table-row>
              <table:table-row table:style-name="Table15.10">
                <table:table-cell table:style-name="Table15.A2" office:value-type="string">
                  <text:p text:style-name="P12">■</text:p>
                </table:table-cell>
                <table:table-cell table:style-name="Table15.B2" office:value-type="string">
                  <text:p text:style-name="P3">Path for exploration’s rewards</text:p>
                </table:table-cell>
              </table:table-row>
              <table:table-row table:style-name="Table15.10">
                <table:table-cell table:style-name="Table15.A3" office:value-type="string">
                  <text:p text:style-name="P3">♫1</text:p>
                </table:table-cell>
                <table:table-cell table:style-name="Table15.B3" office:value-type="string">
                  <text:p text:style-name="P3">Ambient sounds: voices of people, noise of wheels of wooden wagons, some clashing of copper objects.</text:p>
                </table:table-cell>
              </table:table-row>
              <table:table-row>
                <table:table-cell table:style-name="Table15.A2" office:value-type="string">
                  <text:p text:style-name="P3">♫2</text:p>
                </table:table-cell>
                <table:table-cell table:style-name="Table15.B2" office:value-type="string">
                  <text:p text:style-name="P3">Ambient sounds: voices of people</text:p>
                </table:table-cell>
              </table:table-row>
              <table:table-row>
                <table:table-cell table:style-name="Table15.A3" office:value-type="string">
                  <text:p text:style-name="P3">♫3</text:p>
                </table:table-cell>
                <table:table-cell table:style-name="Table15.B3" office:value-type="string">
                  <text:p text:style-name="P3">Score: viola theme [Andantino].</text:p>
                </table:table-cell>
              </table:table-row>
              <table:table-row>
                <table:table-cell table:style-name="Table15.A2" office:value-type="string">
                  <text:p text:style-name="P3">♫4</text:p>
                </table:table-cell>
                <table:table-cell table:style-name="Table15.B2" office:value-type="string">
                  <text:p text:style-name="P3">Score: military theme [Adagio].</text:p>
                </table:table-cell>
              </table:table-row>
              <table:table-row>
                <table:table-cell table:style-name="Table15.A3" office:value-type="string">
                  <text:p text:style-name="P3">♫5</text:p>
                </table:table-cell>
                <table:table-cell table:style-name="Table15.B3" office:value-type="string">
                  <text:p text:style-name="P3">Score: military theme [Adagio].</text:p>
                  <text:p text:style-name="P3">Sound effects: scream (distorted), boots on soil.</text:p>
                </table:table-cell>
              </table:table-row>
              <table:table-row>
                <table:table-cell table:style-name="Table15.A2" office:value-type="string">
                  <text:p text:style-name="P3">♫6</text:p>
                </table:table-cell>
                <table:table-cell table:style-name="Table15.B2" office:value-type="string">
                  <text:p text:style-name="P3">Ambient sounds: water flow, light wind.</text:p>
                </table:table-cell>
              </table:table-row>
            </table:table>
            <text:p text:style-name="Table_20_Contents"/>
          </table:table-cell>
        </table:table-row>
      </table:table>
      <text:p text:style-name="Text_20_body"/>
      <text:h text:style-name="P58" text:outline-level="3">The barrack</text:h>
      <text:p text:style-name="P32"><text:bookmark text:name="tw-target-text1"/>The barrack is the place where one of the two side-quests takes place to help the resistance. It consists of four buildings, only two of which are accessible and useful for the purpose of the mission. These buildings are the armory, where the team has to steal the equipment, and the dormitory, where they have to sneak in to get the key that allows access to the armory.</text:p>
      <text:h text:style-name="P54" text:outline-level="4">Barrack’s dormitory</text:h>
      <table:table table:name="Table6" table:style-name="Table6">
        <table:table-column table:style-name="Table6.A"/>
        <table:table-column table:style-name="Table6.B"/>
        <table:table-row>
          <table:table-cell table:style-name="Table6.A1" office:value-type="string">
            <text:p text:style-name="P32">The barrack’s dormitory is a multi-story building, although only the ground floor is accessible. This is accessible by three doors: one to the north which is closed and two to the south open. The south door on the left allows access to a corridor connected to the two dorms: the larger one with two entrances that is freely accessible and the smaller one accessible only from the living room because the door on the left corridor is closed.</text:p>
            <text:p text:style-name="Standard">Even the south door on the right allows access to a corridor that, if crossed, allows you to get into the training room on the right, which has two entrances open, and to the large hall. The hall is very roomy with a large table in the middle. In the upper right corner there are stairs to access to the upper floor but they are closed.</text:p>
            <text:h text:style-name="Heading_20_4" text:outline-level="4">Lights</text:h>
            <text:p text:style-name="Text_20_body">The level is poorly lit. The only sources of light are the lanterns kept by the guards that control the building. The light produced by the lanterns is not very strong and the light illuminates only a small conical area in front of the guard. For this reason the guards can see only what is part of the cone of light.</text:p>
          </table:table-cell>
          <table:table-cell table:style-name="Table6.A1" office:value-type="string">
            <text:p text:style-name="Table_20_Contents"><draw:frame draw:style-name="fr1" draw:name="Frame24" text:anchor-type="as-char" svg:width="9.5cm" draw:z-index="79"><draw:text-box fo:min-height="17.064cm"><text:p text:style-name="Picture"><draw:frame draw:style-name="fr16" draw:name="Image30" text:anchor-type="as-char" svg:width="9.5cm" style:rel-width="100%" svg:height="17.064cm" style:rel-height="scale" draw:z-index="80"><draw:image xlink:href="../../Resources/Levels/Radme/Cal/Blueprints/Market/Barrack/Barrack-Event%20Flowchart.png" xlink:type="simple" xlink:show="embed" xlink:actuate="onLoad" loext:mime-type="image/png"/></draw:frame><text:span text:style-name="T1"><text:line-break/></text:span>Picture <text:sequence text:ref-name="refPicture20" text:name="Picture" text:formula="ooow:Picture+1" style:num-format="1">21</text:sequence>: Barrack’s flow-chart</text:p></draw:text-box></draw:frame></text:p>
          </table:table-cell>
        </table:table-row>
      </table:table>
      <table:table table:name="Table16" table:style-name="Table16">
        <table:table-column table:style-name="Table16.A"/>
        <text:soft-page-break/>
        <table:table-row>
          <table:table-cell table:style-name="Table16.A1" office:value-type="string">
            <text:p text:style-name="Table_20_Contents"><draw:frame draw:style-name="fr8" draw:name="Frame10" text:anchor-type="as-char" svg:width="19.001cm" draw:z-index="85"><draw:text-box fo:min-height="11.772cm"><text:p text:style-name="Picture"><draw:frame draw:style-name="fr16" draw:name="Image10" text:anchor-type="as-char" svg:width="19.001cm" style:rel-width="100%" svg:height="11.772cm" style:rel-height="scale" draw:z-index="89"><draw:image xlink:href="../../Resources/Levels/Radme/Cal/Blueprints/Market/Barrack/Barrack.png" xlink:type="simple" xlink:show="embed" xlink:actuate="onLoad" loext:mime-type="image/png"/></draw:frame><text:span text:style-name="T1"><text:line-break/></text:span>Picture <text:sequence text:ref-name="refPicture21" text:name="Picture" text:formula="ooow:Picture+1" style:num-format="1">22</text:sequence>: Map of the barrack</text:p></draw:text-box></draw:frame></text:p>
          </table:table-cell>
        </table:table-row>
        <table:table-row>
          <table:table-cell table:style-name="Table16.A1" office:value-type="string">
            <text:h text:style-name="Heading_20_4" text:outline-level="4">Audio design</text:h>
          </table:table-cell>
        </table:table-row>
        <table:table-row>
          <table:table-cell table:style-name="Table16.A1" office:value-type="string">
            <table:table table:name="Table17" table:style-name="Table17">
              <table:table-column table:style-name="Table17.A"/>
              <table:table-column table:style-name="Table17.B"/>
              <table:table-header-rows>
                <table:table-row>
                  <table:table-cell table:style-name="Table17.A1" office:value-type="string">
                    <text:p text:style-name="P42">ID</text:p>
                  </table:table-cell>
                  <table:table-cell table:style-name="Table17.B1" office:value-type="string">
                    <text:p text:style-name="P42">Description</text:p>
                  </table:table-cell>
                </table:table-row>
              </table:table-header-rows>
              <table:table-row table:style-name="Table17.2">
                <table:table-cell table:style-name="Table17.A2" office:value-type="string">
                  <text:p text:style-name="P3">♫1</text:p>
                </table:table-cell>
                <table:table-cell table:style-name="Table17.B2" office:value-type="string">
                  <text:p text:style-name="P3">Score: military theme [Adagio].</text:p>
                  <text:p text:style-name="P3">Ambient sounds: boots on wood, voices of people.</text:p>
                </table:table-cell>
              </table:table-row>
            </table:table>
            <text:p text:style-name="Table_20_Contents"/>
          </table:table-cell>
        </table:table-row>
      </table:table>
      <text:h text:style-name="Heading_20_4" text:outline-level="4">Stealth mission</text:h>
      <text:p text:style-name="P32">The player must enter the barracks dormitory in the military quarter in order to complete the resistance side quest. This is necessary because he has to steal the arsenal’s key from the blacksmith who is sleeping in the dormitory 2. From the building can be accessed by two doors, one on the right and one on the left. Just inside, a stealth mission begins that can only be conducted with Markl. In fact, the player must be able to go unnoticed to the rooms avoiding being caught by soldiers who are patrolling the salon. Not to be seen, the player: must not be in the cone of light guard produced by the lanterns that they use to see in the dark, being night, and must not walk too close to them, in fact if it will be too close the guards will hear the noise produced from his steps and they will capture him. When the player is seen the mission starts again from the entrance to the building. The only checkpoint present is the room where the blacksmith sleeps, in fact once reached it will start again from there if you will be discovered while trying to get back from the team that is waiting by the entrance of the barracks. To be able to go further unnoticed Markl can hide behind the objects present as statues, walls and chests.</text:p>
      <text:p text:style-name="Standard">There are six soldiers on the ground floor: one standing in front of the stairs leading to the upper floor and the other five that move inside the room with assigned paths. In particular, if the player enters from the entrance to the left, he must pay attention to the soldiers E1 and E6 patrolling the area in which Markl must pass to reach the secret passage to enter the room. Otherwise if you arrive from the right door you have to pay attention to the soldiers E1, E5 and E4 that patrol the area.</text:p>
      <text:p text:style-name="Standard">Some data relevant to the mission:</text:p>
      <text:list xml:id="list3194552353" text:style-name="L3">
        <text:list-item>
          <text:p text:style-name="P47">Movement speed of the soldiers: 5 km/h</text:p>
        </text:list-item>
        <text:list-item>
          <text:p text:style-name="P47">Soldier E5: time to reach the other point of his journey: 13 m→9.8 s</text:p>
        </text:list-item>
        <text:list-item>
          <text:p text:style-name="P47">Soldier E4: time to reach the other point of his journey: 9 m→6.8 s</text:p>
        </text:list-item>
        <text:list-item>
          <text:p text:style-name="P47"><text:soft-page-break/>Soldier E1: time to reach the other point of his journey: 13.5 m→10.17 s</text:p>
        </text:list-item>
        <text:list-item>
          <text:p text:style-name="P47">Soldier E6: time to reach the other point of his journey: 9 m→6.8 s</text:p>
        </text:list-item>
        <text:list-item>
          <text:p text:style-name="P47">Markl’s movement speed: 8 km/h</text:p>
        </text:list-item>
      </text:list>
      <text:p text:style-name="Standard">Soldiers have two positions during patrolling:</text:p>
      <text:list xml:id="list3301499061" text:style-name="L4">
        <text:list-item>
          <text:p text:style-name="P48">The alpha position that is the initial position of each soldier in which they are found when entering the building.</text:p>
        </text:list-item>
        <text:list-item>
          <text:p text:style-name="P48">The beta position is the other position where a soldier stops during patrolling.</text:p>
        </text:list-item>
      </text:list>
      <text:p text:style-name="Standard">When the soldiers are in alpha they must reach beta. On the contrary when soldiers are in beta they must reach alpha.</text:p>
      <text:p text:style-name="Standard">The soldiers have been synchronized so that the player can not find too short paths and immediately overcome the mission. In particular, the movement of the soldiers begins when Markl approaches or to the statue near E6 or the statue near E5. From that moment begins the “stop” time in which the soldiers remain in their positions for 4 seconds (this time is triggered when all the soldiers have reached their destination position). After these seconds the soldiers start their rounds but not all at the same time. In fact, the soldiers will leave at intervals of time that changes depending on whether they are in alpha or beta position and that also depend on the other soldiers:</text:p>
      <text:list xml:id="list2892970083" text:style-name="L5">
        <text:list-item>
          <text:p text:style-name="P49">The E4 soldier when he has to go from alpha to beta (so in his path from top to bottom) starts to move 2 seconds before the others.</text:p>
        </text:list-item>
        <text:list-item>
          <text:p text:style-name="P49">The E6 soldier when he has to go from alpha to beta (so in his path from bottom to top) starts moving 2 seconds after E1 started from his alpha position.</text:p>
        </text:list-item>
        <text:list-item>
          <text:p text:style-name="P49">The E1 soldier when he has to go from beta to alpha (so in his path from left to right) starts to move 2.5 seconds before the others.</text:p>
        </text:list-item>
      </text:list>
      <table:table table:name="Table5" table:style-name="Table5">
        <table:table-column table:style-name="Table5.A"/>
        <table:table-row>
          <table:table-cell table:style-name="Table5.A1" office:value-type="string">
            <text:h text:style-name="P56" text:outline-level="4"><draw:frame draw:style-name="fr15" draw:name="Frame23" text:anchor-type="paragraph" svg:x="10.291cm" svg:y="0cm" svg:width="8.781cm" draw:z-index="119"><draw:text-box fo:min-height="12cm"><text:p text:style-name="Picture"><draw:frame draw:style-name="fr25" draw:name="Image29" text:anchor-type="as-char" svg:width="8.781cm" style:rel-width="100%" svg:height="12cm" style:rel-height="scale" draw:z-index="120"><draw:image xlink:href="../../Resources/Levels/Radme/Cal/Blueprints/Market/Armory/Armory-Event%20Flowchart.png" xlink:type="simple" xlink:show="embed" xlink:actuate="onLoad" draw:filter-name="&lt;All formats&gt;" loext:mime-type="image/png"/></draw:frame><text:span text:style-name="T1"><text:line-break/></text:span>Picture <text:sequence text:ref-name="refPicture22" text:name="Picture" text:formula="ooow:Picture+1" style:num-format="1">23</text:sequence>: Armory’s flow-chart</text:p></draw:text-box></draw:frame>Barrack’s Armory</text:h>
            <text:p text:style-name="P32">The armory is a large building consisting of four large rooms. A large entrance that can be accessed from the south door, and from which you can go up, in the barn, where there are the enclosures where the horses are placed. From the stable you can go out into the city through a door (which is closed) or you can access a very large room that is used by the blacksmith to work. From the work room you can go to the storage area where the weapons and armor are located. To do this you need to open the locked door.</text:p>
            <text:h text:style-name="Heading_20_5" text:outline-level="5">Lights</text:h>
            <text:p text:style-name="Text_20_body">The mission takes place at night like the one in the barracks (the two maps are part of the same side-quest). Armory rooms are well lit with torches on the walls so as to make all the elements visible. Torches make a modest light so there are about 2 in each room. Even the light of the moon helps to illuminate the rooms. If some corners remain dimly lit it is not a problem. Important is that, in the storage armor, the chest with the objects to be taken to complete the mission and the one containing the Calcifer enhancement are well lit.</text:p>
          </table:table-cell>
        </table:table-row>
        <table:table-row>
          <table:table-cell table:style-name="Table5.A1" office:value-type="string">
            <text:p text:style-name="P81"/>
          </table:table-cell>
        </table:table-row>
        <table:table-row>
          <table:table-cell table:style-name="Table5.A1" office:value-type="string">
            <text:p text:style-name="P81"/>
          </table:table-cell>
        </table:table-row>
        <table:table-row>
          <table:table-cell table:style-name="Table5.A1" office:value-type="string">
            <table:table table:name="Table3" table:style-name="Table3">
              <table:table-column table:style-name="Table3.A"/>
              <table:table-column table:style-name="Table3.B"/>
              <table:table-row>
                <table:table-cell table:style-name="Table3.A1" office:value-type="string">
                  <text:p text:style-name="Table_20_Contents"><draw:frame draw:style-name="fr20" draw:name="Image12" text:anchor-type="as-char" svg:width="10.961cm" svg:height="7.519cm" draw:z-index="81"><draw:image xlink:href="../../Resources/Levels/Radme/Cal/Blueprints/Market/Armory/Armory.png" xlink:type="simple" xlink:show="embed" xlink:actuate="onLoad" loext:mime-type="image/png"/></draw:frame></text:p>
                </table:table-cell>
                <table:table-cell table:style-name="Table3.A1" office:value-type="string">
                  <table:table table:name="Table18" table:style-name="Table18">
                    <table:table-column table:style-name="Table18.A"/>
                    <table:table-column table:style-name="Table18.B"/>
                    <table:table-row>
                      <table:table-cell table:style-name="Table18.A1" office:value-type="string">
                        <text:p text:style-name="P42">ID</text:p>
                      </table:table-cell>
                      <table:table-cell table:style-name="Table18.B1" office:value-type="string">
                        <text:p text:style-name="P42">Description</text:p>
                      </table:table-cell>
                    </table:table-row>
                    <table:table-row table:style-name="Table18.2">
                      <table:table-cell table:style-name="Table18.A2" office:value-type="string">
                        <text:p text:style-name="P3"><draw:frame draw:style-name="fr18" draw:name="Image66" text:anchor-type="as-char" svg:width="0.469cm" svg:height="0.6cm" draw:z-index="82"><draw:image xlink:href="../../Resources/Levels/Radme/Cal/Blueprints/icone%20mappa/zoimbie1_hold.png" xlink:type="simple" xlink:show="embed" xlink:actuate="onLoad" loext:mime-type="image/png"/></draw:frame></text:p>
                      </table:table-cell>
                      <table:table-cell table:style-name="Table18.B2" office:value-type="string">
                        <text:p text:style-name="P3">Enemy</text:p>
                      </table:table-cell>
                    </table:table-row>
                    <table:table-row table:style-name="Table18.2">
                      <table:table-cell table:style-name="Table18.A3" office:value-type="string">
                        <text:p text:style-name="P3"><draw:frame draw:style-name="fr18" draw:name="Image70" text:anchor-type="as-char" svg:width="0.6cm" svg:height="0.6cm" draw:z-index="83"><draw:image xlink:href="../../Resources/Levels/Radme/Cal/Blueprints/icone%20mappa/swordSilver.png" xlink:type="simple" xlink:show="embed" xlink:actuate="onLoad" loext:mime-type="image/png"/></draw:frame></text:p>
                      </table:table-cell>
                      <table:table-cell table:style-name="Table18.B3" office:value-type="string">
                        <text:p text:style-name="P3">Sword</text:p>
                      </table:table-cell>
                    </table:table-row>
                    <table:table-row table:style-name="Table18.2">
                      <table:table-cell table:style-name="Table18.A2" office:value-type="string">
                        <text:p text:style-name="P3"><draw:frame draw:style-name="fr18" draw:name="Image69" text:anchor-type="as-char" svg:width="0.6cm" svg:height="0.6cm" draw:z-index="84"><draw:image xlink:href="../../Resources/Levels/Radme/Cal/Blueprints/icone%20mappa/shieldSilver.png" xlink:type="simple" xlink:show="embed" xlink:actuate="onLoad" loext:mime-type="image/png"/></draw:frame></text:p>
                      </table:table-cell>
                      <table:table-cell table:style-name="Table18.B2" office:value-type="string">
                        <text:p text:style-name="P3">Shield</text:p>
                      </table:table-cell>
                    </table:table-row>
                    <table:table-row table:style-name="Table18.2">
                      <table:table-cell table:style-name="Table18.A3" office:value-type="string">
                        <text:p text:style-name="P3"><draw:frame draw:style-name="fr18" draw:name="Image68" text:anchor-type="as-char" svg:width="0.49cm" svg:height="0.6cm" draw:z-index="86"><draw:image xlink:href="../../Resources/Levels/Radme/Cal/Blueprints/icone%20mappa/Mana%20Potion.png" xlink:type="simple" xlink:show="embed" xlink:actuate="onLoad" loext:mime-type="image/png"/></draw:frame></text:p>
                      </table:table-cell>
                      <table:table-cell table:style-name="Table18.B3" office:value-type="string">
                        <text:p text:style-name="P3">Mana potion</text:p>
                      </table:table-cell>
                    </table:table-row>
                    <table:table-row table:style-name="Table18.2">
                      <table:table-cell table:style-name="Table18.A2" office:value-type="string">
                        <text:p text:style-name="P3"><draw:frame draw:style-name="fr18" draw:name="Image67" text:anchor-type="as-char" svg:width="0.499cm" svg:height="0.499cm" draw:z-index="87"><draw:image xlink:href="../../Resources/Levels/Radme/Cal/Blueprints/icone%20mappa/reward.png" xlink:type="simple" xlink:show="embed" xlink:actuate="onLoad" loext:mime-type="image/png"/></draw:frame></text:p>
                      </table:table-cell>
                      <table:table-cell table:style-name="Table18.B2" office:value-type="string">
                        <text:p text:style-name="P3">Reward</text:p>
                      </table:table-cell>
                    </table:table-row>
                    <table:table-row table:style-name="Table18.2">
                      <table:table-cell table:style-name="Table18.A3" office:value-type="string">
                        <text:p text:style-name="P3"><draw:frame draw:style-name="fr18" draw:name="Image65" text:anchor-type="as-char" svg:width="0.758cm" svg:height="0.758cm" draw:z-index="88"><draw:image xlink:href="../../Resources/Levels/Radme/Cal/Blueprints/icone%20mappa/box_heen.png" xlink:type="simple" xlink:show="embed" xlink:actuate="onLoad" loext:mime-type="image/png"/></draw:frame></text:p>
                      </table:table-cell>
                      <table:table-cell table:style-name="Table18.B3" office:value-type="string">
                        <text:p text:style-name="P3">Reward for Heen</text:p>
                      </table:table-cell>
                    </table:table-row>
                    <table:table-row table:style-name="Table18.2">
                      <table:table-cell table:style-name="Table18.A2" office:value-type="string">
                        <text:p text:style-name="P3">♫1</text:p>
                      </table:table-cell>
                      <table:table-cell table:style-name="Table18.B2" office:value-type="string">
                        <text:p text:style-name="P3">Score: military theme [Adagio].</text:p>
                        <text:p text:style-name="P3">Ambient sounds: boots on wood.</text:p>
                      </table:table-cell>
                    </table:table-row>
                    <table:table-row>
                      <table:table-cell table:style-name="Table18.A9" office:value-type="string">
                        <text:p text:style-name="P3">♫2</text:p>
                      </table:table-cell>
                      <table:table-cell table:style-name="Table18.B9" office:value-type="string">
                        <text:p text:style-name="P3">Ambient sounds: iron on iron.</text:p>
                      </table:table-cell>
                    </table:table-row>
                  </table:table>
                  <text:p text:style-name="Table_20_Contents"/>
                </table:table-cell>
              </table:table-row>
            </table:table>
            <text:p text:style-name="P32"/>
          </table:table-cell>
        </table:table-row>
        <table:table-row>
          <table:table-cell table:style-name="Table5.A1" office:value-type="string">
            <text:h text:style-name="Heading_20_5" text:outline-level="5">Fights</text:h>
          </table:table-cell>
        </table:table-row>
        <table:table-row>
          <table:table-cell table:style-name="Table5.A1" office:value-type="string">
            <table:table table:name="Table56" table:style-name="Table56">
              <table:table-column table:style-name="Table56.A"/>
              <table:table-column table:style-name="Table56.B"/>
              <table:table-column table:style-name="Table56.C" table:number-columns-repeated="5"/>
              <table:table-column table:style-name="Table56.H"/>
              <table:table-row table:style-name="Table56.1">
                <table:table-cell table:style-name="Table56.A1" office:value-type="string">
                  <text:p text:style-name="P42">Room</text:p>
                </table:table-cell>
                <table:table-cell table:style-name="Table56.A1" office:value-type="string">
                  <text:p text:style-name="P42">Enemies</text:p>
                </table:table-cell>
                <table:table-cell table:style-name="Table56.C1" office:value-type="string">
                  <text:p text:style-name="P42">Damage to T.</text:p>
                </table:table-cell>
                <table:table-cell table:style-name="Table56.A1" office:value-type="string">
                  <text:p text:style-name="P42">Damage of T.</text:p>
                </table:table-cell>
                <table:table-cell table:style-name="Table56.C1" office:value-type="string">
                  <text:p text:style-name="P42">DPT (T., E.) / HP E.</text:p>
                </table:table-cell>
                <table:table-cell table:style-name="Table56.A1" office:value-type="string">
                  <text:p text:style-name="P42">DPT (E., T.) / HP T.</text:p>
                </table:table-cell>
                <table:table-cell table:style-name="Table56.C1" office:value-type="string">
                  <text:p text:style-name="P42">Difficulty</text:p>
                </table:table-cell>
                <table:table-cell table:style-name="Table56.C1" office:value-type="string">
                  <text:p text:style-name="P42">HP loss</text:p>
                </table:table-cell>
              </table:table-row>
              <table:table-row table:style-name="Table56.1">
                <table:table-cell table:style-name="Table56.A2" office:value-type="string">
                  <text:p text:style-name="P3">Entrance</text:p>
                </table:table-cell>
                <table:table-cell table:style-name="Table56.A2" office:value-type="string">
                  <text:p text:style-name="P3">3 soldier</text:p>
                </table:table-cell>
                <table:table-cell table:style-name="Table56.C2" office:value-type="string">
                  <text:p text:style-name="P3">9</text:p>
                </table:table-cell>
                <table:table-cell table:style-name="Table56.A2" office:value-type="string">
                  <text:p text:style-name="P3">24.57</text:p>
                </table:table-cell>
                <table:table-cell table:style-name="Table56.C2" office:value-type="string">
                  <text:p text:style-name="P3">0.255</text:p>
                </table:table-cell>
                <table:table-cell table:style-name="Table56.A2" office:value-type="string">
                  <text:p text:style-name="P3">0.057</text:p>
                </table:table-cell>
                <table:table-cell table:style-name="Table56.C2" office:value-type="string">
                  <text:p text:style-name="P3">0.198</text:p>
                </table:table-cell>
                <table:table-cell table:style-name="Table56.C2" office:value-type="string">
                  <text:p text:style-name="P3">0.223</text:p>
                </table:table-cell>
              </table:table-row>
              <table:table-row>
                <table:table-cell table:style-name="Table56.A3" office:value-type="string">
                  <text:p text:style-name="P3">Corridor</text:p>
                </table:table-cell>
                <table:table-cell table:style-name="Table56.A3" office:value-type="string">
                  <text:p text:style-name="P3">2 soldier</text:p>
                </table:table-cell>
                <table:table-cell table:style-name="Table56.C3" office:value-type="string">
                  <text:p text:style-name="P3">6</text:p>
                </table:table-cell>
                <table:table-cell table:style-name="Table56.A3" office:value-type="string">
                  <text:p text:style-name="P3">24.57</text:p>
                </table:table-cell>
                <table:table-cell table:style-name="Table56.C3" office:value-type="string">
                  <text:p text:style-name="P3">0.383</text:p>
                </table:table-cell>
                <table:table-cell table:style-name="Table56.A3" office:value-type="string">
                  <text:p text:style-name="P3">0.038</text:p>
                </table:table-cell>
                <table:table-cell table:style-name="Table56.C3" office:value-type="string">
                  <text:p text:style-name="P3">0.345</text:p>
                </table:table-cell>
                <table:table-cell table:style-name="Table56.C3" office:value-type="string">
                  <text:p text:style-name="P3">0.099</text:p>
                </table:table-cell>
              </table:table-row>
              <table:table-row>
                <table:table-cell table:style-name="Table56.A2" office:value-type="string">
                  <text:p text:style-name="P3">Forge</text:p>
                </table:table-cell>
                <table:table-cell table:style-name="Table56.A2" office:value-type="string">
                  <text:p text:style-name="P3">2 soldier</text:p>
                </table:table-cell>
                <table:table-cell table:style-name="Table56.C2" office:value-type="string">
                  <text:p text:style-name="P3">6</text:p>
                </table:table-cell>
                <table:table-cell table:style-name="Table56.A2" office:value-type="string">
                  <text:p text:style-name="P3">24.57</text:p>
                </table:table-cell>
                <table:table-cell table:style-name="Table56.C2" office:value-type="string">
                  <text:p text:style-name="P3">0.383 </text:p>
                </table:table-cell>
                <table:table-cell table:style-name="Table56.A2" office:value-type="string">
                  <text:p text:style-name="P3">0.038</text:p>
                </table:table-cell>
                <table:table-cell table:style-name="Table56.C2" office:value-type="string">
                  <text:p text:style-name="P3">0.345</text:p>
                </table:table-cell>
                <table:table-cell table:style-name="Table56.C2" office:value-type="string">
                  <text:p text:style-name="P3">0.099</text:p>
                </table:table-cell>
              </table:table-row>
            </table:table>
            <text:p text:style-name="Table_20_Contents"/>
          </table:table-cell>
        </table:table-row>
      </table:table>
      <text:p text:style-name="Text_20_body"/>
      <text:h text:style-name="P58" text:outline-level="3">The alchemist’s guild</text:h>
      <text:p text:style-name="P32">The alchemist’s guild is based in the city’s tower. Here the team will have to recover the book of the ancient language. There are two puzzles to solve:</text:p>
      <text:list xml:id="list1242251890" text:style-name="L6">
        <text:list-item>
          <text:p text:style-name="P45">Recovering the right ampoules to prepare a magic potion; this will serve to open the glass door located on the ground floor that protects the book.</text:p>
        </text:list-item>
        <text:list-item>
          <text:p text:style-name="P45">Pulling, in the right sequence, a group of three levers, which move libraries, located on the top floor, in order to recover a useful ampoule.</text:p>
        </text:list-item>
      </text:list>
      <text:h text:style-name="Heading_20_4" text:outline-level="4">Audio design</text:h>
      <text:p text:style-name="Standard">For the guild there is only one score theme for all the 3 floor.</text:p>
      <text:p text:style-name="Standard">Score: viola theme [Andantino].</text:p>
      <text:p text:style-name="Standard">Sound effects: boots on wood (x1, x2), wood on wood, teleport sfx, iron on iron, water boiling, glass on glass, magic elevation, padlock opening.</text:p>
      <text:h text:style-name="P54" text:outline-level="4">Lights</text:h>
      <text:p text:style-name="Text_20_body">The guild is a very enlightened environment. The light is emanated from crystals placed along the wall that illuminate the whole floor. The crystals are present in all three floors of the tower.</text:p>
      <table:table table:name="guildfloor" table:style-name="guildfloor">
        <table:table-column table:style-name="guildfloor.A"/>
        <table:table-row>
          <table:table-cell table:style-name="guildfloor.A1" office:value-type="string">
            <text:p text:style-name="Table_20_Contents"><draw:frame draw:style-name="fr1" draw:name="Frame17" text:anchor-type="as-char" svg:width="19.001cm" draw:z-index="90"><draw:text-box fo:min-height="12.584cm"><text:p text:style-name="Picture"><draw:frame draw:style-name="fr16" draw:name="Image16" text:anchor-type="as-char" svg:width="19.001cm" style:rel-width="100%" svg:height="12.584cm" style:rel-height="scale" draw:z-index="91"><draw:image xlink:href="../../Resources/Levels/Radme/Cal/Blueprints/Market/Guild/Guild0.png" xlink:type="simple" xlink:show="embed" xlink:actuate="onLoad" loext:mime-type="image/png"/></draw:frame><text:span text:style-name="T1"><text:line-break/></text:span>Picture <text:sequence text:ref-name="refPicture23" text:name="Picture" text:formula="ooow:Picture+1" style:num-format="1">24</text:sequence>: Floor 0</text:p></draw:text-box></draw:frame></text:p>
          </table:table-cell>
        </table:table-row>
        <text:soft-page-break/>
        <table:table-row>
          <table:table-cell table:style-name="guildfloor.A1" office:value-type="string">
            <text:p text:style-name="Table_20_Contents"><draw:frame draw:style-name="fr1" draw:name="Frame16" text:anchor-type="as-char" svg:width="19.001cm" draw:z-index="92"><draw:text-box fo:min-height="14.817cm"><text:p text:style-name="Picture"><draw:frame draw:style-name="fr16" draw:name="Image15" text:anchor-type="as-char" svg:width="19.001cm" style:rel-width="100%" svg:height="14.817cm" style:rel-height="scale" draw:z-index="93"><draw:image xlink:href="../../Resources/Levels/Radme/Cal/Blueprints/Market/Guild/Guild1.png" xlink:type="simple" xlink:show="embed" xlink:actuate="onLoad" loext:mime-type="image/png"/></draw:frame><text:span text:style-name="T1"><text:line-break/></text:span>Picture <text:sequence text:ref-name="refPicture24" text:name="Picture" text:formula="ooow:Picture+1" style:num-format="1">25</text:sequence>: Floor 1</text:p></draw:text-box></draw:frame></text:p>
          </table:table-cell>
        </table:table-row>
        <text:soft-page-break/>
        <table:table-row>
          <table:table-cell table:style-name="guildfloor.A1" office:value-type="string">
            <text:p text:style-name="Table_20_Contents"><draw:frame draw:style-name="fr9" draw:name="Frame15" text:anchor-type="paragraph" svg:width="19.001cm" draw:z-index="0"><draw:text-box fo:min-height="14.226cm"><text:p text:style-name="Picture"><draw:frame draw:style-name="fr16" draw:name="Image14" text:anchor-type="as-char" svg:width="19.001cm" style:rel-width="100%" svg:height="14.226cm" style:rel-height="scale" draw:z-index="94"><draw:image xlink:href="../../Resources/Levels/Radme/Cal/Blueprints/Market/Guild/Guild2.png" xlink:type="simple" xlink:show="embed" xlink:actuate="onLoad" loext:mime-type="image/png"/></draw:frame><text:span text:style-name="T1"><text:line-break/></text:span>Picture <text:sequence text:ref-name="refPicture25" text:name="Picture" text:formula="ooow:Picture+1" style:num-format="1">26</text:sequence>: Floor 2</text:p></draw:text-box></draw:frame></text:p>
          </table:table-cell>
        </table:table-row>
      </table:table>
      <text:h text:style-name="Heading_20_4" text:outline-level="4">Alchemist’s puzzles</text:h>
      <text:p text:style-name="P32">The mini-games that the player must overcome to collect objects on the two floors are multiple and increase in difficulty in the highest floor of the tower. The typologies are: </text:p>
      <text:list xml:id="list3988039506" text:style-name="L7">
        <text:list-item>
          <text:p text:style-name="P50">Break locks to open doors, exploiting the talent of Markl</text:p>
        </text:list-item>
        <text:list-item>
          <text:p text:style-name="P50">Move crates that block the road and use them as riser to reach objects placed on top of some columns through the power of Sophie to command objects</text:p>
        </text:list-item>
        <text:list-item>
          <text:p text:style-name="P50">Finally be able to find the right combination with which to activate three levers to move libraries correctly to be able to open a path. The combination is visible in the room, it is up to the player to understand that the numbers he finds on the work tables in the room are the combinations of the levers.</text:p>
        </text:list-item>
      </text:list>
      <text:h text:style-name="Heading_20_4" text:outline-level="4">Stills puzzle</text:h>
      <text:p text:style-name="Text_20_body">In the ground floor the player will find a large work table with two instruments placed at the ends of the desk, which will serve as starting and as ending points for the whole sequence of stills. Under the places where the objects should be placed is written a proper number to indicate the position and the number of missing structures. The players will have to find in the two floors of the tower the other four instruments necessary to complete the experiment. Each category of objects consists of: one right object and two wrong ones.</text:p>
      <text:p text:style-name="Standard">Objects in the same category are located in the same plane. The player will be helped by the recipe of the potion, which is on the workbench on the ground floor, which he will say, in the form of poetry or wordplay, what exactly are the useful tools recalling their shape. To take the objects the player has to overcome different mini-game.</text:p>
      <text:p text:style-name="Standard"><text:soft-page-break/>But it’s not all. Indeed to create the potion also serve 3 different elements that the player must choose exactly from a cupboard, which is located in the ground floor, containing several bottles always helping themselves with the recipe.</text:p>
      <table:table table:name="Table2" table:style-name="Table2">
        <table:table-column table:style-name="Table2.A"/>
        <table:table-column table:style-name="Table2.B"/>
        <table:table-column table:style-name="Table2.C"/>
        <table:table-row>
          <table:table-cell table:style-name="Table2.A1" office:value-type="string">
            <text:p text:style-name="Standard"><draw:frame draw:style-name="fr10" draw:name="Frame39" text:anchor-type="as-char" svg:width="9.5cm" style:rel-width="100%" svg:height="8.331cm" style:rel-height="scale-min" draw:z-index="96"><draw:text-box><text:p text:style-name="Picture"><draw:frame draw:style-name="fr24" draw:name="graphics1" text:anchor-type="as-char" svg:width="9.497cm" style:rel-width="100%" svg:height="7.729cm" style:rel-height="scale" draw:z-index="97"><draw:image xlink:href="../../Resources/Levels/Radme/Cal/Blueprints/Market/Guild/puzzles/tutte%20le%20still.png" xlink:type="simple" xlink:show="embed" xlink:actuate="onLoad" loext:mime-type="image/png"/></draw:frame>Picture <text:sequence text:ref-name="refPicture26" text:name="Picture" text:formula="ooow:Picture+1" style:num-format="1">27</text:sequence>: Stills</text:p></draw:text-box></draw:frame></text:p>
          </table:table-cell>
          <table:table-cell table:style-name="Table2.A1" office:value-type="string">
            <text:p text:style-name="Standard"/>
          </table:table-cell>
          <table:table-cell table:style-name="Table2.A1" office:value-type="string">
            <text:p text:style-name="Standard"><draw:frame draw:style-name="fr10" draw:name="Frame40" text:anchor-type="as-char" svg:width="9.5cm" style:rel-width="100%" svg:height="8.149cm" style:rel-height="scale-min" draw:z-index="98"><draw:text-box><text:p text:style-name="Picture"><draw:frame draw:style-name="fr24" draw:name="graphics2" text:anchor-type="as-char" svg:width="9.497cm" style:rel-width="100%" svg:height="7.729cm" style:rel-height="scale" draw:z-index="99"><draw:image xlink:href="../../Resources/Levels/Radme/Cal/Blueprints/Market/Guild/puzzles/lsd.png" xlink:type="simple" xlink:show="embed" xlink:actuate="onLoad" loext:mime-type="image/png"/></draw:frame>Picture <text:sequence text:ref-name="refPicture27" text:name="Picture" text:formula="ooow:Picture+1" style:num-format="1">28</text:sequence>: Completed puzzle</text:p></draw:text-box></draw:frame></text:p>
          </table:table-cell>
        </table:table-row>
      </table:table>
      <text:h text:style-name="Heading_20_4" text:outline-level="4"><draw:frame draw:style-name="fr11" draw:name="Frame31" text:anchor-type="paragraph" svg:width="4.89cm" draw:z-index="3"><draw:text-box fo:min-height="7.999cm"><text:p text:style-name="Picture"><draw:frame draw:style-name="fr16" draw:name="Image50" text:anchor-type="as-char" svg:width="4.89cm" style:rel-width="100%" svg:height="7.999cm" style:rel-height="scale" draw:z-index="100"><draw:image xlink:href="../../Resources/Levels/Radme/Cal/Blueprints/Market/Guild/puzzles/Recipe-scroll-cartoon.png" xlink:type="simple" xlink:show="embed" xlink:actuate="onLoad" loext:mime-type="image/png"/></draw:frame><text:span text:style-name="T1"><text:line-break/></text:span>Picture <text:sequence text:ref-name="refPicture28" text:name="Picture" text:formula="ooow:Picture+1" style:num-format="1">29</text:sequence>: Recipe of the potion</text:p></draw:text-box></draw:frame>The recipe of the potion</text:h>
      <text:p text:style-name="Standard">The potion that the magic doors melts.</text:p>
      <text:p text:style-name="Standard">The recipe is simple but the right elements you need to find. To get started, go to the ingredients cabinet, where the Northern Lights you have to catch.</text:p>
      <text:p text:style-name="Standard">Once found it, the adventure has just begun. You need the right tools, lying on the 2 floors.</text:p>
      <text:p text:style-name="Standard">There are five of them between the two floors spreaded. On the first floor you will find: the vertical tube that could contain a snake in itself, an ampoule fills with two brothers, one big and one thin, attached each other. Finally you have to retrieve a glass tube still in this floor, which a black belt wears in the middle of the body.</text:p>
      <text:p text:style-name="Standard">On the second floor instead you will find the last two pieces: another tube with the belt you have to look for, this time he is not standing but lying down. Finally look for a big container in the shape of a drop from which the liquids go down ticking.</text:p>
      <text:p text:style-name="Standard">Remember to insert them in the final construction in the same order in which I listed them in this recipe, otherwise something will always go wrong!</text:p>
      <text:p text:style-name="Standard">☞A little advice I want to give you, sometimes looking at the tables from above, the right inspiration can give you.</text:p>
      <text:p text:style-name="Standard"/>
      <table:table table:name="Table48" table:style-name="Table48">
        <table:table-column table:style-name="Table48.A"/>
        <table:table-column table:style-name="Table48.B"/>
        <table:table-row>
          <table:table-cell table:style-name="Table48.A1" office:value-type="string">
            <text:p text:style-name="P42">Puzzle prop.</text:p>
          </table:table-cell>
          <table:table-cell table:style-name="Table48.B1" office:value-type="string">
            <text:p text:style-name="P42">Value</text:p>
          </table:table-cell>
        </table:table-row>
        <table:table-row>
          <table:table-cell table:style-name="Table48.A2" office:value-type="string">
            <text:p text:style-name="P3">AVG duration</text:p>
          </table:table-cell>
          <table:table-cell table:style-name="Table48.B2" office:value-type="string">
            <text:p text:style-name="P3">30 min</text:p>
          </table:table-cell>
        </table:table-row>
        <table:table-row table:style-name="Table48.3">
          <table:table-cell table:style-name="Table48.A3" office:value-type="string">
            <text:p text:style-name="P3">Difficulty</text:p>
          </table:table-cell>
          <table:table-cell table:style-name="Table48.B3" office:value-type="string">
            <text:p text:style-name="P3">6/10</text:p>
          </table:table-cell>
        </table:table-row>
      </table:table>
      <text:p text:style-name="Standard"/>
      <text:h text:style-name="P55" text:outline-level="4">Levers puzzle</text:h>
      <table:table table:name="Table7" table:style-name="Table7">
        <table:table-column table:style-name="Table7.A"/>
        <table:table-column table:style-name="Table7.B"/>
        <table:table-row>
          <table:table-cell table:style-name="Table7.A1" office:value-type="string">
            <text:p text:style-name="P32">The lever system behaves as follows: there are 6 libraries that can be raised and lowered. Each lever controls about two libraries, even if the movement is dictated by the state in which the system is at that moment. In this particular phase of play, when the player arrives in the library area, the camera resumes the scene from above, so that the player can see how the libraries move when he activates a lever. When a lever is lowered, the libraries indicated by the FSM are moved and the lever returns to its initial position. This allows the player to be able to lower the same lever again.</text:p>
            <text:p text:style-name="Standard">In each state the player can press all three levers. For this reason each state has 3 outgoing transactions that represent all the choices the player can make. On each transition it is described what changes the system undergoes, in particular:</text:p>
            <text:list xml:id="list1987793465" text:style-name="L8">
              <text:list-item>
                <text:p text:style-name="P51">Library that goes up → number up.</text:p>
              </text:list-item>
              <text:list-item>
                <text:p text:style-name="P51">Library that drops → number down.</text:p>
              </text:list-item>
            </text:list>
          </table:table-cell>
          <table:table-cell table:style-name="Table7.A1" table:number-rows-spanned="2" office:value-type="string">
            <text:p text:style-name="Table_20_Contents"><draw:frame draw:style-name="fr12" draw:name="Frame25" text:anchor-type="as-char" svg:y="-17.754cm" svg:width="11.513cm" draw:z-index="101"><draw:text-box fo:min-height="18.494cm"><text:p text:style-name="Picture"><draw:frame draw:style-name="fr16" draw:name="Image17" text:anchor-type="as-char" svg:width="11.513cm" style:rel-width="100%" svg:height="18.494cm" style:rel-height="scale" draw:z-index="102"><draw:image xlink:href="../../Resources/Levels/Radme/Cal/Blueprints/Market/Guild/Alchemist's%20puzzle-Libraries'%20behavior.png" xlink:type="simple" xlink:show="embed" xlink:actuate="onLoad" loext:mime-type="image/png"/></draw:frame><text:span text:style-name="T1"><text:line-break/></text:span>Picture <text:sequence text:ref-name="refPicture29" text:name="Picture" text:formula="ooow:Picture+1" style:num-format="1">30</text:sequence>: Behavioral diagram of the libraries</text:p></draw:text-box></draw:frame></text:p>
            <text:p text:style-name="Table_20_Contents"/>
            <table:table table:name="Table47" table:style-name="Table47">
              <table:table-column table:style-name="Table47.A"/>
              <table:table-column table:style-name="Table47.B"/>
              <table:table-row>
                <table:table-cell table:style-name="Table47.A1" office:value-type="string">
                  <text:p text:style-name="P42">Puzzle prop.</text:p>
                </table:table-cell>
                <table:table-cell table:style-name="Table47.B1" office:value-type="string">
                  <text:p text:style-name="P42">Value</text:p>
                </table:table-cell>
              </table:table-row>
              <table:table-row>
                <table:table-cell table:style-name="Table47.A2" office:value-type="string">
                  <text:p text:style-name="P3">AVG duration</text:p>
                </table:table-cell>
                <table:table-cell table:style-name="Table47.B2" office:value-type="string">
                  <text:p text:style-name="P3">5 min</text:p>
                </table:table-cell>
              </table:table-row>
              <table:table-row table:style-name="Table47.3">
                <table:table-cell table:style-name="Table47.A3" office:value-type="string">
                  <text:p text:style-name="P3">Difficulty</text:p>
                </table:table-cell>
                <table:table-cell table:style-name="Table47.B3" office:value-type="string">
                  <text:p text:style-name="P3">4/10</text:p>
                </table:table-cell>
              </table:table-row>
            </table:table>
            <text:p text:style-name="Table_20_Contents"/>
          </table:table-cell>
        </table:table-row>
        <table:table-row table:style-name="Table7.2">
          <table:table-cell table:style-name="Table7.A1" office:value-type="string">
            <text:p text:style-name="P11"><draw:frame draw:style-name="fr13" draw:name="Frame18" text:anchor-type="as-char" svg:width="5.205cm" draw:z-index="103"><draw:text-box fo:min-height="6.006cm"><text:p text:style-name="P40"><draw:frame draw:style-name="fr23" draw:name="Image31" text:anchor-type="as-char" svg:width="4.9cm" svg:height="4.821cm" draw:z-index="104"><draw:image xlink:href="../../Resources/Levels/Radme/Cal/Blueprints/Market/Guild/libraries.png" xlink:type="simple" xlink:show="embed" xlink:actuate="onLoad" loext:mime-type="image/png"/></draw:frame><text:span text:style-name="T1"><text:line-break/></text:span>Picture <text:sequence text:ref-name="refPicture30" text:name="Picture" text:formula="ooow:Picture+1" style:num-format="1">31</text:sequence>: Libraries and levers</text:p></draw:text-box></draw:frame></text:p>
          </table:table-cell>
          <table:covered-table-cell/>
        </table:table-row>
      </table:table>
      <text:h text:style-name="P61" text:outline-level="2">The sewers</text:h>
      <text:p text:style-name="P32">In the sewers there are several water basins that can be crossed through mechanisms present in adjacent rooms. Rusty stairs allow the passage between the different levels of the sewers. They pass through the basins swimming in the water infested with fetid animals covered with slime. Finally in the biggest basin, hidden under water, there is a huge monster mainly composed of slime. The last corridor leading to the baths runs along two sewage channels.</text:p>
      <table:table table:name="Table30" table:style-name="Table30">
        <table:table-column table:style-name="Table30.A"/>
        <table:table-column table:style-name="Table30.B"/>
        <table:table-row>
          <table:table-cell table:style-name="Table30.A1" office:value-type="string">
            <text:p text:style-name="Table_20_Contents"><draw:frame draw:style-name="fr1" draw:name="Frame9" text:anchor-type="as-char" svg:width="13.391cm" draw:z-index="105"><draw:text-box fo:min-height="11.488cm"><text:p text:style-name="Picture"><draw:frame draw:style-name="fr16" draw:name="Image9" text:anchor-type="as-char" svg:width="13.391cm" style:rel-width="100%" svg:height="11.488cm" style:rel-height="scale" draw:z-index="106"><draw:image xlink:href="../../Resources/Levels/Radme/Cal/Blueprints/Sewers/Sewers%20-%20detailed%20-%20sketch.png" xlink:type="simple" xlink:show="embed" xlink:actuate="onLoad" loext:mime-type="image/png"/></draw:frame><text:span text:style-name="T1"><text:line-break/></text:span>Picture <text:sequence text:ref-name="refPicture31" text:name="Picture" text:formula="ooow:Picture+1" style:num-format="1">32</text:sequence>: Sewers</text:p></draw:text-box></draw:frame></text:p>
          </table:table-cell>
          <table:table-cell table:style-name="Table30.A1" office:value-type="string">
            <table:table table:name="Table31" table:style-name="Table31">
              <table:table-column table:style-name="Table31.A"/>
              <table:table-column table:style-name="Table31.B"/>
              <table:table-row>
                <table:table-cell table:style-name="Table31.A1" office:value-type="string">
                  <text:p text:style-name="P42">ID</text:p>
                </table:table-cell>
                <table:table-cell table:style-name="Table31.B1" office:value-type="string">
                  <text:p text:style-name="P42">Description</text:p>
                </table:table-cell>
              </table:table-row>
              <table:table-row table:style-name="Table31.2">
                <table:table-cell table:style-name="Table31.A2" office:value-type="string">
                  <text:p text:style-name="P3">1</text:p>
                </table:table-cell>
                <table:table-cell table:style-name="Table31.B2" office:value-type="string">
                  <text:p text:style-name="P3">Underground canal (-2F)</text:p>
                </table:table-cell>
              </table:table-row>
              <table:table-row>
                <table:table-cell table:style-name="Table31.A3" office:value-type="string">
                  <text:p text:style-name="P3">2</text:p>
                </table:table-cell>
                <table:table-cell table:style-name="Table31.B3" office:value-type="string">
                  <text:p text:style-name="P3">Broken basin (-3F)</text:p>
                </table:table-cell>
              </table:table-row>
              <table:table-row>
                <table:table-cell table:style-name="Table31.A2" office:value-type="string">
                  <text:p text:style-name="P3">3</text:p>
                </table:table-cell>
                <table:table-cell table:style-name="Table31.B2" office:value-type="string">
                  <text:p text:style-name="P3">4-dams water basin (-3F)</text:p>
                </table:table-cell>
              </table:table-row>
              <table:table-row>
                <table:table-cell table:style-name="Table31.A3" office:value-type="string">
                  <text:p text:style-name="P3">4</text:p>
                </table:table-cell>
                <table:table-cell table:style-name="Table31.B3" office:value-type="string">
                  <text:p text:style-name="P3">Large basin (-2F)</text:p>
                </table:table-cell>
              </table:table-row>
              <table:table-row>
                <table:table-cell table:style-name="Table31.A2" office:value-type="string">
                  <text:p text:style-name="P3">5</text:p>
                </table:table-cell>
                <table:table-cell table:style-name="Table31.B2" office:value-type="string">
                  <text:p text:style-name="P3">Upper canal (-1F)</text:p>
                </table:table-cell>
              </table:table-row>
              <table:table-row>
                <table:table-cell table:style-name="Table31.A3" office:value-type="string">
                  <text:p text:style-name="P3">6</text:p>
                </table:table-cell>
                <table:table-cell table:style-name="Table31.B3" office:value-type="string">
                  <text:p text:style-name="P3">Cistern of the castle thermal baths (-1F)</text:p>
                </table:table-cell>
              </table:table-row>
              <table:table-row>
                <table:table-cell table:style-name="Table31.A2" office:value-type="string">
                  <text:p text:style-name="P3">7</text:p>
                </table:table-cell>
                <table:table-cell table:style-name="Table31.B2" office:value-type="string">
                  <text:p text:style-name="P3">Secondary canals (-1F)</text:p>
                </table:table-cell>
              </table:table-row>
              <table:table-row>
                <table:table-cell table:style-name="Table31.A3" office:value-type="string">
                  <text:p text:style-name="P3">B</text:p>
                </table:table-cell>
                <table:table-cell table:style-name="Table31.B3" office:value-type="string">
                  <text:p text:style-name="P3">Water basin</text:p>
                </table:table-cell>
              </table:table-row>
              <table:table-row>
                <table:table-cell table:style-name="Table31.A2" office:value-type="string">
                  <text:p text:style-name="P3">CB</text:p>
                </table:table-cell>
                <table:table-cell table:style-name="Table31.B2" office:value-type="string">
                  <text:p text:style-name="P3">Water basin commands</text:p>
                </table:table-cell>
              </table:table-row>
              <table:table-row>
                <table:table-cell table:style-name="Table31.A3" office:value-type="string">
                  <text:p text:style-name="P3"><draw:frame draw:style-name="fr18" draw:name="Image74" text:anchor-type="as-char" svg:width="0.499cm" svg:height="0.499cm" draw:z-index="107"><draw:image xlink:href="../../Resources/Levels/Radme/Cal/Blueprints/icone%20mappa/fenice.png" xlink:type="simple" xlink:show="embed" xlink:actuate="onLoad" loext:mime-type="image/png"/></draw:frame></text:p>
                </table:table-cell>
                <table:table-cell table:style-name="Table31.B3" office:value-type="string">
                  <text:p text:style-name="P3">Phoenix tail</text:p>
                </table:table-cell>
              </table:table-row>
              <table:table-row table:style-name="Table31.2">
                <table:table-cell table:style-name="Table31.A2" office:value-type="string">
                  <text:p text:style-name="P3"><draw:frame draw:style-name="fr18" draw:name="Image71" text:anchor-type="as-char" svg:width="0.699cm" svg:height="0.699cm" draw:z-index="108"><draw:image xlink:href="../../Resources/Levels/Radme/Cal/Blueprints/icone%20mappa/box_calcifer.png" xlink:type="simple" xlink:show="embed" xlink:actuate="onLoad" loext:mime-type="image/png"/></draw:frame></text:p>
                </table:table-cell>
                <table:table-cell table:style-name="Table31.B2" office:value-type="string">
                  <text:p text:style-name="P3">Rewards for Calcifer</text:p>
                </table:table-cell>
              </table:table-row>
              <table:table-row table:style-name="Table31.2">
                <table:table-cell table:style-name="Table31.A3" office:value-type="string">
                  <text:p text:style-name="P3"><draw:frame draw:style-name="fr18" draw:name="Image72" text:anchor-type="as-char" svg:width="0.699cm" svg:height="0.699cm" draw:z-index="109"><draw:image xlink:href="../../Resources/Levels/Radme/Cal/Blueprints/icone%20mappa/ratatta.png" xlink:type="simple" xlink:show="embed" xlink:actuate="onLoad" loext:mime-type="image/png"/></draw:frame></text:p>
                </table:table-cell>
                <table:table-cell table:style-name="Table31.B3" office:value-type="string">
                  <text:p text:style-name="P3">Rat</text:p>
                </table:table-cell>
              </table:table-row>
              <table:table-row table:style-name="Table31.2">
                <table:table-cell table:style-name="Table31.A2" office:value-type="string">
                  <text:p text:style-name="P3"><draw:frame draw:style-name="fr18" draw:name="Image73" text:anchor-type="as-char" svg:width="0.699cm" svg:height="0.699cm" draw:z-index="110"><draw:image xlink:href="../../Resources/Levels/Radme/Cal/Blueprints/icone%20mappa/grimer.png" xlink:type="simple" xlink:show="embed" xlink:actuate="onLoad" loext:mime-type="image/png"/></draw:frame></text:p>
                </table:table-cell>
                <table:table-cell table:style-name="Table31.B2" office:value-type="string">
                  <text:p text:style-name="P3">Mud monster</text:p>
                </table:table-cell>
              </table:table-row>
              <table:table-row table:style-name="Table31.2">
                <table:table-cell table:style-name="Table31.A3" office:value-type="string">
                  <text:p text:style-name="P3">♫1</text:p>
                </table:table-cell>
                <table:table-cell table:style-name="Table31.B3" office:value-type="string">
                  <text:p text:style-name="P3">Ambient sounds: water.</text:p>
                </table:table-cell>
              </table:table-row>
              <table:table-row>
                <table:table-cell table:style-name="Table31.A2" office:value-type="string">
                  <text:p text:style-name="P3">♫2</text:p>
                </table:table-cell>
                <table:table-cell table:style-name="Table31.B2" office:value-type="string">
                  <text:p text:style-name="P3">Sound effects: boots in water, stroke in water.</text:p>
                </table:table-cell>
              </table:table-row>
              <table:table-row>
                <table:table-cell table:style-name="Table31.A3" office:value-type="string">
                  <text:p text:style-name="P3">♫3</text:p>
                </table:table-cell>
                <table:table-cell table:style-name="Table31.B3" office:value-type="string">
                  <text:p text:style-name="P3">Ambient sounds: water.</text:p>
                  <text:p text:style-name="P3">Sound effects: fire of fire.</text:p>
                </table:table-cell>
              </table:table-row>
              <table:table-row table:style-name="Table31.2">
                <table:table-cell table:style-name="Table31.A2" office:value-type="string">
                  <text:p text:style-name="P3">♫4</text:p>
                </table:table-cell>
                <table:table-cell table:style-name="Table31.B2" office:value-type="string">
                  <text:p text:style-name="P3">Sound effects: iron on iron, water, fire of fire, squeak.</text:p>
                </table:table-cell>
              </table:table-row>
              <table:table-row>
                <table:table-cell table:style-name="Table31.A19" office:value-type="string">
                  <text:p text:style-name="P3">♫5</text:p>
                </table:table-cell>
                <table:table-cell table:style-name="Table31.B19" office:value-type="string">
                  <text:p text:style-name="P3">Sound effects: plaintive roar.</text:p>
                </table:table-cell>
              </table:table-row>
            </table:table>
            <text:p text:style-name="Table_20_Contents"/>
          </table:table-cell>
        </table:table-row>
        <table:table-row>
          <table:table-cell table:style-name="Table30.A1" table:number-columns-spanned="2" office:value-type="string">
            <text:h text:style-name="Heading_20_4" text:outline-level="4">Fights</text:h>
          </table:table-cell>
          <table:covered-table-cell/>
        </table:table-row>
        <table:table-row>
          <table:table-cell table:style-name="Table30.A1" table:number-columns-spanned="2" office:value-type="string">
            <table:table table:name="Table57" table:style-name="Table57">
              <table:table-column table:style-name="Table57.A"/>
              <table:table-column table:style-name="Table57.B"/>
              <table:table-column table:style-name="Table57.C" table:number-columns-repeated="5"/>
              <table:table-column table:style-name="Table57.H"/>
              <table:table-row table:style-name="Table57.1">
                <table:table-cell table:style-name="Table57.A1" office:value-type="string">
                  <text:p text:style-name="P42">Room</text:p>
                </table:table-cell>
                <table:table-cell table:style-name="Table57.A1" office:value-type="string">
                  <text:p text:style-name="P42">Enemies</text:p>
                </table:table-cell>
                <table:table-cell table:style-name="Table57.C1" office:value-type="string">
                  <text:p text:style-name="P42">Damage to T.</text:p>
                </table:table-cell>
                <table:table-cell table:style-name="Table57.A1" office:value-type="string">
                  <text:p text:style-name="P42">Damage of T.</text:p>
                </table:table-cell>
                <table:table-cell table:style-name="Table57.C1" office:value-type="string">
                  <text:p text:style-name="P42">DPT (T., E.) / HP E.</text:p>
                </table:table-cell>
                <table:table-cell table:style-name="Table57.A1" office:value-type="string">
                  <text:p text:style-name="P42">DPT (E., T.) / HP T.</text:p>
                </table:table-cell>
                <table:table-cell table:style-name="Table57.C1" office:value-type="string">
                  <text:p text:style-name="P42">Difficulty</text:p>
                </table:table-cell>
                <table:table-cell table:style-name="Table57.C1" office:value-type="string">
                  <text:p text:style-name="P8">HP loss</text:p>
                </table:table-cell>
              </table:table-row>
              <table:table-row table:style-name="Table57.1">
                <table:table-cell table:style-name="Table57.A2" office:value-type="string">
                  <text:p text:style-name="P3">Rat’s nest</text:p>
                </table:table-cell>
                <table:table-cell table:style-name="Table57.A2" office:value-type="string">
                  <text:p text:style-name="P3">20 rats</text:p>
                </table:table-cell>
                <table:table-cell table:style-name="Table57.C2" office:value-type="string">
                  <text:p text:style-name="P3">31</text:p>
                </table:table-cell>
                <table:table-cell table:style-name="Table57.A2" office:value-type="string">
                  <text:p text:style-name="P3">23.35</text:p>
                </table:table-cell>
                <table:table-cell table:style-name="Table57.C2" office:value-type="string">
                  <text:p text:style-name="P3">0.083</text:p>
                </table:table-cell>
                <table:table-cell table:style-name="Table57.A2" office:value-type="string">
                  <text:p text:style-name="P3">0.198</text:p>
                </table:table-cell>
                <table:table-cell table:style-name="Table57.C2" office:value-type="string">
                  <text:p text:style-name="P3">-0.115</text:p>
                </table:table-cell>
                <table:table-cell table:style-name="Table57.C2" office:value-type="string">
                  <text:p text:style-name="P3">2.38</text:p>
                </table:table-cell>
              </table:table-row>
              <table:table-row>
                <table:table-cell table:style-name="Table57.A3" office:value-type="string">
                  <text:p text:style-name="P3">Large basin</text:p>
                </table:table-cell>
                <table:table-cell table:style-name="Table57.B3" office:value-type="string">
                  <text:p text:style-name="P3">1 mud monster</text:p>
                </table:table-cell>
                <table:table-cell table:style-name="Table57.A3" office:value-type="string">
                  <text:p text:style-name="P3">34.2<text:note text:id="ftn1" text:note-class="footnote"><text:note-citation>1</text:note-citation><text:note-body><text:p text:style-name="Footnote">The mud monster tries to hit all the members of the team each turn (inflicts 6,84 to each). </text:p></text:note-body></text:note></text:p>
                </table:table-cell>
                <table:table-cell table:style-name="Table57.B3" office:value-type="string">
                  <text:p text:style-name="P3">24.57</text:p>
                </table:table-cell>
                <table:table-cell table:style-name="Table57.A3" office:value-type="string">
                  <text:p text:style-name="P3">0.245 </text:p>
                </table:table-cell>
                <table:table-cell table:style-name="Table57.B3" office:value-type="string">
                  <text:p text:style-name="P3">0.219</text:p>
                </table:table-cell>
                <table:table-cell table:style-name="Table57.A3" office:value-type="string">
                  <text:p text:style-name="P3">0.026</text:p>
                </table:table-cell>
                <table:table-cell table:style-name="Table57.B3" office:value-type="string">
                  <text:p text:style-name="P3">0.893</text:p>
                </table:table-cell>
              </table:table-row>
            </table:table>
            <text:p text:style-name="Table_20_Contents"/>
          </table:table-cell>
          <table:covered-table-cell/>
        </table:table-row>
      </table:table>
      <text:p text:style-name="P26">The fight with 20 rats and the mud monster are the most dangerous of the level, and <text:span text:style-name="T13">are</text:span> accurately described in the “fight pre-analysis / <text:span text:style-name="T13">strategy</text:span>” section.</text:p>
      <text:h text:style-name="Heading_20_3" text:outline-level="3">Sewers’ puzzle</text:h>
      <text:p text:style-name="Text_20_body">The sewers are composed of three areas, and in each of them the player needs to solve an environmental puzzle to continue his journey.</text:p>
      <text:p text:style-name="Standard">This is based on a sequence of water basins, which can be filled or emptied with a levers system. The player have to understand how the levers work to cross the water basins and to reach the end of the area.</text:p>
      <text:p text:style-name="Standard"><text:soft-page-break/>The player is helped by the environment, indeed near each water basins there is a sign which indicates its volume, and near each lever there is a sign which indicates how it works on the basins.</text:p>
      <text:p text:style-name="Standard">To resolve this puzzles the player must not only find the right combinations of levers, indeed he has to look around to understand how the environment “behaves”.</text:p>
      <text:p text:style-name="Standard">To cross a basins it must be full of water or there must be some object, like a rope or a stair, which helps the team to go through the basins, also in the case it isn’t full of water.</text:p>
      <text:p text:style-name="Standard">The levers are considered as a switch. They have 2 state: 0 up (<draw:frame draw:style-name="fr21" draw:name="Image52" text:anchor-type="as-char" svg:width="0.499cm" svg:height="0.499cm" draw:z-index="111"><draw:image xlink:href="../../Resources/Levels/Radme/Cal/Blueprints/icone%20mappa/levaSU.png" xlink:type="simple" xlink:show="embed" xlink:actuate="onLoad" loext:mime-type="image/png"/></draw:frame>) and 1 down (<draw:frame draw:style-name="fr21" draw:name="Image53" text:anchor-type="as-char" svg:width="0.499cm" svg:height="0.499cm" draw:z-index="112"><draw:image xlink:href="../../Resources/Levels/Radme/Cal/Blueprints/icone%20mappa/levaGIU.png" xlink:type="simple" xlink:show="embed" xlink:actuate="onLoad" loext:mime-type="image/png"/></draw:frame>). When you pull the lever, it changes state and it remains in the new one.</text:p>
      <text:p text:style-name="Standard">The water basins usually have three states: full, half full and empty. When a basin is full the team can swim to reach the other side. If the basins are empty the team could reach the ground but only if there is a rope climb along the wall.</text:p>
      <text:h text:style-name="Heading_20_4" text:outline-level="4">First part</text:h>
      <text:p text:style-name="Text_20_body">In the first part, as you can see in the pictures below, the player must reach the stairs in the man-hole on the basement of the basin B1, when it is empty. To do that he has to overcome B0 swimming, after filling it with L0. Fills B1 with L2 and than pulls L3. Near L3 the player grabs 2 ropes which allows him to cross B1 and B0 regardless of the water level. Than goes back, pulling L1 and opening the road to the stair on the bottom of B1.</text:p>
      <table:table table:name="Table41" table:style-name="Table41">
        <table:table-column table:style-name="Table41.A"/>
        <table:table-column table:style-name="Table41.B"/>
        <table:table-row>
          <table:table-cell table:style-name="Table41.A1" office:value-type="string">
            <text:p text:style-name="Table_20_Contents"><draw:frame draw:style-name="fr1" draw:name="Frame32" text:anchor-type="as-char" svg:width="14cm" draw:z-index="113"><draw:text-box fo:min-height="4.21cm"><text:p text:style-name="Picture"><draw:frame draw:style-name="fr16" draw:name="Image58" text:anchor-type="as-char" svg:width="14cm" style:rel-width="100%" svg:height="4.21cm" style:rel-height="scale" draw:z-index="114"><draw:image xlink:href="../../Resources/Levels/Radme/Cal/Blueprints/Sewers/Sewers%20-%20focus%20on%20puzzle's%20first%20step.png" xlink:type="simple" xlink:show="embed" xlink:actuate="onLoad" loext:mime-type="image/png"/></draw:frame><text:span text:style-name="T1"><text:line-break/></text:span>Picture <text:sequence text:ref-name="refPicture32" text:name="Picture" text:formula="ooow:Picture+1" style:num-format="1">33</text:sequence>: Sewer detail: puzzle part 1</text:p></draw:text-box></draw:frame></text:p>
          </table:table-cell>
          <table:table-cell table:style-name="Table41.A1" office:value-type="string">
            <table:table table:name="Table42" table:style-name="Table42">
              <table:table-column table:style-name="Table42.A"/>
              <table:table-column table:style-name="Table42.B"/>
              <table:table-row>
                <table:table-cell table:style-name="Table42.A1" office:value-type="string">
                  <text:p text:style-name="P42">Puzzle prop.</text:p>
                </table:table-cell>
                <table:table-cell table:style-name="Table42.B1" office:value-type="string">
                  <text:p text:style-name="P42">Value</text:p>
                </table:table-cell>
              </table:table-row>
              <table:table-row table:style-name="Table42.2">
                <table:table-cell table:style-name="Table42.A2" office:value-type="string">
                  <text:p text:style-name="P3">AVG duration</text:p>
                </table:table-cell>
                <table:table-cell table:style-name="Table42.B2" office:value-type="string">
                  <text:p text:style-name="P3">8 min</text:p>
                </table:table-cell>
              </table:table-row>
              <table:table-row>
                <table:table-cell table:style-name="Table42.A3" office:value-type="string">
                  <text:p text:style-name="P3">Difficulty</text:p>
                </table:table-cell>
                <table:table-cell table:style-name="Table42.B3" office:value-type="string">
                  <text:p text:style-name="P3">4/10</text:p>
                </table:table-cell>
              </table:table-row>
            </table:table>
            <text:p text:style-name="Table_20_Contents"/>
          </table:table-cell>
        </table:table-row>
      </table:table>
      <text:h text:style-name="Heading_20_5" text:outline-level="5">Basins</text:h>
      <table:table table:name="Tabella1" table:style-name="Tabella1">
        <table:table-column table:style-name="Tabella1.A"/>
        <table:table-column table:style-name="Tabella1.B"/>
        <table:table-column table:style-name="Tabella1.A" table:number-columns-repeated="2"/>
        <table:table-header-rows>
          <table:table-row>
            <table:table-cell table:style-name="Tabella1.A1" office:value-type="string">
              <text:p text:style-name="P8">Water Basins</text:p>
            </table:table-cell>
            <table:table-cell table:style-name="Tabella1.A1" office:value-type="string">
              <text:p text:style-name="P8">Max capacity</text:p>
            </table:table-cell>
            <table:table-cell table:style-name="Tabella1.A1" office:value-type="string">
              <text:p text:style-name="P8">Time</text:p>
            </table:table-cell>
            <table:table-cell table:style-name="Tabella1.D1" office:value-type="string">
              <text:p text:style-name="P8">State</text:p>
            </table:table-cell>
          </table:table-row>
        </table:table-header-rows>
        <table:table-row table:style-name="Tabella1.2">
          <table:table-cell table:style-name="Tabella1.A2" office:value-type="string">
            <text:p text:style-name="P3">B0</text:p>
          </table:table-cell>
          <table:table-cell table:style-name="Tabella1.A2" office:value-type="string">
            <text:p text:style-name="P3">1</text:p>
          </table:table-cell>
          <table:table-cell table:style-name="Tabella1.A2" office:value-type="string">
            <text:p text:style-name="P3">Start</text:p>
          </table:table-cell>
          <table:table-cell table:style-name="Tabella1.D2" office:value-type="string">
            <text:p text:style-name="P3">Empty (= 0)</text:p>
          </table:table-cell>
        </table:table-row>
        <table:table-row>
          <table:table-cell table:style-name="Tabella1.A3" office:value-type="string">
            <text:p text:style-name="P3">B1</text:p>
          </table:table-cell>
          <table:table-cell table:style-name="Tabella1.A3" office:value-type="string">
            <text:p text:style-name="P3">1</text:p>
          </table:table-cell>
          <table:table-cell table:style-name="Tabella1.A3" office:value-type="string">
            <text:p text:style-name="P3">Start</text:p>
          </table:table-cell>
          <table:table-cell table:style-name="Tabella1.D3" office:value-type="string">
            <text:p text:style-name="P3">Full (= 1)</text:p>
          </table:table-cell>
        </table:table-row>
      </table:table>
      <text:h text:style-name="Heading_20_5" text:outline-level="5">Levers</text:h>
      <table:table table:name="Tabella2" table:style-name="Tabella2">
        <table:table-column table:style-name="Tabella2.A" table:number-columns-repeated="3"/>
        <table:table-column table:style-name="Tabella2.D"/>
        <table:table-row table:style-name="Tabella2.1">
          <table:table-cell table:style-name="Tabella2.A1" office:value-type="string">
            <text:p text:style-name="P8">Levers</text:p>
          </table:table-cell>
          <table:table-cell table:style-name="Tabella2.A1" office:value-type="string">
            <text:p text:style-name="P8">Time</text:p>
          </table:table-cell>
          <table:table-cell table:style-name="Tabella2.C1" office:value-type="string">
            <text:p text:style-name="P8">State</text:p>
          </table:table-cell>
          <table:table-cell table:style-name="Tabella2.C1" office:value-type="string">
            <text:p text:style-name="P8">Levers Behave</text:p>
          </table:table-cell>
        </table:table-row>
        <table:table-row>
          <table:table-cell table:style-name="Tabella2.A2" office:value-type="string">
            <text:p text:style-name="P3">L0</text:p>
          </table:table-cell>
          <table:table-cell table:style-name="Tabella2.A2" office:value-type="string">
            <text:p text:style-name="P3">Start</text:p>
          </table:table-cell>
          <table:table-cell table:style-name="Tabella2.C2" office:value-type="string">
            <text:p text:style-name="P3">0</text:p>
          </table:table-cell>
          <table:table-cell table:style-name="Tabella2.C2" office:value-type="string">
            <text:list xml:id="list2264625696" text:style-name="L9">
              <text:list-item>
                <text:p text:style-name="P63">0 → 1:</text:p>
                <text:list>
                  <text:list-item>
                    <text:p text:style-name="P63">B0 = 1</text:p>
                  </text:list-item>
                  <text:list-item>
                    <text:p text:style-name="P63">B1 = 0</text:p>
                  </text:list-item>
                </text:list>
              </text:list-item>
              <text:list-item>
                <text:p text:style-name="P63">1 → 0:</text:p>
                <text:list>
                  <text:list-item>
                    <text:p text:style-name="P63">B0 = 0</text:p>
                  </text:list-item>
                  <text:list-item>
                    <text:p text:style-name="P63">B1 = 1</text:p>
                  </text:list-item>
                </text:list>
              </text:list-item>
            </text:list>
          </table:table-cell>
        </table:table-row>
        <table:table-row>
          <table:table-cell table:style-name="Tabella2.A3" office:value-type="string">
            <text:p text:style-name="P3">L1</text:p>
          </table:table-cell>
          <table:table-cell table:style-name="Tabella2.A3" office:value-type="string">
            <text:p text:style-name="P3">Start</text:p>
          </table:table-cell>
          <table:table-cell table:style-name="Tabella2.C3" office:value-type="string">
            <text:p text:style-name="P3">0</text:p>
          </table:table-cell>
          <table:table-cell table:style-name="Tabella2.C3" office:value-type="string">
            <text:list xml:id="list694695217" text:style-name="L10">
              <text:list-item>
                <text:p text:style-name="P64">0 → 1:</text:p>
                <text:list>
                  <text:list-item>
                    <text:p text:style-name="P64">B0 = B0 - 0.5</text:p>
                  </text:list-item>
                  <text:list-item>
                    <text:p text:style-name="P64">B1 = B1 + 0.5</text:p>
                  </text:list-item>
                </text:list>
              </text:list-item>
              <text:list-item>
                <text:p text:style-name="P64">1 → 0:</text:p>
                <text:list>
                  <text:list-item>
                    <text:p text:style-name="P64">B0 = + 0.5</text:p>
                  </text:list-item>
                  <text:list-item>
                    <text:p text:style-name="P64">B1 = - 0.5</text:p>
                  </text:list-item>
                </text:list>
              </text:list-item>
            </text:list>
          </table:table-cell>
        </table:table-row>
        <table:table-row>
          <table:table-cell table:style-name="Tabella2.A2" office:value-type="string">
            <text:p text:style-name="P3">L2</text:p>
          </table:table-cell>
          <table:table-cell table:style-name="Tabella2.A2" office:value-type="string">
            <text:p text:style-name="P3">Start</text:p>
          </table:table-cell>
          <table:table-cell table:style-name="Tabella2.C2" office:value-type="string">
            <text:p text:style-name="P3">1</text:p>
          </table:table-cell>
          <table:table-cell table:style-name="Tabella2.C2" office:value-type="string">
            <text:list xml:id="list3297069708" text:style-name="L11">
              <text:list-item>
                <text:p text:style-name="P65">0 → 1:</text:p>
                <text:list>
                  <text:list-item>
                    <text:p text:style-name="P65">B0 = 0</text:p>
                  </text:list-item>
                  <text:list-item>
                    <text:p text:style-name="P65">B1 = 1</text:p>
                  </text:list-item>
                </text:list>
              </text:list-item>
              <text:list-item>
                <text:p text:style-name="P65"><text:soft-page-break/>1 → 0:</text:p>
                <text:list>
                  <text:list-item>
                    <text:p text:style-name="P65">B0 = 1</text:p>
                  </text:list-item>
                  <text:list-item>
                    <text:p text:style-name="P65">B1 = 0</text:p>
                  </text:list-item>
                </text:list>
              </text:list-item>
            </text:list>
          </table:table-cell>
        </table:table-row>
        <table:table-row table:style-name="Tabella2.1">
          <table:table-cell table:style-name="Tabella2.A5" office:value-type="string">
            <text:p text:style-name="P3">L3</text:p>
          </table:table-cell>
          <table:table-cell table:style-name="Tabella2.A5" office:value-type="string">
            <text:p text:style-name="P3">Start</text:p>
          </table:table-cell>
          <table:table-cell table:style-name="Tabella2.C5" office:value-type="string">
            <text:p text:style-name="P3">0</text:p>
          </table:table-cell>
          <table:table-cell table:style-name="Tabella2.C5" office:value-type="string">
            <text:list xml:id="list122049333220452" text:continue-numbering="true" text:style-name="L11">
              <text:list-item>
                <text:p text:style-name="P65">0 → 1:</text:p>
                <text:list>
                  <text:list-item>
                    <text:p text:style-name="P65">B0 = B0 + 0.5</text:p>
                  </text:list-item>
                  <text:list-item>
                    <text:p text:style-name="P65">B1 = B1 – 0.5</text:p>
                  </text:list-item>
                </text:list>
              </text:list-item>
              <text:list-item>
                <text:p text:style-name="P65">1 → 0:</text:p>
                <text:list>
                  <text:list-item>
                    <text:p text:style-name="P65">B0 = B0 - 0.5</text:p>
                  </text:list-item>
                  <text:list-item>
                    <text:p text:style-name="P65">B1 = B1 + 0.5</text:p>
                  </text:list-item>
                </text:list>
              </text:list-item>
            </text:list>
          </table:table-cell>
        </table:table-row>
      </table:table>
      <text:h text:style-name="Heading_20_5" text:outline-level="5">Right sequence</text:h>
      <table:table table:name="Tabella3" table:style-name="Tabella3">
        <table:table-column table:style-name="Tabella3.A" table:number-columns-repeated="3"/>
        <table:table-column table:style-name="Tabella3.D"/>
        <table:table-header-rows>
          <table:table-row table:style-name="Tabella3.1">
            <table:table-cell table:style-name="Tabella3.A1" office:value-type="string">
              <text:p text:style-name="P8">Iteration</text:p>
            </table:table-cell>
            <table:table-cell table:style-name="Tabella3.A1" office:value-type="string">
              <text:p text:style-name="P8">Levers pull</text:p>
            </table:table-cell>
            <table:table-cell table:style-name="Tabella3.C1" office:value-type="string">
              <text:p text:style-name="P8">Lever’s pulled new state</text:p>
            </table:table-cell>
            <table:table-cell table:style-name="Tabella3.C1" office:value-type="string">
              <text:p text:style-name="P8">Behave</text:p>
            </table:table-cell>
          </table:table-row>
        </table:table-header-rows>
        <table:table-row>
          <table:table-cell table:style-name="Tabella3.A2" office:value-type="string">
            <text:p text:style-name="P3">1</text:p>
          </table:table-cell>
          <table:table-cell table:style-name="Tabella3.A2" office:value-type="string">
            <text:p text:style-name="P3">L0</text:p>
          </table:table-cell>
          <table:table-cell table:style-name="Tabella3.C2" office:value-type="string">
            <text:p text:style-name="P3">1</text:p>
          </table:table-cell>
          <table:table-cell table:style-name="Tabella3.C2" office:value-type="string">
            <text:list xml:id="list863964872" text:style-name="L12">
              <text:list-item>
                <text:p text:style-name="P66">B0 = B0 + 1 = 1 (can be crossed swimming)</text:p>
              </text:list-item>
              <text:list-item>
                <text:p text:style-name="P66">B1 = B1 – 1 = 0</text:p>
              </text:list-item>
              <text:list-item>
                <text:p text:style-name="P66">L0 crashed</text:p>
              </text:list-item>
            </text:list>
          </table:table-cell>
        </table:table-row>
        <table:table-row>
          <table:table-cell table:style-name="Tabella3.A3" office:value-type="string">
            <text:p text:style-name="P3">2</text:p>
          </table:table-cell>
          <table:table-cell table:style-name="Tabella3.A3" office:value-type="string">
            <text:p text:style-name="P3">L2</text:p>
          </table:table-cell>
          <table:table-cell table:style-name="Tabella3.C3" office:value-type="string">
            <text:p text:style-name="P3">0</text:p>
          </table:table-cell>
          <table:table-cell table:style-name="Tabella3.C3" office:value-type="string">
            <text:list xml:id="list898040065" text:style-name="L13">
              <text:list-item>
                <text:p text:style-name="P67">B0 = B0 – 1 = 0</text:p>
              </text:list-item>
              <text:list-item>
                <text:p text:style-name="P67">B1 = B1 + 1 = 1 (can be crossed swimming)</text:p>
              </text:list-item>
              <text:list-item>
                <text:p text:style-name="P67">L2 crashed</text:p>
              </text:list-item>
            </text:list>
          </table:table-cell>
        </table:table-row>
        <table:table-row>
          <table:table-cell table:style-name="Tabella3.A2" office:value-type="string">
            <text:p text:style-name="P3">3</text:p>
          </table:table-cell>
          <table:table-cell table:style-name="Tabella3.A2" office:value-type="string">
            <text:p text:style-name="P3">L3</text:p>
          </table:table-cell>
          <table:table-cell table:style-name="Tabella3.C2" office:value-type="string">
            <text:p text:style-name="P3">1</text:p>
          </table:table-cell>
          <table:table-cell table:style-name="Tabella3.C2" office:value-type="string">
            <text:list xml:id="list3316047769" text:style-name="L14">
              <text:list-item>
                <text:p text:style-name="P68">B0 = B0 + 0.5 = 0,5 </text:p>
              </text:list-item>
              <text:list-item>
                <text:p text:style-name="P68">B1 = B1 – 0,5 = 0,5</text:p>
              </text:list-item>
              <text:list-item>
                <text:p text:style-name="P68">Rope throw from floor where is L3 to floor where is L2(necessary to overcome the basins which is half full when he pull down the lever)</text:p>
              </text:list-item>
              <text:list-item>
                <text:p text:style-name="P68">Take another rope to thrown down from L2's floor in the basins to reach the ground near L0.</text:p>
              </text:list-item>
            </text:list>
          </table:table-cell>
        </table:table-row>
        <table:table-row>
          <table:table-cell table:style-name="Tabella3.A5" office:value-type="string">
            <text:p text:style-name="P3">4</text:p>
          </table:table-cell>
          <table:table-cell table:style-name="Tabella3.A5" office:value-type="string">
            <text:p text:style-name="P3">L1</text:p>
          </table:table-cell>
          <table:table-cell table:style-name="Tabella3.C5" office:value-type="string">
            <text:p text:style-name="P3">1</text:p>
          </table:table-cell>
          <table:table-cell table:style-name="Tabella3.C5" office:value-type="string">
            <text:list xml:id="list3672736906" text:style-name="L15">
              <text:list-item>
                <text:p text:style-name="P69">B0 = B0 + 0,5 = 1 (can be crossed swimming)</text:p>
              </text:list-item>
              <text:list-item>
                <text:p text:style-name="P69">B1 = B1 – 0,5 = 0</text:p>
              </text:list-item>
              <text:list-item>
                <text:p text:style-name="P69">Use the rope you throw down before to reach the ground and the exit</text:p>
              </text:list-item>
            </text:list>
          </table:table-cell>
        </table:table-row>
      </table:table>
      <text:h text:style-name="Heading_20_4" text:outline-level="4">Second part</text:h>
      <text:p text:style-name="Text_20_body">In the second part the player must find a way to open the door which blocks the access to the stairs on the right part of the map. To do that he must overcome the first basin which is full when he arrives. After that he finds two levers near room 3: L0 and L1, L1 is without the stick; so he has to pull down L0 take L1's stick which is in B0's ground (to reach B0's ground he must throw down the rope from 3 to B0). After that he puts the stick in L1 and he pulls down L1 to reach L2. L2 has the particularity that is state=1 and if you pull it up it opens the door but after few second it starts to go down slowly. So the player must use the chest near L2 to block it. In the end he overcomes B1, pulls L1 up again so he can reach the stairs by swimming in B2 that has been filled.</text:p>
      <table:table table:name="Table43" table:style-name="Table43">
        <table:table-column table:style-name="Table43.A"/>
        <table:table-column table:style-name="Table43.B"/>
        <text:soft-page-break/>
        <table:table-row>
          <table:table-cell table:style-name="Table43.A1" office:value-type="string">
            <text:p text:style-name="Table_20_Contents"><draw:frame draw:style-name="fr1" draw:name="Frame33" text:anchor-type="as-char" svg:width="10.749cm" draw:z-index="115"><draw:text-box fo:min-height="7.28cm"><text:p text:style-name="Picture"><draw:frame draw:style-name="fr16" draw:name="Image59" text:anchor-type="as-char" svg:width="10.749cm" style:rel-width="100%" svg:height="7.28cm" style:rel-height="scale" draw:z-index="116"><draw:image xlink:href="../../Resources/Levels/Radme/Cal/Blueprints/Sewers/Sewers%20-%20focus%20on%20puzzl's%20second%20step.png" xlink:type="simple" xlink:show="embed" xlink:actuate="onLoad" loext:mime-type="image/png"/></draw:frame><text:span text:style-name="T1"><text:line-break/></text:span>Picture <text:sequence text:ref-name="refPicture33" text:name="Picture" text:formula="ooow:Picture+1" style:num-format="1">34</text:sequence>: Sewer detail: puzzle part 2</text:p></draw:text-box></draw:frame></text:p>
          </table:table-cell>
          <table:table-cell table:style-name="Table43.A1" office:value-type="string">
            <table:table table:name="Table44" table:style-name="Table44">
              <table:table-column table:style-name="Table44.A"/>
              <table:table-column table:style-name="Table44.B"/>
              <table:table-row>
                <table:table-cell table:style-name="Table44.A1" office:value-type="string">
                  <text:p text:style-name="P42">Puzzle prop.</text:p>
                </table:table-cell>
                <table:table-cell table:style-name="Table44.B1" office:value-type="string">
                  <text:p text:style-name="P42">Value</text:p>
                </table:table-cell>
              </table:table-row>
              <table:table-row table:style-name="Table44.2">
                <table:table-cell table:style-name="Table44.A2" office:value-type="string">
                  <text:p text:style-name="P3">AVG duration</text:p>
                </table:table-cell>
                <table:table-cell table:style-name="Table44.B2" office:value-type="string">
                  <text:p text:style-name="P3">10 min</text:p>
                </table:table-cell>
              </table:table-row>
              <table:table-row>
                <table:table-cell table:style-name="Table44.A3" office:value-type="string">
                  <text:p text:style-name="P3">Difficulty</text:p>
                </table:table-cell>
                <table:table-cell table:style-name="Table44.B3" office:value-type="string">
                  <text:p text:style-name="P3">5/10</text:p>
                </table:table-cell>
              </table:table-row>
            </table:table>
            <text:p text:style-name="Table_20_Contents"/>
          </table:table-cell>
        </table:table-row>
      </table:table>
      <text:h text:style-name="Heading_20_5" text:outline-level="5">Basins</text:h>
      <table:table table:name="Tabella6" table:style-name="Tabella6">
        <table:table-column table:style-name="Tabella6.A" table:number-columns-repeated="2"/>
        <table:table-column table:style-name="Tabella6.C"/>
        <table:table-column table:style-name="Tabella6.D"/>
        <table:table-row>
          <table:table-cell table:style-name="Tabella6.A1" office:value-type="string">
            <text:p text:style-name="P8">Water Basins</text:p>
          </table:table-cell>
          <table:table-cell table:style-name="Tabella6.A1" office:value-type="string">
            <text:p text:style-name="P42">Max capacity</text:p>
          </table:table-cell>
          <table:table-cell table:style-name="Tabella6.C1" office:value-type="string">
            <text:p text:style-name="P8">Time</text:p>
          </table:table-cell>
          <table:table-cell table:style-name="Tabella6.C1" office:value-type="string">
            <text:p text:style-name="P8">State</text:p>
          </table:table-cell>
        </table:table-row>
        <table:table-row table:style-name="Tabella6.2">
          <table:table-cell table:style-name="Tabella6.A2" office:value-type="string">
            <text:p text:style-name="P3">B0</text:p>
          </table:table-cell>
          <table:table-cell table:style-name="Tabella6.A2" office:value-type="string">
            <text:p text:style-name="P3">1</text:p>
          </table:table-cell>
          <table:table-cell table:style-name="Tabella6.C2" office:value-type="string">
            <text:p text:style-name="P3">Start</text:p>
          </table:table-cell>
          <table:table-cell table:style-name="Tabella6.C2" office:value-type="string">
            <text:p text:style-name="P3">Full (= 1) </text:p>
          </table:table-cell>
        </table:table-row>
        <table:table-row table:style-name="Tabella6.2">
          <table:table-cell table:style-name="Tabella6.A3" office:value-type="string">
            <text:p text:style-name="P3">B1</text:p>
          </table:table-cell>
          <table:table-cell table:style-name="Tabella6.A3" office:value-type="string">
            <text:p text:style-name="P3">1</text:p>
          </table:table-cell>
          <table:table-cell table:style-name="Tabella6.C3" office:value-type="string">
            <text:p text:style-name="P3">Start</text:p>
          </table:table-cell>
          <table:table-cell table:style-name="Tabella6.C3" office:value-type="string">
            <text:p text:style-name="P3">Empty (= 0) </text:p>
          </table:table-cell>
        </table:table-row>
        <table:table-row>
          <table:table-cell table:style-name="Tabella6.A2" office:value-type="string">
            <text:p text:style-name="P3">B2</text:p>
          </table:table-cell>
          <table:table-cell table:style-name="Tabella6.A2" office:value-type="string">
            <text:p text:style-name="P3">0.5</text:p>
          </table:table-cell>
          <table:table-cell table:style-name="Tabella6.C2" office:value-type="string">
            <text:p text:style-name="P3">Start</text:p>
          </table:table-cell>
          <table:table-cell table:style-name="Tabella6.C2" office:value-type="string">
            <text:p text:style-name="P3">Empty (= 0) </text:p>
          </table:table-cell>
        </table:table-row>
      </table:table>
      <text:h text:style-name="Heading_20_5" text:outline-level="5">Levers</text:h>
      <table:table table:name="Tabella5" table:style-name="Tabella5">
        <table:table-column table:style-name="Tabella5.A" table:number-columns-repeated="3"/>
        <table:table-column table:style-name="Tabella5.D"/>
        <table:table-header-rows>
          <table:table-row table:style-name="Tabella5.1">
            <table:table-cell table:style-name="Tabella5.A1" office:value-type="string">
              <text:p text:style-name="P8">Levers</text:p>
            </table:table-cell>
            <table:table-cell table:style-name="Tabella5.A1" office:value-type="string">
              <text:p text:style-name="P8">Time</text:p>
            </table:table-cell>
            <table:table-cell table:style-name="Tabella5.C1" office:value-type="string">
              <text:p text:style-name="P8">State</text:p>
            </table:table-cell>
            <table:table-cell table:style-name="Tabella5.C1" office:value-type="string">
              <text:p text:style-name="P8">Levers Behave</text:p>
            </table:table-cell>
          </table:table-row>
        </table:table-header-rows>
        <table:table-row>
          <table:table-cell table:style-name="Tabella5.A2" office:value-type="string">
            <text:p text:style-name="P3">L0</text:p>
          </table:table-cell>
          <table:table-cell table:style-name="Tabella5.A2" office:value-type="string">
            <text:p text:style-name="P3">Start</text:p>
          </table:table-cell>
          <table:table-cell table:style-name="Tabella5.C2" office:value-type="string">
            <text:p text:style-name="P3">0</text:p>
          </table:table-cell>
          <table:table-cell table:style-name="Tabella5.C2" office:value-type="string">
            <text:list xml:id="list122048595270438" text:continue-list="list2264625696" text:style-name="L9">
              <text:list-item>
                <text:p text:style-name="P63">0 → 1:</text:p>
                <text:list>
                  <text:list-item>
                    <text:p text:style-name="P63">B0 = 0</text:p>
                  </text:list-item>
                  <text:list-item>
                    <text:p text:style-name="P63">B1 = 0.5</text:p>
                  </text:list-item>
                  <text:list-item>
                    <text:p text:style-name="P63">B2 = 0.5</text:p>
                  </text:list-item>
                </text:list>
              </text:list-item>
              <text:list-item>
                <text:p text:style-name="P63">1 → 0:</text:p>
                <text:list>
                  <text:list-item>
                    <text:p text:style-name="P63">B0 = 1</text:p>
                  </text:list-item>
                  <text:list-item>
                    <text:p text:style-name="P63">B1 = 0</text:p>
                  </text:list-item>
                  <text:list-item>
                    <text:p text:style-name="P63">B2 = 0</text:p>
                  </text:list-item>
                </text:list>
              </text:list-item>
            </text:list>
          </table:table-cell>
        </table:table-row>
        <table:table-row>
          <table:table-cell table:style-name="Tabella5.A3" office:value-type="string">
            <text:p text:style-name="P3">L1</text:p>
          </table:table-cell>
          <table:table-cell table:style-name="Tabella5.A3" office:value-type="string">
            <text:p text:style-name="P3">Start</text:p>
          </table:table-cell>
          <table:table-cell table:style-name="Tabella5.C3" office:value-type="string">
            <text:list xml:id="list2673997221" text:style-name="L16">
              <text:list-item>
                <text:p text:style-name="P70">Without stick</text:p>
              </text:list-item>
              <text:list-item>
                <text:p text:style-name="P70">When the stick is rescue → state = 0</text:p>
              </text:list-item>
            </text:list>
          </table:table-cell>
          <table:table-cell table:style-name="Tabella5.C3" office:value-type="string">
            <text:list xml:id="list3984606437" text:style-name="L17">
              <text:list-item>
                <text:p text:style-name="P71">0 → 1:</text:p>
                <text:list>
                  <text:list-item>
                    <text:p text:style-name="P71">B0 = 0</text:p>
                  </text:list-item>
                  <text:list-item>
                    <text:p text:style-name="P71">B1 = B1 + 0.5</text:p>
                  </text:list-item>
                  <text:list-item>
                    <text:p text:style-name="P71">B2 = B2 – 0.5</text:p>
                  </text:list-item>
                </text:list>
              </text:list-item>
              <text:list-item>
                <text:p text:style-name="P71">1 → 0:</text:p>
                <text:list>
                  <text:list-item>
                    <text:p text:style-name="P71">B0 = 0</text:p>
                  </text:list-item>
                  <text:list-item>
                    <text:p text:style-name="P71">B1 = B1 – 0.5</text:p>
                  </text:list-item>
                  <text:list-item>
                    <text:p text:style-name="P71">B2 = B2 +0.5</text:p>
                  </text:list-item>
                </text:list>
              </text:list-item>
            </text:list>
          </table:table-cell>
        </table:table-row>
        <table:table-row>
          <table:table-cell table:style-name="Tabella5.A2" office:value-type="string">
            <text:p text:style-name="P3">L2</text:p>
          </table:table-cell>
          <table:table-cell table:style-name="Tabella5.A2" office:value-type="string">
            <text:p text:style-name="P3">Start</text:p>
          </table:table-cell>
          <table:table-cell table:style-name="Tabella5.C2" office:value-type="string">
            <text:p text:style-name="P3">1</text:p>
          </table:table-cell>
          <table:table-cell table:style-name="Tabella5.C2" office:value-type="string">
            <text:list xml:id="list365152598" text:style-name="L18">
              <text:list-item>
                <text:p text:style-name="P72">0 → 1:</text:p>
                <text:list>
                  <text:list-item>
                    <text:p text:style-name="P72">Door closes</text:p>
                  </text:list-item>
                </text:list>
              </text:list-item>
              <text:list-item>
                <text:p text:style-name="P72">1 → 0:</text:p>
                <text:list>
                  <text:list-item>
                    <text:p text:style-name="P72">Door opens</text:p>
                  </text:list-item>
                </text:list>
              </text:list-item>
            </text:list>
          </table:table-cell>
        </table:table-row>
      </table:table>
      <text:h text:style-name="Heading_20_5" text:outline-level="5">Right sequence</text:h>
      <table:table table:name="Tabella4" table:style-name="Tabella4">
        <table:table-column table:style-name="Tabella4.A"/>
        <table:table-column table:style-name="Tabella4.B" table:number-columns-repeated="2"/>
        <table:table-column table:style-name="Tabella4.D"/>
        <table:table-header-rows>
          <table:table-row table:style-name="Tabella4.1">
            <table:table-cell table:style-name="Tabella4.A1" office:value-type="string">
              <text:p text:style-name="P8">Iteration</text:p>
            </table:table-cell>
            <table:table-cell table:style-name="Tabella4.A1" office:value-type="string">
              <text:p text:style-name="P8">Levers pull</text:p>
            </table:table-cell>
            <table:table-cell table:style-name="Tabella4.C1" office:value-type="string">
              <text:p text:style-name="P8">Lever’s pulled new state</text:p>
            </table:table-cell>
            <table:table-cell table:style-name="Tabella4.C1" office:value-type="string">
              <text:p text:style-name="P8">Behave</text:p>
            </table:table-cell>
          </table:table-row>
        </table:table-header-rows>
        <table:table-row>
          <table:table-cell table:style-name="Tabella4.A2" office:value-type="string">
            <text:p text:style-name="P3">1</text:p>
          </table:table-cell>
          <table:table-cell table:style-name="Tabella4.A2" office:value-type="string">
            <text:p text:style-name="P3">L0</text:p>
          </table:table-cell>
          <table:table-cell table:style-name="Tabella4.C2" office:value-type="string">
            <text:p text:style-name="P3">1</text:p>
          </table:table-cell>
          <table:table-cell table:style-name="Tabella4.C2" office:value-type="string">
            <text:list xml:id="list1802509665" text:style-name="L19">
              <text:list-item>
                <text:p text:style-name="P73">B0 = B0 – 1 = 0</text:p>
              </text:list-item>
              <text:list-item>
                <text:p text:style-name="P73"><text:soft-page-break/>B1 = B1 + 0, 5 =0.5</text:p>
              </text:list-item>
              <text:list-item>
                <text:p text:style-name="P73">B2 =B2 + 0.5 = 0, 5</text:p>
              </text:list-item>
              <text:list-item>
                <text:p text:style-name="P73">Reach B0’s ground and take L1's stick</text:p>
              </text:list-item>
            </text:list>
          </table:table-cell>
        </table:table-row>
        <table:table-row>
          <table:table-cell table:style-name="Tabella4.A3" office:value-type="string">
            <text:p text:style-name="P3">2</text:p>
          </table:table-cell>
          <table:table-cell table:style-name="Tabella4.A3" office:value-type="string">
            <text:p text:style-name="P3">L1</text:p>
          </table:table-cell>
          <table:table-cell table:style-name="Tabella4.C3" office:value-type="string">
            <text:p text:style-name="P3">1</text:p>
          </table:table-cell>
          <table:table-cell table:style-name="Tabella4.C3" office:value-type="string">
            <text:list xml:id="list1154701997" text:style-name="L20">
              <text:list-item>
                <text:p text:style-name="P74">B0 = 0</text:p>
              </text:list-item>
              <text:list-item>
                <text:p text:style-name="P74">B1 = B1 + 0.5 = 1 (can be crossed swimming)</text:p>
              </text:list-item>
              <text:list-item>
                <text:p text:style-name="P74">B2 = B2 – 0.5 = 0</text:p>
              </text:list-item>
            </text:list>
          </table:table-cell>
        </table:table-row>
        <table:table-row>
          <table:table-cell table:style-name="Tabella4.A2" office:value-type="string">
            <text:p text:style-name="P3">3</text:p>
          </table:table-cell>
          <table:table-cell table:style-name="Tabella4.A2" office:value-type="string">
            <text:p text:style-name="P3">L2</text:p>
          </table:table-cell>
          <table:table-cell table:style-name="Tabella4.C2" office:value-type="string">
            <text:p text:style-name="P3">0</text:p>
          </table:table-cell>
          <table:table-cell table:style-name="Tabella4.C2" office:value-type="string">
            <text:list xml:id="list1802175389" text:style-name="L21">
              <text:list-item>
                <text:p text:style-name="P75">Door opens</text:p>
              </text:list-item>
              <text:list-item>
                <text:p text:style-name="P75">Few second after he pulls up it starts to go down so he must use the chest near the lever to block it</text:p>
              </text:list-item>
            </text:list>
          </table:table-cell>
        </table:table-row>
        <table:table-row>
          <table:table-cell table:style-name="Tabella4.A5" office:value-type="string">
            <text:p text:style-name="P3">4</text:p>
          </table:table-cell>
          <table:table-cell table:style-name="Tabella4.A5" office:value-type="string">
            <text:p text:style-name="P3">L1</text:p>
          </table:table-cell>
          <table:table-cell table:style-name="Tabella4.C5" office:value-type="string">
            <text:p text:style-name="P3">0</text:p>
          </table:table-cell>
          <table:table-cell table:style-name="Tabella4.C5" office:value-type="string">
            <text:list xml:id="list320938103" text:style-name="L22">
              <text:list-item>
                <text:p text:style-name="P76">B0 = 0</text:p>
              </text:list-item>
              <text:list-item>
                <text:p text:style-name="P76">B1 = B1 – 0.5 = 0</text:p>
              </text:list-item>
              <text:list-item>
                <text:p text:style-name="P76">B2 = B2 + 0.5 = 1 (can be crossed swimming)</text:p>
              </text:list-item>
              <text:list-item>
                <text:p text:style-name="P76">Now he can swim through B2 and reach the stairs</text:p>
              </text:list-item>
            </text:list>
          </table:table-cell>
        </table:table-row>
      </table:table>
      <text:h text:style-name="Heading_20_4" text:outline-level="4">Third part</text:h>
      <text:p text:style-name="Text_20_body">In the last part the player must empty the B2 to reach the stairs that allow him to continue. To do that he has to pull down L0 which fill B0. Now the player can reach L1 which empties halfway B0, preventing him from going back, but fills B1 to the maximum of its capacity. Near L1 there is a secret passage in which Markl must pass to reach the near corridor and throw the rope into the B0. This is in fact necessary because the basin is half empty and corridor to be reached is placed at a height greater than the control platform in which they are located. Now the player can cross B1 and activate two times L0 in order to (first fill and than) empty B2 and reaches the stairs. When the team empty B2 and reaches the ground, the mud monster appears.</text:p>
      <table:table table:name="Table45" table:style-name="Table45">
        <table:table-column table:style-name="Table45.A"/>
        <table:table-column table:style-name="Table45.B"/>
        <table:table-row>
          <table:table-cell table:style-name="Table45.A1" office:value-type="string">
            <text:p text:style-name="Table_20_Contents"><draw:frame draw:style-name="fr1" draw:name="Frame34" text:anchor-type="as-char" svg:width="9.952cm" draw:z-index="117"><draw:text-box fo:min-height="11.381cm"><text:p text:style-name="Picture"><draw:frame draw:style-name="fr16" draw:name="Image60" text:anchor-type="as-char" svg:width="9.952cm" style:rel-width="100%" svg:height="11.381cm" style:rel-height="scale" draw:z-index="118"><draw:image xlink:href="../../Resources/Levels/Radme/Cal/Blueprints/Sewers/Sewers%20-focus%20on%20puzzle's%20third%20step.png" xlink:type="simple" xlink:show="embed" xlink:actuate="onLoad" loext:mime-type="image/png"/></draw:frame><text:span text:style-name="T1"><text:line-break/></text:span>Picture <text:sequence text:ref-name="refPicture34" text:name="Picture" text:formula="ooow:Picture+1" style:num-format="1">35</text:sequence>: Sewer detail: puzzle part 3</text:p></draw:text-box></draw:frame></text:p>
          </table:table-cell>
          <table:table-cell table:style-name="Table45.A1" office:value-type="string">
            <table:table table:name="Table46" table:style-name="Table46">
              <table:table-column table:style-name="Table46.A"/>
              <table:table-column table:style-name="Table46.B"/>
              <table:table-row>
                <table:table-cell table:style-name="Table46.A1" office:value-type="string">
                  <text:p text:style-name="P42">Puzzle prop.</text:p>
                </table:table-cell>
                <table:table-cell table:style-name="Table46.B1" office:value-type="string">
                  <text:p text:style-name="P42">Value</text:p>
                </table:table-cell>
              </table:table-row>
              <table:table-row>
                <table:table-cell table:style-name="Table46.A2" office:value-type="string">
                  <text:p text:style-name="P3">AVG duration</text:p>
                </table:table-cell>
                <table:table-cell table:style-name="Table46.B2" office:value-type="string">
                  <text:p text:style-name="P3">9 min</text:p>
                </table:table-cell>
              </table:table-row>
              <table:table-row table:style-name="Table46.3">
                <table:table-cell table:style-name="Table46.A3" office:value-type="string">
                  <text:p text:style-name="P3">Difficulty</text:p>
                </table:table-cell>
                <table:table-cell table:style-name="Table46.B3" office:value-type="string">
                  <text:p text:style-name="P3">6/10</text:p>
                </table:table-cell>
              </table:table-row>
            </table:table>
            <text:p text:style-name="Table_20_Contents"/>
          </table:table-cell>
        </table:table-row>
      </table:table>
      <text:h text:style-name="Heading_20_5" text:outline-level="5">Basins</text:h>
      <table:table table:name="Tabella8" table:style-name="Tabella8">
        <table:table-column table:style-name="Tabella8.A"/>
        <table:table-column table:style-name="Tabella8.B"/>
        <table:table-column table:style-name="Tabella8.C"/>
        <table:table-column table:style-name="Tabella8.D"/>
        <table:table-row>
          <table:table-cell table:style-name="Tabella8.A1" office:value-type="string">
            <text:p text:style-name="P8">Water Basins</text:p>
          </table:table-cell>
          <table:table-cell table:style-name="Tabella8.A1" office:value-type="string">
            <text:p text:style-name="P42">Max capacity</text:p>
          </table:table-cell>
          <table:table-cell table:style-name="Tabella8.C1" office:value-type="string">
            <text:p text:style-name="P8">Time</text:p>
          </table:table-cell>
          <table:table-cell table:style-name="Tabella8.C1" office:value-type="string">
            <text:p text:style-name="P8">State</text:p>
          </table:table-cell>
        </table:table-row>
        <text:soft-page-break/>
        <table:table-row table:style-name="Tabella8.2">
          <table:table-cell table:style-name="Tabella8.A2" office:value-type="string">
            <text:p text:style-name="P3">B0</text:p>
          </table:table-cell>
          <table:table-cell table:style-name="Tabella8.A2" office:value-type="string">
            <text:p text:style-name="P3">1,5</text:p>
          </table:table-cell>
          <table:table-cell table:style-name="Tabella8.C2" office:value-type="string">
            <text:p text:style-name="P3">Start</text:p>
          </table:table-cell>
          <table:table-cell table:style-name="Tabella8.C2" office:value-type="string">
            <text:p text:style-name="P3">Empty (= 0)</text:p>
          </table:table-cell>
        </table:table-row>
        <table:table-row table:style-name="Tabella8.2">
          <table:table-cell table:style-name="Tabella8.A3" office:value-type="string">
            <text:p text:style-name="P3">B1</text:p>
          </table:table-cell>
          <table:table-cell table:style-name="Tabella8.A3" office:value-type="string">
            <text:p text:style-name="P3">0,5</text:p>
          </table:table-cell>
          <table:table-cell table:style-name="Tabella8.C3" office:value-type="string">
            <text:p text:style-name="P3">Start</text:p>
          </table:table-cell>
          <table:table-cell table:style-name="Tabella8.C3" office:value-type="string">
            <text:p text:style-name="P3">Empty (= 0)</text:p>
          </table:table-cell>
        </table:table-row>
        <table:table-row>
          <table:table-cell table:style-name="Tabella8.A2" office:value-type="string">
            <text:p text:style-name="P3">B2</text:p>
          </table:table-cell>
          <table:table-cell table:style-name="Tabella8.A2" office:value-type="string">
            <text:p text:style-name="P3">2</text:p>
          </table:table-cell>
          <table:table-cell table:style-name="Tabella8.C2" office:value-type="string">
            <text:p text:style-name="P3">Start</text:p>
          </table:table-cell>
          <table:table-cell table:style-name="Tabella8.C2" office:value-type="string">
            <text:p text:style-name="P3">Full (= 2)</text:p>
          </table:table-cell>
        </table:table-row>
      </table:table>
      <text:h text:style-name="Heading_20_5" text:outline-level="5">Levers</text:h>
      <table:table table:name="Tabella7" table:style-name="Tabella7">
        <table:table-column table:style-name="Tabella7.A" table:number-columns-repeated="3"/>
        <table:table-column table:style-name="Tabella7.D"/>
        <table:table-header-rows>
          <table:table-row table:style-name="Tabella7.1">
            <table:table-cell table:style-name="Tabella7.A1" office:value-type="string">
              <text:p text:style-name="P8">Levers</text:p>
            </table:table-cell>
            <table:table-cell table:style-name="Tabella7.A1" office:value-type="string">
              <text:p text:style-name="P8">Time</text:p>
            </table:table-cell>
            <table:table-cell table:style-name="Tabella7.C1" office:value-type="string">
              <text:p text:style-name="P8">State</text:p>
            </table:table-cell>
            <table:table-cell table:style-name="Tabella7.C1" office:value-type="string">
              <text:p text:style-name="P8">Levers Behave</text:p>
            </table:table-cell>
          </table:table-row>
        </table:table-header-rows>
        <table:table-row>
          <table:table-cell table:style-name="Tabella7.A2" office:value-type="string">
            <text:p text:style-name="P3">L0</text:p>
          </table:table-cell>
          <table:table-cell table:style-name="Tabella7.A2" office:value-type="string">
            <text:p text:style-name="P3">Start</text:p>
          </table:table-cell>
          <table:table-cell table:style-name="Tabella7.C2" office:value-type="string">
            <text:p text:style-name="P3">0</text:p>
          </table:table-cell>
          <table:table-cell table:style-name="Tabella7.C2" office:value-type="string">
            <text:list xml:id="list122047986235192" text:continue-list="list122048595270438" text:style-name="L9">
              <text:list-item>
                <text:p text:style-name="P63">0 → 1:</text:p>
                <text:list>
                  <text:list-item>
                    <text:p text:style-name="P63">B0 = B0 + 1,5 </text:p>
                  </text:list-item>
                  <text:list-item>
                    <text:p text:style-name="P63">B1 = 0</text:p>
                  </text:list-item>
                  <text:list-item>
                    <text:p text:style-name="P63">B2 = B2 – 1,5 </text:p>
                  </text:list-item>
                </text:list>
              </text:list-item>
              <text:list-item>
                <text:p text:style-name="P63">1 → 0:</text:p>
                <text:list>
                  <text:list-item>
                    <text:p text:style-name="P63">B0 = B0 – 1,5 </text:p>
                  </text:list-item>
                  <text:list-item>
                    <text:p text:style-name="P63">B1 = 0</text:p>
                  </text:list-item>
                  <text:list-item>
                    <text:p text:style-name="P63">B2 = B2 + 1,5 </text:p>
                  </text:list-item>
                </text:list>
              </text:list-item>
            </text:list>
          </table:table-cell>
        </table:table-row>
        <table:table-row>
          <table:table-cell table:style-name="Tabella7.A3" office:value-type="string">
            <text:p text:style-name="P3">L1</text:p>
          </table:table-cell>
          <table:table-cell table:style-name="Tabella7.A3" office:value-type="string">
            <text:p text:style-name="P3">Start</text:p>
          </table:table-cell>
          <table:table-cell table:style-name="Tabella7.C3" office:value-type="string">
            <text:p text:style-name="P3">0</text:p>
          </table:table-cell>
          <table:table-cell table:style-name="Tabella7.C3" office:value-type="string">
            <text:list xml:id="list2278364442" text:style-name="L23">
              <text:list-item>
                <text:p text:style-name="P77">0 → 1:</text:p>
                <text:list>
                  <text:list-item>
                    <text:p text:style-name="P77">B0 = B0 – 1 </text:p>
                  </text:list-item>
                  <text:list-item>
                    <text:p text:style-name="P77">B1 = B1 + 0.5 </text:p>
                  </text:list-item>
                  <text:list-item>
                    <text:p text:style-name="P77">B2 = B2 + 0.5 </text:p>
                  </text:list-item>
                </text:list>
              </text:list-item>
              <text:list-item>
                <text:p text:style-name="P77">1 → 0:</text:p>
                <text:list>
                  <text:list-item>
                    <text:p text:style-name="P77">B0 = B0 + 1 </text:p>
                  </text:list-item>
                  <text:list-item>
                    <text:p text:style-name="P77">B1 = B1 – 0.5 </text:p>
                  </text:list-item>
                  <text:list-item>
                    <text:p text:style-name="P77">B2 = B2 – 0.5 </text:p>
                  </text:list-item>
                </text:list>
              </text:list-item>
            </text:list>
          </table:table-cell>
        </table:table-row>
      </table:table>
      <text:h text:style-name="Heading_20_5" text:outline-level="5">Right sequence</text:h>
      <table:table table:name="Tabella10" table:style-name="Tabella10">
        <table:table-column table:style-name="Tabella10.A"/>
        <table:table-column table:style-name="Tabella10.B" table:number-columns-repeated="2"/>
        <table:table-column table:style-name="Tabella10.D"/>
        <table:table-row table:style-name="Tabella10.1">
          <table:table-cell table:style-name="Tabella10.A1" office:value-type="string">
            <text:p text:style-name="P8">Iteration</text:p>
          </table:table-cell>
          <table:table-cell table:style-name="Tabella10.A1" office:value-type="string">
            <text:p text:style-name="P8">Levers pull</text:p>
          </table:table-cell>
          <table:table-cell table:style-name="Tabella10.C1" office:value-type="string">
            <text:p text:style-name="P8">Lever’s pulled new state</text:p>
          </table:table-cell>
          <table:table-cell table:style-name="Tabella10.C1" office:value-type="string">
            <text:p text:style-name="P8">Behave</text:p>
          </table:table-cell>
        </table:table-row>
        <table:table-row>
          <table:table-cell table:style-name="Tabella10.A2" office:value-type="string">
            <text:p text:style-name="P3">1</text:p>
          </table:table-cell>
          <table:table-cell table:style-name="Tabella10.A2" office:value-type="string">
            <text:p text:style-name="P3">L0</text:p>
          </table:table-cell>
          <table:table-cell table:style-name="Tabella10.C2" office:value-type="string">
            <text:p text:style-name="P3">1</text:p>
          </table:table-cell>
          <table:table-cell table:style-name="Tabella10.C2" office:value-type="string">
            <text:list xml:id="list2175133552" text:style-name="L24">
              <text:list-item>
                <text:p text:style-name="P78">B0 = B0 + 1,5 = 1,5 (can be crossed swimming)</text:p>
              </text:list-item>
              <text:list-item>
                <text:p text:style-name="P78">B1 = 0</text:p>
              </text:list-item>
              <text:list-item>
                <text:p text:style-name="P78">B2 = B2 – 1,5 = 0,5</text:p>
              </text:list-item>
            </text:list>
          </table:table-cell>
        </table:table-row>
        <table:table-row>
          <table:table-cell table:style-name="Tabella10.A3" office:value-type="string">
            <text:p text:style-name="P3">2</text:p>
          </table:table-cell>
          <table:table-cell table:style-name="Tabella10.A3" office:value-type="string">
            <text:p text:style-name="P3">L1</text:p>
          </table:table-cell>
          <table:table-cell table:style-name="Tabella10.C3" office:value-type="string">
            <text:p text:style-name="P3">1</text:p>
          </table:table-cell>
          <table:table-cell table:style-name="Tabella10.C3" office:value-type="string">
            <text:list xml:id="list67018043" text:style-name="L25">
              <text:list-item>
                <text:p text:style-name="P79">B0 = B0 – 1 = 0,5</text:p>
              </text:list-item>
              <text:list-item>
                <text:p text:style-name="P79">B1 = 0.5 (can be crossed swimming)</text:p>
              </text:list-item>
              <text:list-item>
                <text:p text:style-name="P79">B2 = B2 + 0,5 = 1</text:p>
              </text:list-item>
              <text:list-item>
                <text:p text:style-name="P79">Markl uses the secret passage to reach the corridor and to throw down the rope in the basin. Now the team could arrive in the corridor which continues at B1. After they overcome B1 they must do something.</text:p>
              </text:list-item>
            </text:list>
          </table:table-cell>
        </table:table-row>
        <table:table-row>
          <table:table-cell table:style-name="Tabella10.A2" office:value-type="string">
            <text:p text:style-name="P3">3</text:p>
          </table:table-cell>
          <table:table-cell table:style-name="Tabella10.A2" office:value-type="string">
            <text:p text:style-name="P3">L0</text:p>
          </table:table-cell>
          <table:table-cell table:style-name="Tabella10.C2" office:value-type="string">
            <text:p text:style-name="P3">0</text:p>
          </table:table-cell>
          <table:table-cell table:style-name="Tabella10.C2" office:value-type="string">
            <text:list xml:id="list688788040" text:style-name="L26">
              <text:list-item>
                <text:p text:style-name="P80">B0 = B0 – 0,5 = 0 </text:p>
              </text:list-item>
              <text:list-item>
                <text:p text:style-name="P80">B1 = 0,5 </text:p>
              </text:list-item>
              <text:list-item>
                <text:p text:style-name="P80">B2 = B2 + 0,5 = 1,5 </text:p>
              </text:list-item>
            </text:list>
          </table:table-cell>
        </table:table-row>
        <table:table-row table:style-name="Tabella10.1">
          <table:table-cell table:style-name="Tabella10.A5" office:value-type="string">
            <text:p text:style-name="P3">4</text:p>
          </table:table-cell>
          <table:table-cell table:style-name="Tabella10.A5" office:value-type="string">
            <text:p text:style-name="P3">L0</text:p>
          </table:table-cell>
          <table:table-cell table:style-name="Tabella10.C5" office:value-type="string">
            <text:p text:style-name="P3">1</text:p>
          </table:table-cell>
          <table:table-cell table:style-name="Tabella10.C5" office:value-type="string">
            <text:list xml:id="list122047775152328" text:continue-numbering="true" text:style-name="L26">
              <text:list-item>
                <text:p text:style-name="P80">B0 = B0 + 1,5 = 1,5 (can be crossed swimming)</text:p>
              </text:list-item>
              <text:list-item>
                <text:p text:style-name="P80">B1 = 0,5 </text:p>
              </text:list-item>
              <text:list-item>
                <text:p text:style-name="P80">B2 = B2 - 1,5 = 0</text:p>
              </text:list-item>
              <text:list-item>
                <text:p text:style-name="P80">The team could reach B2's ground throw down the rope near the edge. </text:p>
              </text:list-item>
            </text:list>
          </table:table-cell>
        </table:table-row>
      </table:table>
      <text:p text:style-name="Text_20_body"/>
      <text:h text:style-name="P61" text:outline-level="2">The castle</text:h>
      <table:table table:name="Table9" table:style-name="Table9">
        <table:table-column table:style-name="Table9.A"/>
        <table:table-column table:style-name="Table9.B"/>
        <table:table-row>
          <table:table-cell table:style-name="Table9.A1" table:number-columns-spanned="2" office:value-type="string">
            <text:p text:style-name="P32">They enter the castle from the passage in the baths, made up of four pools, three of which are filled with water, while one, from which they enter, is empty. From there, you can explore the west wing, which leads to the prisons, kitchens and the two court gardens, very large but purplish no longer beautiful as once no longer treated, weeds and bushes without shape dominate the environment. You can also explore the east wing from which you enter the reception and the tower that leads upstairs. The corridors and rooms have lost their old splendor in favor of slime and darkness. Upstairs there are the rooms of the king and his guests, the throne room (where the soldiers who are part of the main quest are located), very large and spacious in which the sumptuous furniture was ruined by a recent fight, and a small sighting tower without furniture.</text:p>
          </table:table-cell>
          <table:covered-table-cell/>
        </table:table-row>
        <table:table-row>
          <table:table-cell table:style-name="Table9.A1" table:number-columns-spanned="2" office:value-type="string">
            <table:table table:name="Table33" table:style-name="Table33">
              <table:table-column table:style-name="Table33.A"/>
              <table:table-column table:style-name="Table33.B"/>
              <table:table-row table:style-name="Table33.1">
                <table:table-cell table:style-name="Table33.A1" office:value-type="string">
                  <text:p text:style-name="Table_20_Contents"><draw:frame draw:style-name="fr14" draw:name="Frame27" text:anchor-type="as-char" svg:width="12.801cm" draw:z-index="7"><draw:text-box fo:min-height="11.689cm"><text:p text:style-name="Picture"><draw:frame draw:style-name="fr16" draw:name="Image46" text:anchor-type="as-char" svg:width="12.797cm" style:rel-width="100%" svg:height="10.68cm" style:rel-height="scale" draw:z-index="8"><draw:image xlink:href="../../Resources/Levels/Radme/Cal/Blueprints/Castle/Castle/Castle-Event%20flowchart.png" xlink:type="simple" xlink:show="embed" xlink:actuate="onLoad" loext:mime-type="image/png"/></draw:frame><text:span text:style-name="T1"><text:line-break/></text:span>Picture <text:sequence text:ref-name="refPicture35" text:name="Picture" text:formula="ooow:Picture+1" style:num-format="1">36</text:sequence>: Castle’s flow-chart</text:p></draw:text-box></draw:frame></text:p>
                </table:table-cell>
                <table:table-cell table:style-name="Table33.A1" office:value-type="string">
                  <text:p text:style-name="Table_20_Contents"><draw:frame draw:style-name="fr14" draw:name="Frame28" text:anchor-type="as-char" svg:width="6.001cm" draw:z-index="9"><draw:text-box fo:min-height="12.76cm"><text:p text:style-name="Picture"><draw:frame draw:style-name="fr16" draw:name="Image47" text:anchor-type="as-char" svg:width="5.997cm" style:rel-width="100%" svg:height="12.539cm" style:rel-height="scale" draw:z-index="95"><draw:image xlink:href="../../Resources/Levels/Radme/Cal/Blueprints/Castle/Castle/FocusOnExplorationInCastle.png" xlink:type="simple" xlink:show="embed" xlink:actuate="onLoad" loext:mime-type="image/png"/></draw:frame><text:span text:style-name="T1"><text:line-break/></text:span>Picture <text:sequence text:ref-name="refPicture36" text:name="Picture" text:formula="ooow:Picture+1" style:num-format="1">37</text:sequence>: flow-chart of the exploration to the prison</text:p></draw:text-box></draw:frame></text:p>
                </table:table-cell>
              </table:table-row>
            </table:table>
            <text:p text:style-name="P32"/>
          </table:table-cell>
          <table:covered-table-cell/>
        </table:table-row>
        <text:soft-page-break/>
        <table:table-row>
          <table:table-cell table:style-name="Table9.A1" office:value-type="string">
            <text:p text:style-name="Table_20_Contents"><draw:frame draw:style-name="fr3" draw:name="Frame11" text:anchor-type="as-char" svg:width="13.601cm" draw:z-index="10"><draw:text-box fo:min-height="15.48cm"><text:p text:style-name="Picture"><draw:frame draw:style-name="fr16" draw:name="Image6" text:anchor-type="as-char" svg:width="13.301cm" style:rel-width="100%" svg:height="14.289cm" style:rel-height="scale" draw:z-index="11"><draw:image xlink:href="../../Resources/Levels/Radme/Cal/Blueprints/Castle/Castle/Castle%20-%20detailed.png" xlink:type="simple" xlink:show="embed" xlink:actuate="onLoad" loext:mime-type="image/png"/></draw:frame><text:span text:style-name="T1"><text:line-break/></text:span>Picture <text:sequence text:ref-name="refPicture37" text:name="Picture" text:formula="ooow:Picture+1" style:num-format="1">38</text:sequence>: Map of the castle</text:p></draw:text-box></draw:frame></text:p>
          </table:table-cell>
          <table:table-cell table:style-name="Table9.A1" office:value-type="string">
            <table:table table:name="Table10" table:style-name="Table10">
              <table:table-column table:style-name="Table10.A"/>
              <table:table-column table:style-name="Table10.B"/>
              <table:table-header-rows>
                <table:table-row>
                  <table:table-cell table:style-name="Table10.A1" office:value-type="string">
                    <text:p text:style-name="P42">ID</text:p>
                  </table:table-cell>
                  <table:table-cell table:style-name="Table10.B1" office:value-type="string">
                    <text:p text:style-name="P42">Description</text:p>
                  </table:table-cell>
                </table:table-row>
              </table:table-header-rows>
              <table:table-row>
                <table:table-cell table:style-name="Table10.A2" office:value-type="string">
                  <text:p text:style-name="P3"><draw:frame draw:style-name="fr18" draw:name="Image39" text:anchor-type="as-char" svg:width="0.4cm" svg:height="0.49cm" draw:z-index="12"><draw:image xlink:href="../../Resources/Levels/Radme/Cal/Blueprints/icone%20mappa/zoimbie1_hold.png" xlink:type="simple" xlink:show="embed" xlink:actuate="onLoad" loext:mime-type="image/png"/></draw:frame></text:p>
                </table:table-cell>
                <table:table-cell table:style-name="Table10.B2" office:value-type="string">
                  <text:p text:style-name="P3">Enemy</text:p>
                </table:table-cell>
              </table:table-row>
              <table:table-row table:style-name="Table10.3">
                <table:table-cell table:style-name="Table10.A3" office:value-type="string">
                  <text:p text:style-name="P3"><draw:frame draw:style-name="fr18" draw:name="Image40" text:anchor-type="as-char" svg:width="0.4cm" svg:height="0.49cm" draw:z-index="13"><draw:image xlink:href="Pictures/10000201000000310000002BF18A3B63E86D0797.png" xlink:type="simple" xlink:show="embed" xlink:actuate="onLoad" loext:mime-type="image/png"/></draw:frame></text:p>
                </table:table-cell>
                <table:table-cell table:style-name="Table10.B3" office:value-type="string">
                  <text:p text:style-name="P3">Mud-spammer</text:p>
                </table:table-cell>
              </table:table-row>
              <table:table-row>
                <table:table-cell table:style-name="Table10.A2" office:value-type="string">
                  <text:p text:style-name="P3"><draw:frame draw:style-name="fr18" draw:name="immagini1" text:anchor-type="as-char" svg:width="0.4cm" svg:height="0.49cm" draw:z-index="14"><draw:image xlink:href="Pictures/10000201000000210000002B230ED1F797AD4360.png" xlink:type="simple" xlink:show="embed" xlink:actuate="onLoad" loext:mime-type="image/png"/></draw:frame></text:p>
                </table:table-cell>
                <table:table-cell table:style-name="Table10.B2" office:value-type="string">
                  <text:p text:style-name="P3">Elite soldier</text:p>
                </table:table-cell>
              </table:table-row>
              <table:table-row>
                <table:table-cell table:style-name="Table10.A3" office:value-type="string">
                  <text:p text:style-name="P3">1</text:p>
                </table:table-cell>
                <table:table-cell table:style-name="Table10.B3" office:value-type="string">
                  <text:p text:style-name="P3">Exit of the sewers (-1F)</text:p>
                </table:table-cell>
              </table:table-row>
              <table:table-row>
                <table:table-cell table:style-name="Table10.A2" office:value-type="string">
                  <text:p text:style-name="P3">2</text:p>
                </table:table-cell>
                <table:table-cell table:style-name="Table10.B2" office:value-type="string">
                  <text:p text:style-name="P3">Thermal baths (-1F)</text:p>
                </table:table-cell>
              </table:table-row>
              <table:table-row>
                <table:table-cell table:style-name="Table10.A3" office:value-type="string">
                  <text:p text:style-name="P3">3</text:p>
                </table:table-cell>
                <table:table-cell table:style-name="Table10.B3" office:value-type="string">
                  <text:p text:style-name="P3">East wing corridor (0F)</text:p>
                </table:table-cell>
              </table:table-row>
              <table:table-row table:style-name="Table10.3">
                <table:table-cell table:style-name="Table10.A2" office:value-type="string">
                  <text:p text:style-name="P3">4</text:p>
                </table:table-cell>
                <table:table-cell table:style-name="Table10.B2" office:value-type="string">
                  <text:p text:style-name="P3">Jail (-1F)</text:p>
                </table:table-cell>
              </table:table-row>
              <table:table-row>
                <table:table-cell table:style-name="Table10.A3" office:value-type="string">
                  <text:p text:style-name="P3">5</text:p>
                </table:table-cell>
                <table:table-cell table:style-name="Table10.B3" office:value-type="string">
                  <text:p text:style-name="P3">South east garden (0F)</text:p>
                </table:table-cell>
              </table:table-row>
              <table:table-row>
                <table:table-cell table:style-name="Table10.A2" office:value-type="string">
                  <text:p text:style-name="P3">6</text:p>
                </table:table-cell>
                <table:table-cell table:style-name="Table10.B2" office:value-type="string">
                  <text:p text:style-name="P3">North east garden (0F)</text:p>
                </table:table-cell>
              </table:table-row>
              <table:table-row>
                <table:table-cell table:style-name="Table10.A3" office:value-type="string">
                  <text:p text:style-name="P3">7</text:p>
                </table:table-cell>
                <table:table-cell table:style-name="Table10.B3" office:value-type="string">
                  <text:p text:style-name="P3">Receiving room (0F)</text:p>
                </table:table-cell>
              </table:table-row>
              <table:table-row>
                <table:table-cell table:style-name="Table10.A2" office:value-type="string">
                  <text:p text:style-name="P3">8</text:p>
                </table:table-cell>
                <table:table-cell table:style-name="Table10.B2" office:value-type="string">
                  <text:p text:style-name="P3">Kitchen (0F)</text:p>
                </table:table-cell>
              </table:table-row>
              <table:table-row>
                <table:table-cell table:style-name="Table10.A3" office:value-type="string">
                  <text:p text:style-name="P3">9</text:p>
                </table:table-cell>
                <table:table-cell table:style-name="Table10.B3" office:value-type="string">
                  <text:p text:style-name="P3">Upper east corridor (1F)</text:p>
                </table:table-cell>
              </table:table-row>
              <table:table-row>
                <table:table-cell table:style-name="Table10.A2" office:value-type="string">
                  <text:p text:style-name="P3">10</text:p>
                </table:table-cell>
                <table:table-cell table:style-name="Table10.B2" office:value-type="string">
                  <text:p text:style-name="P3">Guest room (1F)</text:p>
                </table:table-cell>
              </table:table-row>
              <table:table-row>
                <table:table-cell table:style-name="Table10.A3" office:value-type="string">
                  <text:p text:style-name="P3">11</text:p>
                </table:table-cell>
                <table:table-cell table:style-name="Table10.B3" office:value-type="string">
                  <text:p text:style-name="P3">Guest bathroom (1F)</text:p>
                </table:table-cell>
              </table:table-row>
              <table:table-row>
                <table:table-cell table:style-name="Table10.A2" office:value-type="string">
                  <text:p text:style-name="P3">12</text:p>
                </table:table-cell>
                <table:table-cell table:style-name="Table10.B2" office:value-type="string">
                  <text:p text:style-name="P3">Upper north corridor (1F)</text:p>
                </table:table-cell>
              </table:table-row>
              <table:table-row>
                <table:table-cell table:style-name="Table10.A3" office:value-type="string">
                  <text:p text:style-name="P3">13</text:p>
                </table:table-cell>
                <table:table-cell table:style-name="Table10.B3" office:value-type="string">
                  <text:p text:style-name="P3">King’s room (1F)</text:p>
                </table:table-cell>
              </table:table-row>
              <table:table-row>
                <table:table-cell table:style-name="Table10.A2" office:value-type="string">
                  <text:p text:style-name="P3">14</text:p>
                </table:table-cell>
                <table:table-cell table:style-name="Table10.B2" office:value-type="string">
                  <text:p text:style-name="P3">King’s bathroom (1F)</text:p>
                </table:table-cell>
              </table:table-row>
              <table:table-row>
                <table:table-cell table:style-name="Table10.A3" office:value-type="string">
                  <text:p text:style-name="P3">15</text:p>
                </table:table-cell>
                <table:table-cell table:style-name="Table10.B3" office:value-type="string">
                  <text:p text:style-name="P3">Terrace (1F)</text:p>
                </table:table-cell>
              </table:table-row>
              <table:table-row>
                <table:table-cell table:style-name="Table10.A2" office:value-type="string">
                  <text:p text:style-name="P3">16</text:p>
                </table:table-cell>
                <table:table-cell table:style-name="Table10.B2" office:value-type="string">
                  <text:p text:style-name="P3">Throne’s room (1F)</text:p>
                </table:table-cell>
              </table:table-row>
              <table:table-row>
                <table:table-cell table:style-name="Table10.A3" office:value-type="string">
                  <text:p text:style-name="P3">17</text:p>
                </table:table-cell>
                <table:table-cell table:style-name="Table10.B3" office:value-type="string">
                  <text:p text:style-name="P3">South east tower (2F)</text:p>
                </table:table-cell>
              </table:table-row>
              <table:table-row>
                <table:table-cell table:style-name="Table10.A2" office:value-type="string">
                  <text:p text:style-name="P3">♫1</text:p>
                </table:table-cell>
                <table:table-cell table:style-name="Table10.B2" office:value-type="string">
                  <text:p text:style-name="P3">Score: cello [Larghetto].</text:p>
                  <text:p text:style-name="P3">Ambient sounds: water, wind.</text:p>
                  <text:p text:style-name="P3">Sound effects: water, dog shaking, iron on iron.</text:p>
                </table:table-cell>
              </table:table-row>
              <table:table-row>
                <table:table-cell table:style-name="Table10.A3" office:value-type="string">
                  <text:p text:style-name="P3">♫2</text:p>
                </table:table-cell>
                <table:table-cell table:style-name="Table10.B3" office:value-type="string">
                  <text:p text:style-name="P3">Ambient sounds: water, wind.</text:p>
                </table:table-cell>
              </table:table-row>
              <table:table-row>
                <table:table-cell table:style-name="Table10.A2" office:value-type="string">
                  <text:p text:style-name="P3">♫3</text:p>
                </table:table-cell>
                <table:table-cell table:style-name="Table10.B2" office:value-type="string">
                  <text:p text:style-name="P3">Score: medieval theme [Vivacissimo].</text:p>
                  <text:p text:style-name="P3">Ambient sounds: voices of people.</text:p>
                  <text:p text:style-name="P3">Sound effects: boot on wood, iron on iron.</text:p>
                </table:table-cell>
              </table:table-row>
              <table:table-row>
                <table:table-cell table:style-name="Table10.A3" office:value-type="string">
                  <text:p text:style-name="P3">♫4</text:p>
                </table:table-cell>
                <table:table-cell table:style-name="Table10.B3" office:value-type="string">
                  <text:p text:style-name="P3">Score: cello [Larghetto].</text:p>
                </table:table-cell>
              </table:table-row>
            </table:table>
            <text:p text:style-name="Table_20_Contents"/>
          </table:table-cell>
        </table:table-row>
        <table:table-row>
          <table:table-cell table:style-name="Table9.A1" office:value-type="string">
            <text:h text:style-name="Heading_20_4" text:outline-level="4">Fights</text:h>
          </table:table-cell>
          <table:table-cell table:style-name="Table9.A1" office:value-type="string">
            <text:p text:style-name="P42"/>
          </table:table-cell>
        </table:table-row>
        <table:table-row>
          <table:table-cell table:style-name="Table9.A1" table:number-columns-spanned="2" office:value-type="string">
            <table:table table:name="Table59" table:style-name="Table59" table:template-name="Team7GrayTable">
              <table:table-column table:style-name="Table59.A"/>
              <table:table-column table:style-name="Table59.B"/>
              <table:table-column table:style-name="Table59.C" table:number-columns-repeated="5"/>
              <table:table-column table:style-name="Table59.H"/>
              <table:table-header-rows>
                <table:table-row table:style-name="Table59.1">
                  <table:table-cell table:style-name="Table59.A1" office:value-type="string">
                    <text:p text:style-name="P42"><text:soft-page-break/>Room</text:p>
                  </table:table-cell>
                  <table:table-cell table:style-name="Table59.A1" office:value-type="string">
                    <text:p text:style-name="P42">Enemies</text:p>
                  </table:table-cell>
                  <table:table-cell table:style-name="Table59.C1" office:value-type="string">
                    <text:p text:style-name="P42">Damage to <text:span text:style-name="T7">T.</text:span></text:p>
                  </table:table-cell>
                  <table:table-cell table:style-name="Table59.A1" office:value-type="string">
                    <text:p text:style-name="P42">Damage of <text:span text:style-name="T7">T.</text:span></text:p>
                  </table:table-cell>
                  <table:table-cell table:style-name="Table59.C1" office:value-type="string">
                    <text:p text:style-name="P42">DPT (<text:span text:style-name="T7">T., E.</text:span>) / HP <text:span text:style-name="T7">E.</text:span></text:p>
                  </table:table-cell>
                  <table:table-cell table:style-name="Table59.A1" office:value-type="string">
                    <text:p text:style-name="P42">DPT (<text:span text:style-name="T7">E., T.</text:span>) / HP <text:span text:style-name="T7">T.</text:span></text:p>
                  </table:table-cell>
                  <table:table-cell table:style-name="Table59.C1" office:value-type="string">
                    <text:p text:style-name="P42">Difficulty</text:p>
                  </table:table-cell>
                  <table:table-cell table:style-name="Table59.C1" office:value-type="string">
                    <text:p text:style-name="P10">H<text:span text:style-name="T8">P</text:span> <text:span text:style-name="T9">l</text:span>oss</text:p>
                  </table:table-cell>
                </table:table-row>
              </table:table-header-rows>
              <table:table-row>
                <table:table-cell table:style-name="Table59.A2" office:value-type="string">
                  <text:p text:style-name="P3">Room 3 right</text:p>
                </table:table-cell>
                <table:table-cell table:style-name="Table59.A2" office:value-type="string">
                  <text:p text:style-name="P3">1 soldier</text:p>
                </table:table-cell>
                <table:table-cell table:style-name="Table59.C2" office:value-type="string">
                  <text:p text:style-name="P3">3</text:p>
                </table:table-cell>
                <table:table-cell table:style-name="Table59.A2" office:value-type="string">
                  <text:p text:style-name="P3">24.57</text:p>
                </table:table-cell>
                <table:table-cell table:style-name="Table59.C2" office:value-type="string">
                  <text:p text:style-name="P4">0.766</text:p>
                </table:table-cell>
                <table:table-cell table:style-name="Table59.A2" office:value-type="string">
                  <text:p text:style-name="P4">0.019</text:p>
                </table:table-cell>
                <table:table-cell table:style-name="Table59.C2" office:value-type="string">
                  <text:p text:style-name="P3">0.747</text:p>
                </table:table-cell>
                <table:table-cell table:style-name="Table59.C2" office:value-type="string">
                  <text:p text:style-name="P6">0.024</text:p>
                </table:table-cell>
              </table:table-row>
              <table:table-row>
                <table:table-cell table:style-name="Table59.A3" office:value-type="string">
                  <text:p text:style-name="P3">Room 3 left</text:p>
                </table:table-cell>
                <table:table-cell table:style-name="Table59.A3" office:value-type="string">
                  <text:p text:style-name="P3">2 mud spammer</text:p>
                </table:table-cell>
                <table:table-cell table:style-name="Table59.C3" office:value-type="string">
                  <text:p text:style-name="P3">6.70</text:p>
                </table:table-cell>
                <table:table-cell table:style-name="Table59.A3" office:value-type="string">
                  <text:p text:style-name="P3">24.57</text:p>
                </table:table-cell>
                <table:table-cell table:style-name="Table59.C3" office:value-type="string">
                  <text:p text:style-name="P4">0.409</text:p>
                </table:table-cell>
                <table:table-cell table:style-name="Table59.A3" office:value-type="string">
                  <text:p text:style-name="P4">0.042</text:p>
                </table:table-cell>
                <table:table-cell table:style-name="Table59.C3" office:value-type="string">
                  <text:p text:style-name="P3">0.367</text:p>
                </table:table-cell>
                <table:table-cell table:style-name="Table59.C3" office:value-type="string">
                  <text:p text:style-name="P6">0.102</text:p>
                </table:table-cell>
              </table:table-row>
              <table:table-row>
                <table:table-cell table:style-name="Table59.A2" office:value-type="string">
                  <text:p text:style-name="P3">Room 8</text:p>
                </table:table-cell>
                <table:table-cell table:style-name="Table59.A2" office:value-type="string">
                  <text:p text:style-name="P3">4 soldier</text:p>
                </table:table-cell>
                <table:table-cell table:style-name="Table59.C2" office:value-type="string">
                  <text:p text:style-name="P3">12</text:p>
                </table:table-cell>
                <table:table-cell table:style-name="Table59.A2" office:value-type="string">
                  <text:p text:style-name="P3">24.57</text:p>
                </table:table-cell>
                <table:table-cell table:style-name="Table59.C2" office:value-type="string">
                  <text:p text:style-name="P4">0.191</text:p>
                </table:table-cell>
                <table:table-cell table:style-name="Table59.A2" office:value-type="string">
                  <text:p text:style-name="P4">0.076</text:p>
                </table:table-cell>
                <table:table-cell table:style-name="Table59.C2" office:value-type="string">
                  <text:p text:style-name="P3">0.115</text:p>
                </table:table-cell>
                <table:table-cell table:style-name="Table59.C2" office:value-type="string">
                  <text:p text:style-name="P6">0.397</text:p>
                </table:table-cell>
              </table:table-row>
              <table:table-row>
                <table:table-cell table:style-name="Table59.A3" office:value-type="string">
                  <text:p text:style-name="P3">Room 9</text:p>
                </table:table-cell>
                <table:table-cell table:style-name="Table59.A3" office:value-type="string">
                  <text:p text:style-name="P3">1 mud spammer</text:p>
                </table:table-cell>
                <table:table-cell table:style-name="Table59.C3" office:value-type="string">
                  <text:p text:style-name="P3">3.35</text:p>
                </table:table-cell>
                <table:table-cell table:style-name="Table59.A3" office:value-type="string">
                  <text:p text:style-name="P3">24.57</text:p>
                </table:table-cell>
                <table:table-cell table:style-name="Table59.C3" office:value-type="string">
                  <text:p text:style-name="P4">0.819</text:p>
                </table:table-cell>
                <table:table-cell table:style-name="Table59.A3" office:value-type="string">
                  <text:p text:style-name="P4">0.021</text:p>
                </table:table-cell>
                <table:table-cell table:style-name="Table59.C3" office:value-type="string">
                  <text:p text:style-name="P3">0.798</text:p>
                </table:table-cell>
                <table:table-cell table:style-name="Table59.C3" office:value-type="string">
                  <text:p text:style-name="P6">0.025</text:p>
                </table:table-cell>
              </table:table-row>
              <table:table-row>
                <table:table-cell table:style-name="Table59.A2" office:value-type="string">
                  <text:p text:style-name="P3">Room 17</text:p>
                </table:table-cell>
                <table:table-cell table:style-name="Table59.A2" office:value-type="string">
                  <text:p text:style-name="P3">1 soldier, 1 mud spammer</text:p>
                </table:table-cell>
                <table:table-cell table:style-name="Table59.C2" office:value-type="string">
                  <text:p text:style-name="P3">6.35</text:p>
                </table:table-cell>
                <table:table-cell table:style-name="Table59.A2" office:value-type="string">
                  <text:p text:style-name="P3">24.57</text:p>
                </table:table-cell>
                <table:table-cell table:style-name="Table59.C2" office:value-type="string">
                  <text:p text:style-name="P4">0.396</text:p>
                </table:table-cell>
                <table:table-cell table:style-name="Table59.A2" office:value-type="string">
                  <text:p text:style-name="P4">0.040</text:p>
                </table:table-cell>
                <table:table-cell table:style-name="Table59.C2" office:value-type="string">
                  <text:p text:style-name="P3">0.356</text:p>
                </table:table-cell>
                <table:table-cell table:style-name="Table59.C2" office:value-type="string">
                  <text:p text:style-name="P6">0.101</text:p>
                </table:table-cell>
              </table:table-row>
              <table:table-row>
                <table:table-cell table:style-name="Table59.A3" office:value-type="string">
                  <text:p text:style-name="P3">Room 15</text:p>
                </table:table-cell>
                <table:table-cell table:style-name="Table59.A3" office:value-type="string">
                  <text:p text:style-name="P3">2 soldier, 2 mud spammer</text:p>
                </table:table-cell>
                <table:table-cell table:style-name="Table59.C3" office:value-type="string">
                  <text:p text:style-name="P3">12.70</text:p>
                </table:table-cell>
                <table:table-cell table:style-name="Table59.A3" office:value-type="string">
                  <text:p text:style-name="P3">24.57</text:p>
                </table:table-cell>
                <table:table-cell table:style-name="Table59.C3" office:value-type="string">
                  <text:p text:style-name="P4">0.198</text:p>
                </table:table-cell>
                <table:table-cell table:style-name="Table59.A3" office:value-type="string">
                  <text:p text:style-name="P4">0.081</text:p>
                </table:table-cell>
                <table:table-cell table:style-name="Table59.C3" office:value-type="string">
                  <text:p text:style-name="P3">0.117</text:p>
                </table:table-cell>
                <table:table-cell table:style-name="Table59.C3" office:value-type="string">
                  <text:p text:style-name="P6">0.409</text:p>
                </table:table-cell>
              </table:table-row>
              <table:table-row>
                <table:table-cell table:style-name="Table59.A2" office:value-type="string">
                  <text:p text:style-name="P3">Room 13</text:p>
                </table:table-cell>
                <table:table-cell table:style-name="Table59.A2" office:value-type="string">
                  <text:p text:style-name="P3">2 soldier, 1 mud spammer</text:p>
                </table:table-cell>
                <table:table-cell table:style-name="Table59.C2" office:value-type="string">
                  <text:p text:style-name="P3">6.35</text:p>
                </table:table-cell>
                <table:table-cell table:style-name="Table59.A2" office:value-type="string">
                  <text:p text:style-name="P3">24.57</text:p>
                </table:table-cell>
                <table:table-cell table:style-name="Table59.C2" office:value-type="string">
                  <text:p text:style-name="P4">0.261</text:p>
                </table:table-cell>
                <table:table-cell table:style-name="Table59.A2" office:value-type="string">
                  <text:p text:style-name="P4">0.040</text:p>
                </table:table-cell>
                <table:table-cell table:style-name="Table59.C2" office:value-type="string">
                  <text:p text:style-name="P3">0.221</text:p>
                </table:table-cell>
                <table:table-cell table:style-name="Table59.C2" office:value-type="string">
                  <text:p text:style-name="P6">0.154</text:p>
                </table:table-cell>
              </table:table-row>
              <table:table-row>
                <table:table-cell table:style-name="Table59.A9" office:value-type="string">
                  <text:p text:style-name="P3">Room 16</text:p>
                </table:table-cell>
                <table:table-cell table:style-name="Table59.A9" office:value-type="string">
                  <text:p text:style-name="P3">6 elite soldier</text:p>
                </table:table-cell>
                <table:table-cell table:style-name="Table59.C9" office:value-type="string">
                  <text:p text:style-name="P3">30.6</text:p>
                </table:table-cell>
                <table:table-cell table:style-name="Table59.A9" office:value-type="string">
                  <text:p text:style-name="P3">24.57</text:p>
                </table:table-cell>
                <table:table-cell table:style-name="Table59.C9" office:value-type="string">
                  <text:p text:style-name="P4">0.102</text:p>
                </table:table-cell>
                <table:table-cell table:style-name="Table59.A9" office:value-type="string">
                  <text:p text:style-name="P4">0.196</text:p>
                </table:table-cell>
                <table:table-cell table:style-name="Table59.C9" office:value-type="string">
                  <text:p text:style-name="P3">-0.094</text:p>
                </table:table-cell>
                <table:table-cell table:style-name="Table59.C9" office:value-type="string">
                  <text:p text:style-name="P6">1.921</text:p>
                </table:table-cell>
              </table:table-row>
            </table:table>
            <text:p text:style-name="Table_20_Contents"/>
          </table:table-cell>
          <table:covered-table-cell/>
        </table:table-row>
      </table:table>
      <text:p text:style-name="P28">The fight with the elite soldiers is accurately described in the strategy section of the fight pre-analysis. The high number of battles in the castle, after the previous phase in the sewers, will test the team resistance. The player will be encouraged to explore for potions.</text:p>
      <text:h text:style-name="Heading_20_4" text:outline-level="4">Castle’s puzzle</text:h>
      <text:p text:style-name="Text_20_body">To access the kitchen and the prison, for a side-quest, you need to solve a puzzle. </text:p>
      <table:table table:name="Table39" table:style-name="Table39">
        <table:table-column table:style-name="Table39.A"/>
        <table:table-column table:style-name="Table39.B"/>
        <table:table-row>
          <table:table-cell table:style-name="Table39.A1" office:value-type="string">
            <text:p text:style-name="Table_20_Contents"><draw:frame draw:style-name="fr1" draw:name="Frame38" text:anchor-type="as-char" svg:width="14cm" draw:z-index="15"><draw:text-box fo:min-height="12.448cm"><text:p text:style-name="Picture"><draw:frame draw:style-name="fr16" draw:name="Image57" text:anchor-type="as-char" svg:width="14cm" style:rel-width="100%" svg:height="12.448cm" style:rel-height="scale" draw:z-index="16"><draw:image xlink:href="../../Resources/Puzzles/puzzles-D.jpg" xlink:type="simple" xlink:show="embed" xlink:actuate="onLoad" loext:mime-type="image/jpeg"/></draw:frame><text:span text:style-name="T1"><text:line-break/></text:span>Picture <text:sequence text:ref-name="refPicture38" text:name="Picture" text:formula="ooow:Picture+1" style:num-format="1">39</text:sequence>: Castle’s puzzle</text:p></draw:text-box></draw:frame></text:p>
          </table:table-cell>
          <table:table-cell table:style-name="Table39.A1" office:value-type="string">
            <table:table table:name="Table40" table:style-name="Table40">
              <table:table-column table:style-name="Table40.A"/>
              <table:table-column table:style-name="Table40.B"/>
              <table:table-header-rows>
                <table:table-row>
                  <table:table-cell table:style-name="Table40.A1" office:value-type="string">
                    <text:p text:style-name="P42">Puzzle prop.</text:p>
                  </table:table-cell>
                  <table:table-cell table:style-name="Table40.B1" office:value-type="string">
                    <text:p text:style-name="P42">Value</text:p>
                  </table:table-cell>
                </table:table-row>
              </table:table-header-rows>
              <table:table-row>
                <table:table-cell table:style-name="Table40.A2" office:value-type="string">
                  <text:p text:style-name="P3">AVG duration</text:p>
                </table:table-cell>
                <table:table-cell table:style-name="Table40.B2" office:value-type="string">
                  <text:p text:style-name="P3">7 min</text:p>
                </table:table-cell>
              </table:table-row>
              <table:table-row table:style-name="Table40.3">
                <table:table-cell table:style-name="Table40.A3" office:value-type="string">
                  <text:p text:style-name="P3">Difficulty</text:p>
                </table:table-cell>
                <table:table-cell table:style-name="Table40.B3" office:value-type="string">
                  <text:p text:style-name="P3">5/10</text:p>
                </table:table-cell>
              </table:table-row>
            </table:table>
            <text:p text:style-name="Table_20_Contents"/>
          </table:table-cell>
        </table:table-row>
      </table:table>
      <text:p text:style-name="Standard">In the castle’s garden there are three types of flowers arranged parallel to each other. Therefore each line has its own type (color), and each box may represent 4 different ancient symbols. The player will have to manipulate the irrigation system by walking along the perimeter of the garden: entering it and touching the perimeter again defines a clod of earth that dries up due to irrigation. The aim is to avoid repetition of symbols on the same line.</text:p>
      <text:h text:style-name="P58" text:outline-level="3">The prisons of the castle</text:h>
      <table:table table:name="Table4" table:style-name="Table4">
        <table:table-column table:style-name="Table4.A"/>
        <table:table-column table:style-name="Table4.B"/>
        <table:table-row>
          <table:table-cell table:style-name="Table4.A1" office:value-type="string">
            <text:p text:style-name="P32">The prisons are accessed by a steep flight of stairs that overlooks a small room that gives access ti the corridor leading to the guard post, a large room consisting of a table and several chairs. Inside this room there are three doors: a closed door that can only be opened with the key kept by the station guard and which allows access to the cell room, a door leads, through a corridor, to the second place of guard where there is one of the two keys that allows to open certain cells and finally the third door leading to the third place of guard which is specular to the second and where there is the second key which allows to open the other cells. The other difference respect to the second place of guard is that there is a secret passage that allows us to reach the interrogators’ room, where we find an excellent reward, and which would otherwise be inaccessible. From both the side guard post, you access to the cell room. The latter is very wide and at the bottom has an inaccessible door that connects it to the interrogators’ room.</text:p>
            <text:h text:style-name="Heading_20_4" text:outline-level="4">Lights</text:h>
            <text:p text:style-name="Text_20_body">The prisons are buried, the light that passes from the few small windows is enough to illuminate just a few parts of the rooms. For this reason all the rooms of the prisons are illuminated by torches on the walls. The only areas where they are not inserted are the cells. These areas are in fact dark on the opposite side of the door and as you go towards the grilles, a light illuminates them.</text:p>
          </table:table-cell>
          <table:table-cell table:style-name="Table4.A1" office:value-type="string">
            <text:p text:style-name="Table_20_Contents"><draw:frame draw:style-name="fr1" draw:name="Frame22" text:anchor-type="as-char" svg:width="7.001cm" draw:z-index="17"><draw:text-box fo:min-height="22.059cm"><text:p text:style-name="Picture"><draw:frame draw:style-name="fr16" draw:name="Image4" text:anchor-type="as-char" svg:width="7.001cm" style:rel-width="100%" svg:height="22.059cm" style:rel-height="scale" draw:z-index="18"><draw:image xlink:href="../../Resources/Levels/Radme/Cal/Blueprints/Castle/Prison/Prisons-Event%20flowchart.png" xlink:type="simple" xlink:show="embed" xlink:actuate="onLoad" loext:mime-type="image/png"/></draw:frame><text:span text:style-name="T1"><text:line-break/></text:span>Picture <text:sequence text:ref-name="refPicture39" text:name="Picture" text:formula="ooow:Picture+1" style:num-format="1">40</text:sequence>: Prison’s flow-chart</text:p></draw:text-box></draw:frame></text:p>
          </table:table-cell>
        </table:table-row>
      </table:table>
      <table:table table:name="Table13" table:style-name="Table13">
        <table:table-column table:style-name="Table13.A"/>
        <text:soft-page-break/>
        <table:table-row>
          <table:table-cell table:style-name="Table13.A1" office:value-type="string">
            <table:table table:name="Table38" table:style-name="Table38">
              <table:table-column table:style-name="Table38.A"/>
              <table:table-column table:style-name="Table38.B"/>
              <table:table-row>
                <table:table-cell table:style-name="Table38.A1" office:value-type="string">
                  <text:p text:style-name="Table_20_Contents"><draw:frame draw:style-name="fr20" draw:name="Image78" text:anchor-type="as-char" svg:width="13.391cm" svg:height="11.737cm" draw:z-index="19"><draw:image xlink:href="../../Resources/Levels/Radme/Cal/Blueprints/Castle/Prison/Prison%20internal.png" xlink:type="simple" xlink:show="embed" xlink:actuate="onLoad" loext:mime-type="image/png"/></draw:frame></text:p>
                </table:table-cell>
                <table:table-cell table:style-name="Table38.A1" office:value-type="string">
                  <table:table table:name="Table62" table:style-name="Table62" table:template-name="Team7GrayTable">
                    <table:table-column table:style-name="Table62.A"/>
                    <table:table-column table:style-name="Table62.B"/>
                    <table:table-row>
                      <table:table-cell table:style-name="Table62.A1" office:value-type="string">
                        <text:p text:style-name="P42">ID</text:p>
                      </table:table-cell>
                      <table:table-cell table:style-name="Table62.B1" office:value-type="string">
                        <text:p text:style-name="P42">Description</text:p>
                      </table:table-cell>
                    </table:table-row>
                    <table:table-row>
                      <table:table-cell table:style-name="Table62.A2" office:value-type="string">
                        <text:p text:style-name="P3"><draw:frame draw:style-name="fr18" draw:name="Image28" text:anchor-type="as-char" svg:width="0.4cm" svg:height="0.49cm" draw:z-index="20"><draw:image xlink:href="../../Resources/Levels/Radme/Cal/Blueprints/icone%20mappa/zoimbie1_hold.png" xlink:type="simple" xlink:show="embed" xlink:actuate="onLoad" loext:mime-type="image/png"/></draw:frame></text:p>
                      </table:table-cell>
                      <table:table-cell table:style-name="Table62.B2" office:value-type="string">
                        <text:p text:style-name="P3">Enemy</text:p>
                      </table:table-cell>
                    </table:table-row>
                    <table:table-row>
                      <table:table-cell table:style-name="Table62.A3" office:value-type="string">
                        <text:p text:style-name="P3"><draw:frame draw:style-name="fr18" draw:name="Image77" text:anchor-type="as-char" svg:width="0.7cm" svg:height="0.55cm" draw:z-index="21"><draw:image xlink:href="../../Resources/Levels/Radme/Cal/Blueprints/icone%20mappa/civilian.png" xlink:type="simple" xlink:show="embed" xlink:actuate="onLoad" loext:mime-type="image/png"/></draw:frame></text:p>
                      </table:table-cell>
                      <table:table-cell table:style-name="Table62.B3" office:value-type="string">
                        <text:p text:style-name="P3">Civilians</text:p>
                      </table:table-cell>
                    </table:table-row>
                    <table:table-row table:style-name="Table62.4">
                      <table:table-cell table:style-name="Table62.A2" office:value-type="string">
                        <text:p text:style-name="P3">♫1</text:p>
                      </table:table-cell>
                      <table:table-cell table:style-name="Table62.B2" office:value-type="string">
                        <text:p text:style-name="P3">Score: military theme [Adagio].</text:p>
                        <text:p text:style-name="P3">Ambient sounds: boots on wood.</text:p>
                      </table:table-cell>
                    </table:table-row>
                    <table:table-row>
                      <table:table-cell table:style-name="Table62.A3" office:value-type="string">
                        <text:p text:style-name="P3">♫2</text:p>
                      </table:table-cell>
                      <table:table-cell table:style-name="Table62.B3" office:value-type="string">
                        <text:p text:style-name="P3">Ambient sounds: boots on wood, voices of people.</text:p>
                      </table:table-cell>
                    </table:table-row>
                    <table:table-row>
                      <table:table-cell table:style-name="Table62.A2" office:value-type="string">
                        <text:p text:style-name="P3">♫3</text:p>
                      </table:table-cell>
                      <table:table-cell table:style-name="Table62.B2" office:value-type="string">
                        <text:p text:style-name="P3">Sound effects: bark and growl aggressively.</text:p>
                      </table:table-cell>
                    </table:table-row>
                  </table:table>
                  <text:p text:style-name="Table_20_Contents"/>
                </table:table-cell>
              </table:table-row>
            </table:table>
            <text:p text:style-name="Table_20_Contents"/>
          </table:table-cell>
        </table:table-row>
        <table:table-row>
          <table:table-cell table:style-name="Table13.A1" office:value-type="string">
            <text:h text:style-name="Heading_20_4" text:outline-level="4">Fights</text:h>
          </table:table-cell>
        </table:table-row>
        <table:table-row>
          <table:table-cell table:style-name="Table13.A1" office:value-type="string">
            <table:table table:name="Table58" table:style-name="Table58">
              <table:table-column table:style-name="Table58.A"/>
              <table:table-column table:style-name="Table58.B"/>
              <table:table-column table:style-name="Table58.C" table:number-columns-repeated="5"/>
              <table:table-column table:style-name="Table58.H"/>
              <table:table-row>
                <table:table-cell table:style-name="Table58.A1" office:value-type="string">
                  <text:p text:style-name="P42">Room</text:p>
                </table:table-cell>
                <table:table-cell table:style-name="Table58.A1" office:value-type="string">
                  <text:p text:style-name="P42">Enemies</text:p>
                </table:table-cell>
                <table:table-cell table:style-name="Table58.C1" office:value-type="string">
                  <text:p text:style-name="P42">Damage to T.</text:p>
                </table:table-cell>
                <table:table-cell table:style-name="Table58.A1" office:value-type="string">
                  <text:p text:style-name="P42">Damage of T.</text:p>
                </table:table-cell>
                <table:table-cell table:style-name="Table58.C1" office:value-type="string">
                  <text:p text:style-name="P42">DPT (T., E.) / HP E.</text:p>
                </table:table-cell>
                <table:table-cell table:style-name="Table58.A1" office:value-type="string">
                  <text:p text:style-name="P42">DPT (E., T.) / HP T.</text:p>
                </table:table-cell>
                <table:table-cell table:style-name="Table58.C1" office:value-type="string">
                  <text:p text:style-name="P42">Difficulty</text:p>
                </table:table-cell>
                <table:table-cell table:style-name="Table58.C1" office:value-type="string">
                  <text:p text:style-name="P8">HP loss</text:p>
                </table:table-cell>
              </table:table-row>
              <table:table-row table:style-name="Table58.2">
                <table:table-cell table:style-name="Table58.A2" office:value-type="string">
                  <text:p text:style-name="P3">Entrance</text:p>
                </table:table-cell>
                <table:table-cell table:style-name="Table58.A2" office:value-type="string">
                  <text:p text:style-name="P3">1 soldier</text:p>
                </table:table-cell>
                <table:table-cell table:style-name="Table58.C2" office:value-type="string">
                  <text:p text:style-name="P3">3</text:p>
                </table:table-cell>
                <table:table-cell table:style-name="Table58.A2" office:value-type="string">
                  <text:p text:style-name="P3">24.57</text:p>
                </table:table-cell>
                <table:table-cell table:style-name="Table58.C2" office:value-type="string">
                  <text:p text:style-name="P3">0.767</text:p>
                </table:table-cell>
                <table:table-cell table:style-name="Table58.A2" office:value-type="string">
                  <text:p text:style-name="P3">0.019</text:p>
                </table:table-cell>
                <table:table-cell table:style-name="Table58.C2" office:value-type="string">
                  <text:p text:style-name="P3">0.748</text:p>
                </table:table-cell>
                <table:table-cell table:style-name="Table58.C2" office:value-type="string">
                  <text:p text:style-name="P3">0.024</text:p>
                </table:table-cell>
              </table:table-row>
              <table:table-row table:style-name="Table58.2">
                <table:table-cell table:style-name="Table58.A3" office:value-type="string">
                  <text:p text:style-name="P3">Guard post 1</text:p>
                </table:table-cell>
                <table:table-cell table:style-name="Table58.A3" office:value-type="string">
                  <text:p text:style-name="P3">3 soldier, 1 mud spammer</text:p>
                </table:table-cell>
                <table:table-cell table:style-name="Table58.C3" office:value-type="string">
                  <text:p text:style-name="P3">12.35</text:p>
                </table:table-cell>
                <table:table-cell table:style-name="Table58.A3" office:value-type="string">
                  <text:p text:style-name="P3">24.57</text:p>
                </table:table-cell>
                <table:table-cell table:style-name="Table58.C3" office:value-type="string">
                  <text:p text:style-name="P3">0.195 </text:p>
                </table:table-cell>
                <table:table-cell table:style-name="Table58.A3" office:value-type="string">
                  <text:p text:style-name="P3">0.079</text:p>
                </table:table-cell>
                <table:table-cell table:style-name="Table58.C3" office:value-type="string">
                  <text:p text:style-name="P3">0.116 </text:p>
                </table:table-cell>
                <table:table-cell table:style-name="Table58.C3" office:value-type="string">
                  <text:p text:style-name="P3">0.405</text:p>
                </table:table-cell>
              </table:table-row>
              <table:table-row>
                <table:table-cell table:style-name="Table58.A2" office:value-type="string">
                  <text:p text:style-name="P3">Guard post 2</text:p>
                </table:table-cell>
                <table:table-cell table:style-name="Table58.A2" office:value-type="string">
                  <text:p text:style-name="P3">3 soldier, 1 mud spammer</text:p>
                </table:table-cell>
                <table:table-cell table:style-name="Table58.C2" office:value-type="string">
                  <text:p text:style-name="P3">12.35</text:p>
                </table:table-cell>
                <table:table-cell table:style-name="Table58.A2" office:value-type="string">
                  <text:p text:style-name="P3">24.57</text:p>
                </table:table-cell>
                <table:table-cell table:style-name="Table58.C2" office:value-type="string">
                  <text:p text:style-name="P3">0.195 </text:p>
                </table:table-cell>
                <table:table-cell table:style-name="Table58.A2" office:value-type="string">
                  <text:p text:style-name="P3">0.079</text:p>
                </table:table-cell>
                <table:table-cell table:style-name="Table58.C2" office:value-type="string">
                  <text:p text:style-name="P3">0.116</text:p>
                </table:table-cell>
                <table:table-cell table:style-name="Table58.C2" office:value-type="string">
                  <text:p text:style-name="P3">0.405</text:p>
                </table:table-cell>
              </table:table-row>
              <table:table-row>
                <table:table-cell table:style-name="Table58.A3" office:value-type="string">
                  <text:p text:style-name="P3">Guard post 3</text:p>
                </table:table-cell>
                <table:table-cell table:style-name="Table58.A3" office:value-type="string">
                  <text:p text:style-name="P3">4 soldier, 1 mud spammer</text:p>
                </table:table-cell>
                <table:table-cell table:style-name="Table58.C3" office:value-type="string">
                  <text:p text:style-name="P3">15.70</text:p>
                </table:table-cell>
                <table:table-cell table:style-name="Table58.A3" office:value-type="string">
                  <text:p text:style-name="P3">24.57</text:p>
                </table:table-cell>
                <table:table-cell table:style-name="Table58.C3" office:value-type="string">
                  <text:p text:style-name="P3">0.155</text:p>
                </table:table-cell>
                <table:table-cell table:style-name="Table58.A3" office:value-type="string">
                  <text:p text:style-name="P3">0.100</text:p>
                </table:table-cell>
                <table:table-cell table:style-name="Table58.C3" office:value-type="string">
                  <text:p text:style-name="P3">0.055</text:p>
                </table:table-cell>
                <table:table-cell table:style-name="Table58.C3" office:value-type="string">
                  <text:p text:style-name="P3">0.645</text:p>
                </table:table-cell>
              </table:table-row>
              <table:table-row>
                <table:table-cell table:style-name="Table58.A2" office:value-type="string">
                  <text:p text:style-name="P3">Torture chamber</text:p>
                </table:table-cell>
                <table:table-cell table:style-name="Table58.A2" office:value-type="string">
                  <text:p text:style-name="P3">2 soldier</text:p>
                </table:table-cell>
                <table:table-cell table:style-name="Table58.C2" office:value-type="string">
                  <text:p text:style-name="P3">6</text:p>
                </table:table-cell>
                <table:table-cell table:style-name="Table58.A2" office:value-type="string">
                  <text:p text:style-name="P3">24.57</text:p>
                </table:table-cell>
                <table:table-cell table:style-name="Table58.C2" office:value-type="string">
                  <text:p text:style-name="P3">0.383</text:p>
                </table:table-cell>
                <table:table-cell table:style-name="Table58.A2" office:value-type="string">
                  <text:p text:style-name="P3">0.038 </text:p>
                </table:table-cell>
                <table:table-cell table:style-name="Table58.C2" office:value-type="string">
                  <text:p text:style-name="P3">0.345</text:p>
                </table:table-cell>
                <table:table-cell table:style-name="Table58.C2" office:value-type="string">
                  <text:p text:style-name="P3">0.099</text:p>
                </table:table-cell>
              </table:table-row>
            </table:table>
            <text:p text:style-name="Table_20_Contents"/>
          </table:table-cell>
        </table:table-row>
      </table:table>
      <text:p text:style-name="P29">The mission in the prisons is optional as difficult, but essential for the best end of the game. The energies spent fighting will at least partly be recovered with the potio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Consolas" svg:font-family="Consolas" style:font-adornments="Standard" style:font-family-generic="modern" style:font-pitch="fixed"/>
    <style:font-face style:name="Courier New" svg:font-family="'Courier New'"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Ink Free" svg:font-family="'Ink Free'" style:font-adornments="Normale"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101cm" loext:contextual-spacing="false" fo:text-align="justify" style:justify-single-word="false" fo:hyphenation-ladder-count="no-limit" fo:text-indent="0cm" style:auto-text-indent="false" style:page-number="auto"/>
      <style:text-properties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next-style-name="Standard" style:class="text" style:master-page-name="">
      <loext:graphic-properties draw:fill="none" draw:fill-color="#729fcf"/>
      <style:paragraph-properties fo:margin-left="0cm" fo:margin-right="0cm" fo:margin-top="0cm" fo:margin-bottom="0.101cm" loext:contextual-spacing="false" fo:line-height="100%" fo:text-align="justify" style:justify-single-word="false" fo:text-indent="0cm" style:auto-text-indent="false" style:page-number="auto" fo:background-color="transparent" style:snap-to-layout-grid="true">
        <style:tab-stops/>
        <style:drop-cap/>
      </style:paragraph-properties>
      <style:text-properties fo:language="en" fo:country="US"/>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master-page-name="">
      <style:paragraph-properties fo:margin-top="0.212cm" fo:margin-bottom="0.212cm" loext:contextual-spacing="false" style:page-number="auto" text:number-lines="false" text:line-number="0"/>
      <style:text-properties fo:color="#464453" fo:font-size="11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Frame_20_contents" style:display-name="Frame contents" style:family="paragraph" style:parent-style-name="Standard" style:class="extra"/>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464453" fo:font-size="13pt" fo:font-style="italic" fo:font-weight="bold" style:font-size-asian="95%" style:font-style-asian="italic" style:font-weight-asian="bold" style:font-size-complex="95%" style:font-style-complex="italic" style:font-weight-complex="bold"/>
    </style:style>
    <style:style style:name="Picture" style:family="paragraph" style:parent-style-name="Caption"/>
    <style:style style:name="Figure" style:family="paragraph" style:parent-style-name="Caption" style:class="extra"/>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4pt" fo:font-weight="bold" style:font-size-asian="101%" style:font-weight-asian="bold" style:font-size-complex="101%" style:font-weight-complex="bold"/>
    </style:style>
    <style:style style:name="Team7Alt.1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0"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9"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8"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7"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1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0"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9"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8"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7"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cm" fo:margin-right="0cm" fo:margin-top="0.349cm" fo:margin-bottom="0.21cm" loext:contextual-spacing="false" fo:text-indent="0cm" style:auto-text-indent="false"/>
      <style:text-properties fo:color="#1f445e" fo:font-size="16pt"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fo:text-align="start" style:justify-single-word="false" text:number-lines="false" text:line-number="0"/>
      <style:text-properties fo:color="#464453"/>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color="#1f445e"/>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cm" fo:margin-bottom="0.21cm" loext:contextual-spacing="false" fo:text-align="start" style:justify-single-word="false" fo:hyphenation-ladder-count="no-limit" fo:text-indent="0cm" style:auto-text-indent="false" style:page-number="auto" fo:break-before="page">
        <style:tab-stops/>
      </style:paragraph-properties>
      <style:text-properties fo:color="#faa61a" fo:font-size="18pt" fo:language="en" fo:country="US" fo:font-weight="bold" style:font-size-asian="130%" style:font-weight-asian="bold" style:font-size-complex="130%" style:font-weight-complex="bold" fo:hyphenate="false" fo:hyphenation-remain-char-count="2" fo:hyphenation-push-char-count="2"/>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master-page-name="">
      <style:paragraph-properties fo:margin-left="0cm" fo:margin-right="0cm" fo:margin-top="0.42cm" fo:margin-bottom="0.21cm" loext:contextual-spacing="false" fo:text-align="justify" style:justify-single-word="false" fo:text-indent="0cm" style:auto-text-indent="false" style:page-number="auto" text:number-lines="false" text:line-number="0"/>
      <style:text-properties fo:color="#f79e10"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Activity" style:family="paragraph" style:parent-style-name="Standard" style:master-page-name="">
      <style:paragraph-properties fo:text-align="justify" style:justify-single-word="false" style:page-number="auto"/>
      <style:text-properties fo:color="#1f445e" fo:font-style="italic" style:font-style-asian="italic" style:font-style-complex="italic"/>
    </style:style>
    <style:style style:name="Codice" style:family="paragraph" style:parent-style-name="Standard" style:master-page-name="">
      <style:paragraph-properties fo:margin-left="0cm" fo:margin-right="0cm" fo:margin-top="0cm" fo:margin-bottom="0cm" loext:contextual-spacing="false" fo:text-align="start" style:justify-single-word="false" fo:hyphenation-ladder-count="no-limit" fo:text-indent="0cm" style:auto-text-indent="false" style:page-number="auto">
        <style:tab-stops/>
      </style:paragraph-properties>
      <style:text-properties fo:color="#224b12" style:font-name="Consolas" fo:font-family="Consolas" style:font-style-name="Standard" style:font-family-generic="modern" style:font-pitch="fixed" fo:font-size="11pt" fo:hyphenate="false" fo:hyphenation-remain-char-count="2" fo:hyphenation-push-char-count="2"/>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NSimSun1"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BoxActivity" style:family="paragraph" style:parent-style-name="Activity" style:master-page-name="">
      <loext:graphic-properties draw:fill="none" draw:fill-color="#729fcf"/>
      <style:paragraph-properties fo:text-align="justify" style:justify-single-word="false" style:page-number="auto" fo:background-color="transparent" fo:padding="0.3cm" fo:border="none"/>
      <style:text-properties fo:color="#f79e10"/>
    </style:style>
    <style:style style:name="Clown" style:family="paragraph" style:parent-style-name="Standard">
      <style:text-properties fo:color="#ad29ad" style:font-name="Ink Free" fo:font-family="'Ink Free'" style:font-style-name="Normale" style:font-family-generic="script" style:font-pitch="variable" fo:font-size="13pt" fo:language="en" fo:country="US"/>
    </style:style>
    <style:style style:name="FisherMan" style:family="paragraph" style:parent-style-name="Header">
      <style:text-properties fo:color="#acb20c" style:font-name="Ink Free" fo:font-family="'Ink Free'" style:font-style-name="Normale" style:font-family-generic="script" style:font-pitch="variable" fo:font-size="13pt"/>
    </style:style>
    <style:style style:name="BlackSmith" style:family="paragraph" style:parent-style-name="Standard">
      <style:text-properties style:font-name="Ink Free" fo:font-family="'Ink Free'" style:font-style-name="Normale" style:font-family-generic="script" style:font-pitch="variable" fo:font-size="13pt"/>
    </style:style>
    <style:style style:name="Alchemist" style:family="paragraph" style:parent-style-name="Standard">
      <style:text-properties fo:color="#0029ec" style:font-name="Ink Free" fo:font-family="'Ink Free'" style:font-style-name="Normale" style:font-family-generic="script" style:font-pitch="variable" fo:font-size="13pt" fo:language="en" fo:country="US"/>
    </style:style>
    <style:style style:name="Zip" style:family="paragraph" style:parent-style-name="Standard">
      <style:text-properties fo:color="#706e0c" style:font-name="Ink Free" fo:font-family="'Ink Free'" style:font-style-name="Normale" style:font-family-generic="script" style:font-pitch="variable" fo:font-size="13pt" fo:language="en" fo:country="US" fo:background-color="transparent"/>
    </style:style>
    <style:style style:name="Ektor" style:family="paragraph" style:parent-style-name="Standard">
      <style:text-properties fo:color="#5b277d" style:font-name="Ink Free" fo:font-family="'Ink Free'" style:font-style-name="Normale" style:font-family-generic="script" style:font-pitch="variable" fo:font-size="13pt" fo:language="en" fo:country="US" fo:background-color="transparent"/>
    </style:style>
    <style:style style:name="MarionTheSmart" style:family="paragraph" style:parent-style-name="Standard">
      <loext:graphic-properties draw:fill="none" draw:fill-color="#729fcf"/>
      <style:paragraph-properties fo:background-color="transparent">
        <style:tab-stops/>
      </style:paragraph-properties>
      <style:text-properties fo:color="#127622" style:font-name="Ink Free" fo:font-family="'Ink Free'" style:font-style-name="Normale" style:font-family-generic="script" style:font-pitch="variable" fo:font-size="13pt" fo:language="en" fo:country="US" fo:background-color="transparent"/>
    </style:style>
    <style:style style:name="Xaion" style:family="paragraph" style:parent-style-name="Sophie">
      <style:text-properties fo:color="#573500"/>
    </style:style>
    <style:style style:name="Ben" style:family="paragraph" style:parent-style-name="Standard">
      <style:text-properties fo:color="#445245" style:font-name="Ink Free" fo:font-family="'Ink Free'" style:font-style-name="Normale" style:font-family-generic="script" style:font-pitch="variable" fo:font-size="13pt" fo:language="en" fo:country="US"/>
    </style:style>
    <style:style style:name="WoW" style:family="paragraph" style:parent-style-name="Standard">
      <style:text-properties fo:color="#342e39" style:font-name="Ink Free" fo:font-family="'Ink Free'" style:font-style-name="Normale" style:font-family-generic="script" style:font-pitch="variable" fo:font-size="13pt" fo:language="en" fo:country="US"/>
    </style:style>
    <style:style style:name="Markl" style:family="paragraph" style:parent-style-name="Standard">
      <style:text-properties fo:color="#909468" style:font-name="Ink Free" fo:font-family="'Ink Free'" style:font-style-name="Normale" style:font-family-generic="script" style:font-pitch="variable" fo:font-size="13pt" fo:language="en" fo:country="US"/>
    </style:style>
    <style:style style:name="Calcifer" style:family="paragraph" style:parent-style-name="Standard">
      <style:text-properties fo:color="#e3482d" style:font-name="Ink Free" fo:font-family="'Ink Free'" style:font-style-name="Normale" style:font-family-generic="script" style:font-pitch="variable" fo:font-size="13pt" fo:language="en" fo:country="US"/>
    </style:style>
    <style:style style:name="Heen" style:family="paragraph" style:parent-style-name="Standard">
      <style:text-properties fo:color="#966149" style:font-name="Ink Free" fo:font-family="'Ink Free'" style:font-style-name="Normale" style:font-family-generic="script" style:font-pitch="variable" fo:font-size="13pt" fo:language="en" fo:country="US"/>
    </style:style>
    <style:style style:name="Sophie" style:family="paragraph" style:parent-style-name="Standard">
      <style:text-properties fo:color="#285579" style:font-name="Ink Free" fo:font-family="'Ink Free'" style:font-style-name="Normale" style:font-family-generic="script" style:font-pitch="variable" fo:font-size="13pt" fo:language="en" fo:country="US"/>
    </style:style>
    <style:style style:name="Team7GrayTable.1" style:family="paragraph">
      <style:paragraph-properties fo:text-align="center" style:justify-single-word="false"/>
      <style:text-properties fo:color="#464453" fo:font-weight="bold" style:font-name-asian="NSimSun" style:font-family-asian="NSimSun" style:font-family-generic-asian="system" style:font-pitch-asian="variable" style:font-size-asian="10.5pt" style:font-weight-asian="bold" style:font-name-complex="Arial" style:font-family-complex="Arial" style:font-family-generic-complex="system" style:font-pitch-complex="variable" style:font-weight-complex="bold"/>
    </style:style>
    <style:style style:name="Team7GrayTable.2"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3"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4"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5"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6"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7"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8"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9"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10"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11" style:family="paragraph">
      <style:paragraph-properties fo:text-align="center" style:justify-single-word="false"/>
      <style:text-properties fo:color="#464453" fo:font-weight="bold" style:font-name-asian="NSimSun" style:font-family-asian="NSimSun" style:font-family-generic-asian="system" style:font-pitch-asian="variable" style:font-size-asian="10.5pt" style:font-weight-asian="bold" style:font-name-complex="Arial" style:font-family-complex="Arial" style:font-family-generic-complex="system" style:font-pitch-complex="variable" style:font-weight-complex="bold"/>
    </style:style>
    <style:style style:name="Team7GrayTable.12" style:family="paragraph">
      <style:paragraph-properties fo:text-align="center" style:justify-single-word="false"/>
      <style:text-properties fo:color="#464453" fo:font-weight="bold" style:font-name-asian="NSimSun" style:font-family-asian="NSimSun" style:font-family-generic-asian="system" style:font-pitch-asian="variable" style:font-size-asian="10.5pt" style:font-weight-asian="bold" style:font-name-complex="Arial" style:font-family-complex="Arial" style:font-family-generic-complex="system" style:font-pitch-complex="variable" style:font-weight-complex="bold"/>
    </style:style>
    <style:style style:name="Team7GrayTable.13"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14"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15" style:family="paragraph">
      <style:paragraph-properties fo:text-align="center" style:justify-single-word="false"/>
      <style:text-properties fo:color="#464453" fo:font-weight="bold" style:font-name-asian="NSimSun" style:font-family-asian="NSimSun" style:font-family-generic-asian="system" style:font-pitch-asian="variable" style:font-size-asian="10.5pt" style:font-weight-asian="bold" style:font-name-complex="Arial" style:font-family-complex="Arial" style:font-family-generic-complex="system" style:font-pitch-complex="variable" style:font-weight-complex="bold"/>
    </style:style>
    <style:style style:name="Team7GrayTable.16"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 style:num-format="1">
        <style:list-level-properties text:list-level-position-and-space-mode="label-alignment">
          <style:list-level-label-alignment text:label-followed-by="space"/>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Team7GrayTable.1" style:family="table-cell">
      <style:table-cell-properties fo:border-left="0.06pt solid #cccccc" fo:border-top="0.06pt solid #cccccc" fo:border-bottom="0.06pt solid #cccccc" fo:padding="0cm" fo:padding-left="0cm" fo:padding-right="0cm" fo:padding-top="0cm" fo:padding-bottom="0cm"/>
      <style:paragraph-properties fo:text-align="center"/>
      <style:text-properties fo:color="#464453" fo:font-weight="bold" style:font-size-asian="10.5pt" style:font-weight-asian="bold" style:font-name-asian="NSimSun" style:font-family-asian="NSimSun" style:font-weight-complex="bold" style:font-name-complex="Arial" style:font-family-complex="Arial"/>
    </style:style>
    <style:style style:name="Team7GrayTable.2" style:family="table-cell">
      <style:table-cell-properties fo:background-color="#eeeeee" fo:border-lef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3" style:family="table-cell">
      <style:table-cell-properties fo:background-color="#eeeeee" fo:border-lef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4" style:family="table-cell">
      <style:table-cell-properties fo:background-color="#eeeeee" fo:border-left="0.06pt solid #cccccc" fo:border-righ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5" style:family="table-cell">
      <style:table-cell-properties fo:background-color="#eeeeee" fo:border-lef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6" style:family="table-cell">
      <style:table-cell-properties fo:border-lef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7" style:family="table-cell">
      <style:table-cell-properties fo:background-color="#eeeeee" fo:border-left="0.06pt solid #cccccc" fo:border-righ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8" style:family="table-cell">
      <style:table-cell-properties fo:border-lef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9" style:family="table-cell">
      <style:table-cell-properties fo:border-left="0.06pt solid #cccccc" fo:border-righ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10" style:family="table-cell">
      <style:table-cell-properties fo:border-left="0.06pt solid #cccccc" fo:border-righ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11" style:family="table-cell">
      <style:table-cell-properties fo:border-left="0.06pt solid #cccccc" fo:border-top="0.06pt solid #cccccc" fo:border-bottom="0.06pt solid #cccccc" fo:padding="0cm" fo:padding-left="0cm" fo:padding-right="0cm" fo:padding-top="0cm" fo:padding-bottom="0cm"/>
      <style:paragraph-properties fo:text-align="center"/>
      <style:text-properties fo:color="#464453" fo:font-weight="bold" style:font-size-asian="10.5pt" style:font-weight-asian="bold" style:font-name-asian="NSimSun" style:font-family-asian="NSimSun" style:font-weight-complex="bold" style:font-name-complex="Arial" style:font-family-complex="Arial"/>
    </style:style>
    <style:style style:name="Team7GrayTable.12" style:family="table-cell">
      <style:table-cell-properties fo:border-left="0.06pt solid #cccccc" fo:border-right="0.06pt solid #cccccc" fo:border-top="0.06pt solid #cccccc" fo:border-bottom="0.06pt solid #cccccc" fo:padding="0cm" fo:padding-left="0cm" fo:padding-right="0cm" fo:padding-top="0cm" fo:padding-bottom="0cm"/>
      <style:paragraph-properties fo:text-align="center"/>
      <style:text-properties fo:color="#464453" fo:font-weight="bold" style:font-size-asian="10.5pt" style:font-weight-asian="bold" style:font-name-asian="NSimSun" style:font-family-asian="NSimSun" style:font-weight-complex="bold" style:font-name-complex="Arial" style:font-family-complex="Arial"/>
    </style:style>
    <style:style style:name="Team7GrayTable.13" style:family="table-cell">
      <style:table-cell-properties fo:background-color="#eeeeee" fo:border-lef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14" style:family="table-cell">
      <style:table-cell-properties fo:background-color="#eeeeee" fo:border-left="0.06pt solid #cccccc" fo:border-righ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15" style:family="table-cell">
      <style:table-cell-properties fo:border-left="0.06pt solid #cccccc" fo:border-right="0.06pt solid #cccccc" fo:border-top="0.06pt solid #cccccc" fo:border-bottom="0.06pt solid #cccccc" fo:padding="0cm" fo:padding-left="0cm" fo:padding-right="0cm" fo:padding-top="0cm" fo:padding-bottom="0cm"/>
      <style:paragraph-properties fo:text-align="center"/>
      <style:text-properties fo:color="#464453" fo:font-weight="bold" style:font-size-asian="10.5pt" style:font-weight-asian="bold" style:font-name-asian="NSimSun" style:font-family-asian="NSimSun" style:font-weight-complex="bold" style:font-name-complex="Arial" style:font-family-complex="Arial"/>
    </style:style>
    <style:style style:name="Team7GrayTable.16" style:family="table-cell">
      <style:table-cell-properties fo:background-color="#eeeeee" fo:border-left="0.06pt solid #cccccc" fo:border-righ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table:table-template table:name="Team7GrayTable" table:first-row-end-column="row" table:first-row-start-column="row" table:last-row-end-column="row" table:last-row-start-column="row">
      <table:first-row table:style-name="Team7GrayTable.1"/>
      <table:last-row table:style-name="Team7GrayTable.2"/>
      <table:first-column table:style-name="Team7GrayTable.3"/>
      <table:last-column table:style-name="Team7GrayTable.4"/>
      <table:body table:style-name="Team7GrayTable.9"/>
      <table:even-rows table:style-name="Team7GrayTable.5"/>
      <table:odd-rows table:style-name="Team7GrayTable.6"/>
      <table:even-columns table:style-name="Team7GrayTable.7"/>
      <table:odd-columns table:style-name="Team7GrayTable.8"/>
      <table:background table:style-name="Team7GrayTable.10"/>
      <loext:first-row-even-column table:style-name="Team7GrayTable.15"/>
      <loext:last-row-even-column table:style-name="Team7GrayTable.16"/>
      <loext:first-row-end-column table:style-name="Team7GrayTable.12"/>
      <loext:first-row-start-column table:style-name="Team7GrayTable.11"/>
      <loext:last-row-end-column table:style-name="Team7GrayTable.14"/>
      <loext:last-row-start-column table:style-name="Team7GrayTable.13"/>
    </table:table-template>
    <style:default-page-layout>
      <style:page-layout-properties style:writing-mode="lr-tb" style:layout-grid-standard-mode="true"/>
    </style:default-page-layout>
  </office:styles>
  <office:automatic-styles>
    <style:style style:name="Tabella9" style:family="table">
      <style:table-properties style:width="19.001cm" table:align="margins"/>
    </style:style>
    <style:style style:name="Tabella9.A" style:family="table-column">
      <style:table-column-properties style:column-width="9.5cm" style:rel-column-width="32767*"/>
    </style:style>
    <style:style style:name="Tabella9.B" style:family="table-column">
      <style:table-column-properties style:column-width="9.5cm" style:rel-column-width="32768*"/>
    </style:style>
    <style:style style:name="Tabella9.A1" style:family="table-cell">
      <style:table-cell-properties style:writing-mode="page"/>
    </style:style>
    <style:style style:name="MP1" style:family="paragraph" style:parent-style-name="Table_20_Contents">
      <style:text-properties fo:color="#464453" fo:font-size="11pt" style:font-size-asian="11pt" style:font-size-complex="11pt"/>
    </style:style>
    <style:style style:name="MP2" style:family="paragraph" style:parent-style-name="Table_20_Contents">
      <style:paragraph-properties fo:text-align="end" style:justify-single-word="false"/>
      <style:text-properties fo:color="#464453" fo:font-size="10pt" style:font-size-asian="10pt" style:font-size-complex="10pt"/>
    </style:style>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svg:height="0.55cm" fo:margin-left="0cm" fo:margin-right="0cm" fo:margin-top="0.101cm" fo:border-top="0.06pt solid #464453" fo:border-bottom="none" fo:border-left="none" fo:border-right="none" fo:padding="0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able:table table:name="Tabella9" table:style-name="Tabella9">
          <table:table-column table:style-name="Tabella9.A"/>
          <table:table-column table:style-name="Tabella9.B"/>
          <table:table-row>
            <table:table-cell table:style-name="Tabella9.A1" office:value-type="string">
              <text:p text:style-name="MP1"><text:chapter text:display="name" text:outline-level="1">Maps of level 6 - Cal</text:chapter></text:p>
            </table:table-cell>
            <table:table-cell table:style-name="Tabella9.A1" office:value-type="string">
              <text:p text:style-name="MP2"><text:page-number text:select-page="current">1</text:page-number></text:p>
            </table:table-cell>
          </table:table-row>
        </table:table>
        <text:p text:style-name="Footer"/>
      </style:footer>
    </style:master-page>
    <style:master-page style:name="Landscape" style:page-layout-name="Mpm2">
      <style:header>
        <text:p text:style-name="Header"/>
      </style:header>
    </style:master-page>
    <style:master-page style:name="Endnote" style:page-layout-name="Mpm3">
      <style:header>
        <text:p text:style-name="Header"/>
      </style:header>
    </style:master-page>
    <style:master-page style:name="Footnote" style:page-layout-name="Mpm3">
      <style:header>
        <text:p text:style-name="Header"/>
      </style:header>
    </style:master-page>
    <style:master-page style:name="HTML" style:page-layout-name="Mpm4">
      <style:header>
        <text:p text:style-name="Header"/>
      </style:header>
    </style:master-page>
    <style:master-page style:name="Envelope" style:page-layout-name="Mpm5">
      <style:header>
        <text:p text:style-name="Header"/>
      </style:header>
    </style:master-page>
    <style:master-page style:name="Right_20_Page" style:display-name="Right Page" style:page-layout-name="Mpm6" style:next-style-name="Left_20_Page">
      <style:header>
        <text:p text:style-name="Header"/>
      </style:header>
    </style:master-page>
    <style:master-page style:name="Left_20_Page" style:display-name="Left Page" style:page-layout-name="Mpm7" style:next-style-name="Right_20_Page">
      <style:header>
        <text:p text:style-name="Header"/>
      </style:header>
    </style:master-page>
    <style:master-page style:name="PaginaVuotaDelLibro" style:page-layout-name="Mpm8" style:next-style-name="Index">
      <style:header>
        <text:p text:style-name="Header"/>
      </style:header>
    </style:master-page>
    <style:master-page style:name="Index" style:page-layout-name="Mpm9" style:next-style-name="Standard"/>
    <style:master-page style:name="First_20_Page" style:display-name="First Page" style:page-layout-name="Mpm10" style:next-style-name="PaginaVuotaDelLibro"/>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ettings</dc:title>
    <dc:date>2019-01-23T12:20:44.161000000</dc:date>
    <meta:editing-duration>P1DT9H55M4S</meta:editing-duration>
    <meta:editing-cycles>813</meta:editing-cycles>
    <meta:generator>LibreOffice/6.1.2.1$Windows_X86_64 LibreOffice_project/65905a128db06ba48db947242809d14d3f9a93fe</meta:generator>
    <dc:creator>Michele Maione</dc:creator>
    <meta:document-statistic meta:table-count="72" meta:image-count="80" meta:object-count="0" meta:page-count="35" meta:paragraph-count="1122" meta:word-count="7492" meta:character-count="38317" meta:non-whitespace-character-count="31963"/>
    <meta:template xlink:type="simple" xlink:actuate="onRequest" xlink:title="" xlink:href="../MasterGameDesignDocument.odm" meta:date="2018-12-28T17:59:39.040000000"/>
  </office:meta>
</office:document-meta>
</file>